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57.46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505.19pt" fo:break-before="auto" style:use-optimal-row-height="true"/>
    </style:style>
    <style:style style:name="ro4" style:family="table-row">
      <style:table-row-properties style:row-height="382.05pt" fo:break-before="auto" style:use-optimal-row-height="true"/>
    </style:style>
    <style:style style:name="ro5" style:family="table-row">
      <style:table-row-properties style:row-height="337.29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258.94pt" fo:break-before="auto" style:use-optimal-row-height="true"/>
    </style:style>
    <style:style style:name="ro8" style:family="table-row">
      <style:table-row-properties style:row-height="281.31pt" fo:break-before="auto" style:use-optimal-row-height="true"/>
    </style:style>
    <style:style style:name="ro9" style:family="table-row">
      <style:table-row-properties style:row-height="270.11pt" fo:break-before="auto" style:use-optimal-row-height="true"/>
    </style:style>
    <style:style style:name="ro10" style:family="table-row">
      <style:table-row-properties style:row-height="147pt" fo:break-before="auto" style:use-optimal-row-height="true"/>
    </style:style>
    <style:style style:name="ro11" style:family="table-row">
      <style:table-row-properties style:row-height="236.55pt" fo:break-before="auto" style:use-optimal-row-height="true"/>
    </style:style>
    <style:style style:name="ro12" style:family="table-row">
      <style:table-row-properties style:row-height="113.41pt" fo:break-before="auto" style:use-optimal-row-height="true"/>
    </style:style>
    <style:style style:name="ro13" style:family="table-row">
      <style:table-row-properties style:row-height="829.84pt" fo:break-before="auto" style:use-optimal-row-height="true"/>
    </style:style>
    <style:style style:name="ro14" style:family="table-row">
      <style:table-row-properties style:row-height="807.45pt" fo:break-before="auto" style:use-optimal-row-height="true"/>
    </style:style>
    <style:style style:name="ro15" style:family="table-row">
      <style:table-row-properties style:row-height="303.7pt" fo:break-before="auto" style:use-optimal-row-height="true"/>
    </style:style>
    <style:style style:name="ro16" style:family="table-row">
      <style:table-row-properties style:row-height="247.75pt" fo:break-before="auto" style:use-optimal-row-height="true"/>
    </style:style>
    <style:style style:name="ro17" style:family="table-row">
      <style:table-row-properties style:row-height="158.2pt" fo:break-before="auto" style:use-optimal-row-height="true"/>
    </style:style>
    <style:style style:name="ro18" style:family="table-row">
      <style:table-row-properties style:row-height="169.4pt" fo:break-before="auto" style:use-optimal-row-height="true"/>
    </style:style>
    <style:style style:name="ro19" style:family="table-row">
      <style:table-row-properties style:row-height="583.54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706.71pt" fo:break-before="auto" style:use-optimal-row-height="true"/>
    </style:style>
    <style:style style:name="ro22" style:family="table-row">
      <style:table-row-properties style:row-height="370.86pt" fo:break-before="auto" style:use-optimal-row-height="true"/>
    </style:style>
    <style:style style:name="ro23" style:family="table-row">
      <style:table-row-properties style:row-height="605.96pt" fo:break-before="auto" style:use-optimal-row-height="true"/>
    </style:style>
    <style:style style:name="ro24" style:family="table-row">
      <style:table-row-properties style:row-height="202.96pt" fo:break-before="auto" style:use-optimal-row-height="true"/>
    </style:style>
    <style:style style:name="ro25" style:family="table-row">
      <style:table-row-properties style:row-height="225.35pt" fo:break-before="auto" style:use-optimal-row-height="true"/>
    </style:style>
    <style:style style:name="ro26" style:family="table-row">
      <style:table-row-properties style:row-height="90.99pt" fo:break-before="auto" style:use-optimal-row-height="true"/>
    </style:style>
    <style:style style:name="ro27" style:family="table-row">
      <style:table-row-properties style:row-height="617.16pt" fo:break-before="auto" style:use-optimal-row-height="true"/>
    </style:style>
    <style:style style:name="ro28" style:family="table-row">
      <style:table-row-properties style:row-height="124.61pt" fo:break-before="auto" style:use-optimal-row-height="true"/>
    </style:style>
    <style:style style:name="ro29" style:family="table-row">
      <style:table-row-properties style:row-height="180.54pt" fo:break-before="auto" style:use-optimal-row-height="true"/>
    </style:style>
    <style:style style:name="ro30" style:family="table-row">
      <style:table-row-properties style:row-height="102.19pt" fo:break-before="auto" style:use-optimal-row-height="true"/>
    </style:style>
    <style:style style:name="ro31" style:family="table-row">
      <style:table-row-properties style:row-height="695.51pt" fo:break-before="auto" style:use-optimal-row-height="true"/>
    </style:style>
    <style:style style:name="ro32" style:family="table-row">
      <style:table-row-properties style:row-height="818.65pt" fo:break-before="auto" style:use-optimal-row-height="true"/>
    </style:style>
    <style:style style:name="ro33" style:family="table-row">
      <style:table-row-properties style:row-height="314.9pt" fo:break-before="auto" style:use-optimal-row-height="true"/>
    </style:style>
    <style:style style:name="ro34" style:family="table-row">
      <style:table-row-properties style:row-height="135.81pt" fo:break-before="auto" style:use-optimal-row-height="true"/>
    </style:style>
    <style:style style:name="ro35" style:family="table-row">
      <style:table-row-properties style:row-height="348.49pt" fo:break-before="auto" style:use-optimal-row-height="true"/>
    </style:style>
    <style:style style:name="ro36" style:family="table-row">
      <style:table-row-properties style:row-height="393.25pt" fo:break-before="auto" style:use-optimal-row-height="true"/>
    </style:style>
    <style:style style:name="ro37" style:family="table-row">
      <style:table-row-properties style:row-height="359.69pt" fo:break-before="auto" style:use-optimal-row-height="true"/>
    </style:style>
    <style:style style:name="ro38" style:family="table-row">
      <style:table-row-properties style:row-height="471.6pt" fo:break-before="auto" style:use-optimal-row-height="true"/>
    </style:style>
    <style:style style:name="ro39" style:family="table-row">
      <style:table-row-properties style:row-height="292.51pt" fo:break-before="auto" style:use-optimal-row-height="true"/>
    </style:style>
    <style:style style:name="ro40"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5" table:default-cell-style-name="ce1"/>
        <table:table-column table:style-name="co1" table:number-columns-repeated="11" table:default-cell-style-name="Default"/>
        <table:table-column table:style-name="co1" table:number-columns-repeated="12" table:default-cell-style-name="ce1"/>
        <table:table-row table:style-name="ro1">
          <table:table-cell table:style-name="ce1" office:value-type="string" calcext:value-type="string">
            <text:p>PRACTICE</text:p>
          </table:table-cell>
          <table:table-cell office:value-type="string" calcext:value-type="string">
            <text:p>ID</text:p>
          </table:table-cell>
          <table:table-cell office:value-type="string" calcext:value-type="string">
            <text:p>DESCRIPTION OF DIGITAL HARM</text:p>
          </table:table-cell>
          <table:table-cell office:value-type="string" calcext:value-type="string">
            <text:p>HARM CLASS [from D.J. Solove's Privacy Taxonomy]</text:p>
          </table:table-cell>
          <table:table-cell office:value-type="string" calcext:value-type="string">
            <text:p>LEGAL BASES</text:p>
          </table:table-cell>
          <table:table-cell office:value-type="string" calcext:value-type="string">
            <text:p>IMPLICATIONS FOR YOU</text:p>
          </table:table-cell>
          <table:table-cell table:style-name="ce1" office:value-type="string" calcext:value-type="string" table:number-columns-spanned="11" table:number-rows-spanned="1">
            <text:p>EXAMPLES OF UNDESIRED BEHAVIOR</text:p>
          </table:table-cell>
          <table:covered-table-cell table:number-columns-repeated="10"/>
          <table:table-cell office:value-type="string" calcext:value-type="string">
            <text:p>CORROBORATING REFERENCES</text:p>
          </table:table-cell>
          <table:table-cell office:value-type="string" calcext:value-type="string">
            <text:p>WHAT YOU CAN DO TODAY</text:p>
          </table:table-cell>
          <table:table-cell office:value-type="string" calcext:value-type="string">
            <text:p>WHAT YOU CAN DO IN THE FUTURE</text:p>
          </table:table-cell>
          <table:table-cell office:value-type="string" calcext:value-type="string">
            <text:p>ME2B ALLIANCE RECOMMENDATION FOR VENDORS</text:p>
          </table:table-cell>
          <table:table-cell office:value-type="string" calcext:value-type="string">
            <text:p>USER RATING</text:p>
          </table:table-cell>
          <table:table-cell office:value-type="string" calcext:value-type="string">
            <text:p>ME2B EDUCATIONAL PRIORITY</text:p>
          </table:table-cell>
          <table:table-cell office:value-type="string" calcext:value-type="string">
            <text:p>ME2B ALLIANCE ACTIONS OR TOOLS NEEDED</text:p>
          </table:table-cell>
          <table:table-cell office:value-type="string" calcext:value-type="string">
            <text:p>CONTRIBUTOR</text:p>
          </table:table-cell>
          <table:table-cell table:number-columns-repeated="3" office:value-type="string" calcext:value-type="string">
            <text:p> </text:p>
          </table:table-cell>
          <table:table-cell table:style-name="Default"/>
        </table:table-row>
        <table:table-row table:style-name="ro2">
          <table:table-cell table:style-name="ce1" office:value-type="string" calcext:value-type="string" table:number-columns-spanned="1" table:number-rows-spanned="10">
            <text:p>Information Collection Practices [ICP]</text:p>
          </table:table-cell>
          <table:table-cell office:value-type="string" calcext:value-type="string">
            <text:p>ICP.1</text:p>
          </table:table-cell>
          <table:table-cell office:value-type="string" calcext:value-type="string">
            <text:p>Collecting information from the individual while interacting with the Service Provider's software without individual's consent.</text:p>
          </table:table-cell>
          <table:table-cell office:value-type="string" calcext:value-type="string">
            <text:p> </text:p>
          </table:table-cell>
          <table:table-cell office:value-type="string" calcext:value-type="string">
            <text:p>Defective Consent; Lack of agreement</text:p>
          </table:table-cell>
          <table:table-cell office:value-type="string" calcext:value-type="string" table:number-columns-spanned="12" table:number-rows-spanned="1">
            <text:p>Systems are collecting personal facts and details without permission--mainly behavioral information. This can be aggregated with other information to build a model of you, your personality, your habits, etc.</text:p>
          </table:table-cell>
          <table:covered-table-cell table:number-columns-repeated="11"/>
          <table:table-cell office:value-type="string" calcext:value-type="string">
            <text:p>Google tracking your search details and sharing with advertisers to display ads. Voice based personal assistants using spoken words to inform ads. Sensors performing passive data collection.</text:p>
          </table:table-cell>
          <table:table-cell office:value-type="string" calcext:value-type="string">
            <text:p><text:a xlink:href="https://www.cnbc.com/2019/08/14/amazon-says-its-facial-recognition-can-now-identify-fear.html" xlink:type="simple">Amazon says its facial recognition can now identify fear https://www.cnbc.com/2019/08/14/amazon-says-its-facial-recognition-can-now-identify-fear.html [7], 2019)</text:a></text:p>
          </table:table-cell>
          <table:table-cell office:value-type="string" calcext:value-type="string">
            <text:p>Opt out where possible. Read Terms of Service and Privacy Policy. Use Duck Duck Go instead of Google as a search engine.</text:p>
          </table:table-cell>
          <table:table-cell office:value-type="string" calcext:value-type="string">
            <text:p> </text:p>
          </table:table-cell>
          <table:table-cell office:value-type="string" calcext:value-type="string">
            <text:p>Default initial state is no information collection allowed until formal relationship established and Agreement is [Relationship Terms are] established. </text:p>
          </table:table-cell>
          <table:table-cell table:number-columns-repeated="3" office:value-type="string" calcext:value-type="string">
            <text:p> </text:p>
          </table:table-cell>
          <table:table-cell office:value-type="string" calcext:value-type="string">
            <text:p>Edits by James A (16.08.2019)</text:p>
          </table:table-cell>
          <table:table-cell table:number-columns-repeated="3" office:value-type="string" calcext:value-type="string">
            <text:p> </text:p>
          </table:table-cell>
        </table:table-row>
        <table:table-row table:style-name="ro2">
          <table:covered-table-cell/>
          <table:table-cell office:value-type="string" calcext:value-type="string">
            <text:p>ICP.1a</text:p>
          </table:table-cell>
          <table:table-cell office:value-type="string" calcext:value-type="string">
            <text:p>Collecting information about the individual and their behavior while interacting with the Service Provider's software without individual's consent.</text:p>
          </table:table-cell>
          <table:table-cell office:value-type="string" calcext:value-type="string">
            <text:p> </text:p>
          </table:table-cell>
          <table:table-cell office:value-type="string" calcext:value-type="string">
            <text:p>Defective Consent; Lack of agreement</text:p>
          </table:table-cell>
          <table:table-cell office:value-type="string" calcext:value-type="string" table:number-columns-spanned="12" table:number-rows-spanned="1">
            <text:p>Systems are collecting personal facts and details without permission--mainly behavioral information. This can be aggregated with other information to build a model of you, your personality, your habits, etc.</text:p>
          </table:table-cell>
          <table:covered-table-cell table:number-columns-repeated="11"/>
          <table:table-cell office:value-type="string" calcext:value-type="string">
            <text:p>Google tracking your search details and sharing with advertisers to display ads. Voice based personal assistants using spoken words to inform ads. Sensors performing passive data collection.</text:p>
          </table:table-cell>
          <table:table-cell office:value-type="string" calcext:value-type="string">
            <text:p><text:a xlink:href="https://www.cnbc.com/2019/08/14/amazon-says-its-facial-recognition-can-now-identify-fear.html" xlink:type="simple">Amazon says its facial recognition can now identify fear https://www.cnbc.com/2019/08/14/amazon-says-its-facial-recognition-can-now-identify-fear.html [7], 2019)</text:a></text:p>
          </table:table-cell>
          <table:table-cell office:value-type="string" calcext:value-type="string">
            <text:p>Opt out where possible. Read Terms of Service and Privacy Policy. Use Duck Duck Go instead of Google as a search engine.</text:p>
          </table:table-cell>
          <table:table-cell office:value-type="string" calcext:value-type="string">
            <text:p> </text:p>
          </table:table-cell>
          <table:table-cell office:value-type="string" calcext:value-type="string">
            <text:p>Default initial state is no information collection allowed until formal relationship established and Agreement is [Relationship Terms are] established.</text:p>
          </table:table-cell>
          <table:table-cell table:number-columns-repeated="7" office:value-type="string" calcext:value-type="string">
            <text:p> </text:p>
          </table:table-cell>
        </table:table-row>
        <table:table-row table:style-name="ro3">
          <table:covered-table-cell/>
          <table:table-cell office:value-type="string" calcext:value-type="string">
            <text:p> </text:p>
          </table:table-cell>
          <table:table-cell office:value-type="string" calcext:value-type="string">
            <text:p>Collecting information without the individual's awareness.</text:p>
          </table:table-cell>
          <table:table-cell table:number-columns-repeated="2" office:value-type="string" calcext:value-type="string">
            <text:p> </text:p>
          </table:table-cell>
          <table:table-cell office:value-type="string" calcext:value-type="string" table:number-columns-spanned="12" table:number-rows-spanned="1">
            <text:p>Data will be collected that may correlate with other data points. Algorithms and/or individuals may act on these factors and impact other areas of life unwelcome by the person(s) impacted.</text:p>
          </table:table-cell>
          <table:covered-table-cell table:number-columns-repeated="11"/>
          <table:table-cell office:value-type="string" calcext:value-type="string">
            <text:p>Vendor's app scans devices system libraries and uploads them to their server--ostensibly for app optimization, but there's no opt out and it's not disclosed.</text:p>
            <text:p/>
            <text:p>"Facebook scans system libraries from their Android app user’s phone in the background and uploads them to their server</text:p>
            <text:p/>
            <text:p>This is called "Global Library Collector" at Facebook, known as "GLC" in app’s code</text:p>
            <text:p/>
            <text:p>It periodically uploads metadata of system libraries to the server" Jane Manchun Wong</text:p>
            <text:p>@wongmjane ([8], 2019)</text:p>
          </table:table-cell>
          <table:table-cell office:value-type="string" calcext:value-type="string">
            <text:p><text:a xlink:href="https://twitter.com/wongmjane/status/1167463054709334017" xlink:type="simple">https://twitter.com/wongmjane/status/1167463054709334017</text:a> </text:p>
            <text:p>([8], 2019) </text:p>
          </table:table-cell>
          <table:table-cell office:value-type="string" calcext:value-type="string">
            <text:p>Stay aware of the apps who do this.</text:p>
          </table:table-cell>
          <table:table-cell office:value-type="string" calcext:value-type="string">
            <text:p> </text:p>
          </table:table-cell>
          <table:table-cell office:value-type="string" calcext:value-type="string">
            <text:p>Any information harvested from the Individual's device must be permitted by the individual through some form of valid consent.</text:p>
          </table:table-cell>
          <table:table-cell table:number-columns-repeated="7" office:value-type="string" calcext:value-type="string">
            <text:p> </text:p>
          </table:table-cell>
        </table:table-row>
        <table:table-row table:style-name="ro4">
          <table:covered-table-cell/>
          <table:table-cell office:value-type="string" calcext:value-type="string">
            <text:p> </text:p>
          </table:table-cell>
          <table:table-cell office:value-type="string" calcext:value-type="string">
            <text:p>Individual's consent or permission for data use was defective. Meaning, that even though the individual may have performed a "consent" action, it fails to meet either the Autonomy condition (the individual wasn't coerced in some way to agree to something), or the Understandability condition (the individual is provided with complete and clear information about what they are giving and how it will be used). </text:p>
          </table:table-cell>
          <table:table-cell table:number-columns-repeated="2" office:value-type="string" calcext:value-type="string">
            <text:p> </text:p>
          </table:table-cell>
          <table:table-cell office:value-type="string" calcext:value-type="string" table:number-columns-spanned="12" table:number-rows-spanned="1">
            <text:p>You have virtually no control over what a business does with data that it collects from or about you.</text:p>
          </table:table-cell>
          <table:covered-table-cell table:number-columns-repeated="11"/>
          <table:table-cell office:value-type="string" calcext:value-type="string">
            <text:p>Clickwrap TOS/TOU contracts.</text:p>
          </table:table-cell>
          <table:table-cell table:number-columns-repeated="11" office:value-type="string" calcext:value-type="string">
            <text:p> </text:p>
          </table:table-cell>
        </table:table-row>
        <table:table-row table:style-name="ro5">
          <table:covered-table-cell/>
          <table:table-cell office:value-type="string" calcext:value-type="string">
            <text:p>ICP.2</text:p>
          </table:table-cell>
          <table:table-cell office:value-type="string" calcext:value-type="string">
            <text:p>Vendor's app scans devices system libraries and uploads them to their server--ostensibly for app optimization, but there's no opt out and it's not disclosed.</text:p>
          </table:table-cell>
          <table:table-cell office:value-type="string" calcext:value-type="string">
            <text:p> </text:p>
          </table:table-cell>
          <table:table-cell office:value-type="string" calcext:value-type="string">
            <text:p>Abuse of Data Minimization; Lack of Transparency</text:p>
          </table:table-cell>
          <table:table-cell office:value-type="string" calcext:value-type="string" table:number-columns-spanned="12" table:number-rows-spanned="1">
            <text:p>Data will be collected that may correlate with other data points. Algorithms and/or individuals may act on these factors and impact other areas of life unwelcome by the person(s) impacted.</text:p>
          </table:table-cell>
          <table:covered-table-cell table:number-columns-repeated="11"/>
          <table:table-cell office:value-type="string" calcext:value-type="string">
            <text:p>"Facebook scans system libraries from their Android app user’s phone in the background and uploads them to their server</text:p>
            <text:p/>
            <text:p>This is called "Global Library Collector" at Facebook, known as "GLC" in app’s code</text:p>
            <text:p/>
            <text:p>It periodically uploads metadata of system libraries to the server" Jane Manchun Wong</text:p>
            <text:p>@wongmjane ([8], 2019)</text:p>
          </table:table-cell>
          <table:table-cell office:value-type="string" calcext:value-type="string">
            <text:p><text:a xlink:href="https://twitter.com/wongmjane/status/1167463054709334017" xlink:type="simple">https://twitter.com/wongmjane/status/1167463054709334017 ([8], 2019) </text:a></text:p>
          </table:table-cell>
          <table:table-cell office:value-type="string" calcext:value-type="string">
            <text:p>Stay aware of the apps who do this.</text:p>
          </table:table-cell>
          <table:table-cell office:value-type="string" calcext:value-type="string">
            <text:p> </text:p>
          </table:table-cell>
          <table:table-cell office:value-type="string" calcext:value-type="string">
            <text:p>Any information harvested from the Individual's device must be permitted by the individual through some form of valid consent.</text:p>
          </table:table-cell>
          <table:table-cell table:number-columns-repeated="3" office:value-type="string" calcext:value-type="string">
            <text:p> </text:p>
          </table:table-cell>
          <table:table-cell office:value-type="string" calcext:value-type="string">
            <text:p>LL</text:p>
          </table:table-cell>
          <table:table-cell table:number-columns-repeated="3" office:value-type="string" calcext:value-type="string">
            <text:p> </text:p>
          </table:table-cell>
        </table:table-row>
        <table:table-row table:style-name="ro6">
          <table:covered-table-cell/>
          <table:table-cell office:value-type="string" calcext:value-type="string">
            <text:p>ICP.3</text:p>
          </table:table-cell>
          <table:table-cell office:value-type="string" calcext:value-type="string">
            <text:p>Titles like Mr. Mrs. Miss -- Collecting unnecessary information.</text:p>
          </table:table-cell>
          <table:table-cell office:value-type="string" calcext:value-type="string">
            <text:p> </text:p>
          </table:table-cell>
          <table:table-cell office:value-type="string" calcext:value-type="string">
            <text:p>Abuse of Data Minimization</text:p>
          </table:table-cell>
          <table:table-cell office:value-type="string" calcext:value-type="string" table:number-columns-spanned="12" table:number-rows-spanned="1">
            <text:p>Users may not wish to disclose their marital status or even associate their 'identity' with such a status. This is also a use of identity that brings societal sexist hierarchies into the technology space therefore giving them weight. This could have negative connotations and smacks of profiling.</text:p>
          </table:table-cell>
          <table:covered-table-cell table:number-columns-repeated="11"/>
          <table:table-cell office:value-type="string" calcext:value-type="string">
            <text:p>Many sites include titles and honorifics in name fields. </text:p>
          </table:table-cell>
          <table:table-cell office:value-type="string" calcext:value-type="string">
            <text:p><text:a xlink:href="https://www.bloomberg.com/news/articles/2019-11-09/viral-tweet-about-apple-card-leads-to-probe-into-goldman-sachs" xlink:type="simple">Honorific, gender instead of sex under certain circumstances too (e.g I do NOT have a gender but I am female -I have been mandated to answer a 'what gender' question which did not have a 'no preference' option)https://www.bloomberg.com/news/articles/2019-11-09/viral-tweet-about-apple-card-leads-to-probe-into-goldman-sachs ([9], 2019) </text:a></text:p>
          </table:table-cell>
          <table:table-cell office:value-type="string" calcext:value-type="string">
            <text:p>Don't respond to these fields. </text:p>
          </table:table-cell>
          <table:table-cell office:value-type="string" calcext:value-type="string">
            <text:p> </text:p>
          </table:table-cell>
          <table:table-cell office:value-type="string" calcext:value-type="string">
            <text:p>If used at all, these fields must be optional unless legally required. </text:p>
          </table:table-cell>
          <table:table-cell table:number-columns-repeated="7" office:value-type="string" calcext:value-type="string">
            <text:p> </text:p>
          </table:table-cell>
        </table:table-row>
        <table:table-row table:style-name="ro7">
          <table:covered-table-cell/>
          <table:table-cell office:value-type="string" calcext:value-type="string">
            <text:p>ICP.4</text:p>
          </table:table-cell>
          <table:table-cell office:value-type="string" calcext:value-type="string">
            <text:p>Marital Status - Collecting unnecessary information. </text:p>
          </table:table-cell>
          <table:table-cell office:value-type="string" calcext:value-type="string">
            <text:p> </text:p>
          </table:table-cell>
          <table:table-cell office:value-type="string" calcext:value-type="string">
            <text:p>Abuse of Data Minimization</text:p>
          </table:table-cell>
          <table:table-cell office:value-type="string" calcext:value-type="string" table:number-columns-spanned="12" table:number-rows-spanned="1">
            <text:p>As above marital status, unless it has a very specific requirement needed for a service to run, should not be a required data collection. Societal placement identifiers such as this, are often used to create hierarchies. </text:p>
          </table:table-cell>
          <table:covered-table-cell table:number-columns-repeated="11"/>
          <table:table-cell office:value-type="string" calcext:value-type="string">
            <text:p>Examples of banks and similar authorities who will choose to send a communication to the husband as society still sees this as the 'head of household'.   Divorced or separated women being unable to separate finances, as still seen as an appendage of their husband.</text:p>
          </table:table-cell>
          <table:table-cell office:value-type="string" calcext:value-type="string">
            <text:p>Communications which are sent to the husband on behalf of the wife. My daughter had a row with a bank who always wrote to her partner and not her, assuming he was head of the household.</text:p>
          </table:table-cell>
          <table:table-cell office:value-type="string" calcext:value-type="string">
            <text:p>Don't respond to these fields. </text:p>
          </table:table-cell>
          <table:table-cell office:value-type="string" calcext:value-type="string">
            <text:p> </text:p>
          </table:table-cell>
          <table:table-cell office:value-type="string" calcext:value-type="string">
            <text:p>If used at all, these fields must be optional unless legally required. </text:p>
          </table:table-cell>
          <table:table-cell table:number-columns-repeated="7" office:value-type="string" calcext:value-type="string">
            <text:p> </text:p>
          </table:table-cell>
        </table:table-row>
        <table:table-row table:style-name="ro8">
          <table:covered-table-cell/>
          <table:table-cell office:value-type="string" calcext:value-type="string">
            <text:p>ICP.5</text:p>
          </table:table-cell>
          <table:table-cell office:value-type="string" calcext:value-type="string">
            <text:p>Gender  -Collecting unnecessary information.</text:p>
          </table:table-cell>
          <table:table-cell office:value-type="string" calcext:value-type="string">
            <text:p> </text:p>
          </table:table-cell>
          <table:table-cell office:value-type="string" calcext:value-type="string">
            <text:p>Abuse of Data Minimization</text:p>
          </table:table-cell>
          <table:table-cell office:value-type="string" calcext:value-type="string" table:number-columns-spanned="12" table:number-rows-spanned="1">
            <text:p>Gender is a political hot topic in 2019. It is seen by some as being used to degrade sex-based rights. Also there are implications around gender bias.   </text:p>
          </table:table-cell>
          <table:covered-table-cell table:number-columns-repeated="11"/>
          <table:table-cell office:value-type="string" calcext:value-type="string">
            <text:p>Facebook - Gender only and choices male/female/custom. GMail is the same as above, has 'prefer not to say' - all gender collection, pointless, over collection of data for profiling. Even choosing 'prefer not to say' allows profiling - this just needs to be removed.</text:p>
          </table:table-cell>
          <table:table-cell office:value-type="string" calcext:value-type="string">
            <text:p><text:a xlink:href="https://www.bloomberg.com/news/articles/2019-11-09/viral-tweet-about-apple-card-leads-to-probe-into-goldman-sachs" xlink:type="simple">Recently, I was asked to complete a form for executives on IT initiatives. There was a gender box, with male/female/non-binary. There was no way to choose my sex and that I do not have a gender - gender is a social construct and can be damaging to women's biological sex-based rights.https://www.bloomberg.com/news/articles/2019-11-09/viral-tweet-about-apple-card-leads-to-probe-into-goldman-sachs ([9], 2019) </text:a></text:p>
          </table:table-cell>
          <table:table-cell office:value-type="string" calcext:value-type="string">
            <text:p>Don't respond to these fields. </text:p>
          </table:table-cell>
          <table:table-cell office:value-type="string" calcext:value-type="string">
            <text:p> </text:p>
          </table:table-cell>
          <table:table-cell office:value-type="string" calcext:value-type="string">
            <text:p>Do not ask for sex or gender unless the service requires it to operate. For example, in healthcare, the sex would need to be known for certain reasons such as statistical analysis and medical interventions. Or at least allow a choice to not pick anything (non-mandatory where appropriate)</text:p>
          </table:table-cell>
          <table:table-cell table:number-columns-repeated="7" office:value-type="string" calcext:value-type="string">
            <text:p> </text:p>
          </table:table-cell>
        </table:table-row>
        <table:table-row table:style-name="ro9">
          <table:covered-table-cell/>
          <table:table-cell office:value-type="string" calcext:value-type="string">
            <text:p>ICP.6</text:p>
          </table:table-cell>
          <table:table-cell office:value-type="string" calcext:value-type="string">
            <text:p>Service collects data that isn't necessary for the service. (e.g. Personalization at Scale using Data Management Platforms that aggregate first, second, and third party data allowing businesses a holistic picture of the individual. See LiveRamp by Axciom as an example.)</text:p>
          </table:table-cell>
          <table:table-cell office:value-type="string" calcext:value-type="string">
            <text:p> </text:p>
          </table:table-cell>
          <table:table-cell office:value-type="string" calcext:value-type="string">
            <text:p>Abuse of Purpose/Use</text:p>
          </table:table-cell>
          <table:table-cell office:value-type="string" calcext:value-type="string" table:number-columns-spanned="12" table:number-rows-spanned="1">
            <text:p>Additional profiling data made available to brokers, advertisers, etc. Negative correlations may develop whereas insurance rates may go up because the person's social connections may have "bad" driving records. The negative "scoring" of your associations become a shared liability and manifests i higher risk rates. Algorithms often use the "birds of a feather flock together" logic for this kind of grouping. While it may have some reasonable truth, it is not accurate in many cases.</text:p>
          </table:table-cell>
          <table:covered-table-cell table:number-columns-repeated="11"/>
          <table:table-cell office:value-type="string" calcext:value-type="string">
            <text:p>from article: "Put simply, companies like LiveRamp and competitor Datalogix match offline databases to online data, often making the connection by using registration information gathered by travel, dating or news sites, or gaming system partners." ([10], 2014)</text:p>
          </table:table-cell>
          <table:table-cell office:value-type="string" calcext:value-type="string">
            <text:p><text:a xlink:href="https://adage.com/article/datadriven-marketing/acxiom-buys-liveramp-offline-online-data-capability/293212" xlink:type="simple">ACXIOM ACQUIRES LIVERAMP TO BOOST OFFLINE-TO-ONLINE DATA CAPABILITY https://adage.com/article/datadriven-marketing/acxiom-buys-liveramp-offline-online-data-capability/293212 ([10], 2014) </text:a></text:p>
          </table:table-cell>
          <table:table-cell office:value-type="string" calcext:value-type="string">
            <text:p>Write your congress people, connect with organizations like the Me2B Alliance to learn more.</text:p>
          </table:table-cell>
          <table:table-cell office:value-type="string" calcext:value-type="string">
            <text:p> </text:p>
          </table:table-cell>
          <table:table-cell office:value-type="string" calcext:value-type="string">
            <text:p>Build your own relationships and profiles with your customers using information that they give you directly. Don't use data brokers.</text:p>
          </table:table-cell>
          <table:table-cell table:number-columns-repeated="7" office:value-type="string" calcext:value-type="string">
            <text:p> </text:p>
          </table:table-cell>
        </table:table-row>
        <table:table-row table:style-name="ro10">
          <table:covered-table-cell/>
          <table:table-cell office:value-type="string" calcext:value-type="string">
            <text:p>ICP.7</text:p>
          </table:table-cell>
          <table:table-cell office:value-type="string" calcext:value-type="string">
            <text:p>"Invisible" AI training data collection.</text:p>
          </table:table-cell>
          <table:table-cell table:number-columns-repeated="2" office:value-type="string" calcext:value-type="string">
            <text:p> </text:p>
          </table:table-cell>
          <table:table-cell office:value-type="string" calcext:value-type="string" table:number-columns-spanned="12" table:number-rows-spanned="1">
            <text:p>You are forceably made to help train computer vision every time you use reCaptcha at a website.</text:p>
          </table:table-cell>
          <table:covered-table-cell table:number-columns-repeated="11"/>
          <table:table-cell office:value-type="string" calcext:value-type="string">
            <text:p>Many websites use reCAPTCHA ostensibly to ensure that their services aren't being leveraged by software bots, but really, the reCAPTCHA tasks are AI training data.</text:p>
          </table:table-cell>
          <table:table-cell office:value-type="string" calcext:value-type="string">
            <text:p><text:a xlink:href="https://aibusiness.com/recaptcha-trains-google-robots/" xlink:type="simple">https://aibusiness.com/recaptcha-trains-google-robots/ ([11]) </text:a></text:p>
          </table:table-cell>
          <table:table-cell office:value-type="string" calcext:value-type="string">
            <text:p>Recognize the trend and its implications and act and/or express yourself accordingly.</text:p>
          </table:table-cell>
          <table:table-cell office:value-type="string" calcext:value-type="string">
            <text:p> </text:p>
          </table:table-cell>
          <table:table-cell office:value-type="string" calcext:value-type="string">
            <text:p>?</text:p>
          </table:table-cell>
          <table:table-cell table:number-columns-repeated="3" office:value-type="string" calcext:value-type="string">
            <text:p> </text:p>
          </table:table-cell>
          <table:table-cell office:value-type="string" calcext:value-type="string">
            <text:p>LAL 11/2/19</text:p>
          </table:table-cell>
          <table:table-cell table:number-columns-repeated="3" office:value-type="string" calcext:value-type="string">
            <text:p> </text:p>
          </table:table-cell>
        </table:table-row>
        <table:table-row table:style-name="ro11">
          <table:table-cell table:style-name="ce1" office:value-type="string" calcext:value-type="string" table:number-columns-spanned="1" table:number-rows-spanned="2">
            <text:p>Information Use Practices [IUP]</text:p>
          </table:table-cell>
          <table:table-cell office:value-type="string" calcext:value-type="string">
            <text:p>IUP.1</text:p>
          </table:table-cell>
          <table:table-cell office:value-type="string" calcext:value-type="string">
            <text:p>Data is used by the "first party / Data Controller" beyond the legally allowed usage (includes correlating data).</text:p>
          </table:table-cell>
          <table:table-cell table:number-columns-repeated="2" office:value-type="string" calcext:value-type="string">
            <text:p> </text:p>
          </table:table-cell>
          <table:table-cell office:value-type="string" calcext:value-type="string" table:number-columns-spanned="12" table:number-rows-spanned="1">
            <text:p>Note that this covers both the case where the individual </text:p>
            <text:p/>
            <text:p>(original text: Any and all information supplied by the individual, or otherwise obtained by the vendor can be used in any fashion, and shared with any entity for any purpose. )</text:p>
          </table:table-cell>
          <table:covered-table-cell table:number-columns-repeated="11"/>
          <table:table-cell office:value-type="string" calcext:value-type="string">
            <text:p>Brand/Retailer is allowing data brokers and ad-tech companies to track individuals on the brand/retailer's website and beyond</text:p>
          </table:table-cell>
          <table:table-cell office:value-type="string" calcext:value-type="string">
            <text:p><text:a xlink:href="https://www.fastcompany.com/90310803/here-are-the-data-brokers-quietly-buying-and-selling-your-personal-information" xlink:type="simple">Here are the data brokers quietly buying and selling your personal information https://www.fastcompany.com/90310803/here-are-the-data-brokers-quietly-buying-and-selling-your-personal-information ([1], 2019)</text:a></text:p>
          </table:table-cell>
          <table:table-cell office:value-type="string" calcext:value-type="string">
            <text:p>Use browsers that block such technology (e.g. BRAVE)</text:p>
          </table:table-cell>
          <table:table-cell office:value-type="string" calcext:value-type="string">
            <text:p> </text:p>
          </table:table-cell>
          <table:table-cell office:value-type="string" calcext:value-type="string">
            <text:p>When a Me2B relationship is in place, permission must be provided/obtained by the individual for use of information. When a Me2B relationship isn't in place, the individual must be regarded as anonymous and their anonymity must be preserved.</text:p>
          </table:table-cell>
          <table:table-cell table:number-columns-repeated="7" office:value-type="string" calcext:value-type="string">
            <text:p> </text:p>
          </table:table-cell>
        </table:table-row>
        <table:table-row table:style-name="ro12">
          <table:covered-table-cell/>
          <table:table-cell office:value-type="string" calcext:value-type="string">
            <text:p>IUP.2</text:p>
          </table:table-cell>
          <table:table-cell office:value-type="string" calcext:value-type="string">
            <text:p>Data is used by the "third parties / Data Processors" beyond the legally allowed usage (including correlating data).</text:p>
          </table:table-cell>
          <table:table-cell table:number-columns-repeated="2" office:value-type="string" calcext:value-type="string">
            <text:p> </text:p>
          </table:table-cell>
          <table:table-cell office:value-type="string" calcext:value-type="string" table:number-columns-spanned="12" table:number-rows-spanned="1">
            <text:p> </text:p>
          </table:table-cell>
          <table:covered-table-cell table:number-columns-repeated="11"/>
          <table:table-cell table:number-columns-repeated="12" office:value-type="string" calcext:value-type="string">
            <text:p> </text:p>
          </table:table-cell>
        </table:table-row>
        <table:table-row table:style-name="ro13">
          <table:table-cell table:style-name="ce1" office:value-type="string" calcext:value-type="string" table:number-columns-spanned="1" table:number-rows-spanned="2">
            <text:p>Information Sharing Practices [ISP]</text:p>
          </table:table-cell>
          <table:table-cell office:value-type="string" calcext:value-type="string">
            <text:p>ISP.2</text:p>
          </table:table-cell>
          <table:table-cell office:value-type="string" calcext:value-type="string">
            <text:p>Sharing individual's information with other Service Providers or Individuals, other than those expressly allowed by the Individual/Data Subject.</text:p>
          </table:table-cell>
          <table:table-cell table:number-columns-repeated="2" office:value-type="string" calcext:value-type="string">
            <text:p> </text:p>
          </table:table-cell>
          <table:table-cell office:value-type="string" calcext:value-type="string" table:number-columns-spanned="12" table:number-rows-spanned="1">
            <text:p>Risk of experiencing negative consequences in daily life related to information being used for other purposes than agreed to.</text:p>
            <text:p/>
            <text:p>Personal data usage used for advertising without user's knowledge establishes association with people, products and services outside of the person's control. This may cause negative or positive impacts personally, socially &amp; professionally. This influence is catalyzed outside of a person's choice or specific approval.</text:p>
          </table:table-cell>
          <table:covered-table-cell table:number-columns-repeated="11"/>
          <table:table-cell office:value-type="string" calcext:value-type="string">
            <text:p>1 - Food consumption information (grocery purchases, restaurant visits) provided to a loyalty program is used to determine healthcare premiums for the individual.</text:p>
            <text:p/>
            <text:p>2 - Recruiters can use software to analyze a candidate's social media behavior and environment (friends, tone of voice, opinions) to determine if the candidate gets even invited for an interview.</text:p>
            <text:p/>
            <text:p>3 - Consumer DNA sites such as 23andMe and Ancestry using data for research</text:p>
            <text:p/>
            <text:p>4 - Facebook allows 3rd party use of my photo to advertise something without my consent. Thus images of a person may be associated with people, products and services they may not approve of. </text:p>
            <text:p/>
            <text:p>5- Sleep Number T&amp;C: "We do not guarantee that data submitted or transmitted to Us will be free from unauthorized disclosure, access, misappropriation, or intrusion."</text:p>
          </table:table-cell>
          <table:table-cell office:value-type="string" calcext:value-type="string">
            <text:p>2 - Keep It Clean: Social Media Screenings Gain in Popularity <text:a xlink:href="https://www.businessnewsdaily.com/2377-social-media-hiring.html" xlink:type="simple">https://www.businessnewsdaily.com/2377-social-media-hiring.html</text:a> ([2], 2018)</text:p>
            <text:p/>
            <text:p>3 - How DNA Companies Like Ancestry And 23andMe Are Using Your Genetic Data <text:a xlink:href="https://www.forbes.com/sites/nicolemartin1/2018/12/05/how-dna-companies-like-ancestry-and-23andme-are-using-your-genetic-data/#5202f5e56189" xlink:type="simple">https://www.forbes.com/sites/nicolemartin1/2018/12/05/how-dna-companies-like-ancestry-and-23andme-are-using-your-genetic-data/#5202f5e56189</text:a> ([3], 2018)</text:p>
            <text:p/>
            <text:p>4- <text:a xlink:href="https://www.scu.edu/ethics/focus-areas/internet-ethics/resources/unauthorized-transmission-and-use-of-personal-data/" xlink:type="simple">https://www.scu.edu/ethics/focus-areas/internet-ethics/resources/unauthorized-transmission-and-use-of-personal-data/</text:a> ([4], 2012)</text:p>
            <text:p/>
            <text:p>5 - <text:a xlink:href="https://www.sleepnumber.com/sleepiq-end-user-agreement" xlink:type="simple">https://www.sleepnumber.com/sleepiq-end-user-agreement</text:a> ([5])</text:p>
          </table:table-cell>
          <table:table-cell office:value-type="string" calcext:value-type="string">
            <text:p>1 - Look carefully into loyalty programs. Assume that your purchase behavior is being tracked and shared. Use TOS:DR.</text:p>
            <text:p/>
            <text:p/>
            <text:p/>
            <text:p>3 - Do not donate DNA samples to non-HIPPA compliant services.</text:p>
            <text:p/>
            <text:p>4. 1. Adjust advertisement sharing if offered. </text:p>
            <text:p/>
            <text:p>4.2 Do not join services which allow your personal data artifacts to be handed out to other parties. </text:p>
            <text:p/>
            <text:p>5. Disable "Smart" system automation features, and control communications manually; do not purchase "connected" / IoT products, or disable WiFi capability.</text:p>
          </table:table-cell>
          <table:table-cell office:value-type="string" calcext:value-type="string">
            <text:p> </text:p>
          </table:table-cell>
          <table:table-cell office:value-type="string" calcext:value-type="string">
            <text:p>When a Me2B Relationship is in place, it must be strictly adhered to. The individual drives the terms of the Me2B Relationship.</text:p>
          </table:table-cell>
          <table:table-cell table:number-columns-repeated="7" office:value-type="string" calcext:value-type="string">
            <text:p> </text:p>
          </table:table-cell>
        </table:table-row>
        <table:table-row table:style-name="ro14">
          <table:covered-table-cell/>
          <table:table-cell office:value-type="string" calcext:value-type="string">
            <text:p>ISP.4</text:p>
          </table:table-cell>
          <table:table-cell office:value-type="string" calcext:value-type="string">
            <text:p>Misuse of voluntarily shared information with peers in social media platforms or other platforms</text:p>
          </table:table-cell>
          <table:table-cell table:number-columns-repeated="2" office:value-type="string" calcext:value-type="string">
            <text:p> </text:p>
          </table:table-cell>
          <table:table-cell office:value-type="string" calcext:value-type="string" table:number-columns-spanned="12" table:number-rows-spanned="1">
            <text:p>The challenge of "public privacy" is in play here. As people are different, there will be differing senses of appropriate boundaries and what is "private".</text:p>
          </table:table-cell>
          <table:covered-table-cell table:number-columns-repeated="11"/>
          <table:table-cell office:value-type="string" calcext:value-type="string">
            <text:p>Posting something in a limited exposure space (Only Friends See) and having that lifted out into an open space (Everyone Sees) by a "Friend" who has access to the info in a bounded space. </text:p>
            <text:p/>
            <text:p>"Photos and videos posted to private accounts on Instagram and Facebook aren’t as private as they might seem. They can be accessed, downloaded, and distributed publicly by friends and followers via a stupidly simple work-around.</text:p>
            <text:p/>
            <text:p>The hack — which works on Instagram stories as well — requires only a rudimentary understanding of HTML and a browser. It can be done in a handful of clicks. A user simply inspects the images and videos that are being loaded on the page and then pulls out the source URL. This public URL can then be shared with people who are not logged in to Instagram or do not follow that private user." ([6], 2019)</text:p>
          </table:table-cell>
          <table:table-cell office:value-type="string" calcext:value-type="string">
            <text:p><text:a xlink:href="https://www.buzzfeednews.com/article/ryanhatesthis/private-instagram-posts-arent-exactly-private" xlink:type="simple">https://www.buzzfeednews.com/article/ryanhatesthis/private-instagram-posts-arent-exactly-private ([6], 2019)</text:a></text:p>
          </table:table-cell>
          <table:table-cell office:value-type="string" calcext:value-type="string">
            <text:p>Use permissions when sharing on social networks to prevent forward-sharing, when possible. Be mindful about what you're sharing, and what your permissions are for each item you post.</text:p>
          </table:table-cell>
          <table:table-cell office:value-type="string" calcext:value-type="string">
            <text:p> </text:p>
          </table:table-cell>
          <table:table-cell office:value-type="string" calcext:value-type="string">
            <text:p>Vendor should allow user to create permissions including "download y/n".</text:p>
            <text:p/>
            <text:p>Vendors/Platforms illuminate privacy consideration to visiting users by popping up a message suggesting image may be marked private. </text:p>
            <text:p/>
            <text:p>Vendors/Platforms do not facilitate direct "Save As" or copy of images and/or text from private data spaces</text:p>
          </table:table-cell>
          <table:table-cell table:number-columns-repeated="7" office:value-type="string" calcext:value-type="string">
            <text:p> </text:p>
          </table:table-cell>
        </table:table-row>
        <table:table-row table:style-name="ro15">
          <table:table-cell table:style-name="ce1" office:value-type="string" calcext:value-type="string" table:number-columns-spanned="1" table:number-rows-spanned="2">
            <text:p>Inverse Privacy / Data Brokers [IPDB] </text:p>
          </table:table-cell>
          <table:table-cell office:value-type="string" calcext:value-type="string">
            <text:p>IPDB.1</text:p>
          </table:table-cell>
          <table:table-cell office:value-type="string" calcext:value-type="string">
            <text:p>Data brokers buy and sell information about Individuals, where said Individuals have no relationship with Data Brokers or ability to monitor, correct, or remove information. </text:p>
          </table:table-cell>
          <table:table-cell office:value-type="string" calcext:value-type="string">
            <text:p> </text:p>
          </table:table-cell>
          <table:table-cell office:value-type="string" calcext:value-type="string">
            <text:p>Lack of Transparency [by Data Controller and Data Processor]; </text:p>
            <text:p>Abuse of Purpose/Use [by Data Controller];</text:p>
            <text:p>Lack of Consent [by Data Broker aka Data Processor];</text:p>
            <text:p>Lack of Right to Be Forgotten</text:p>
          </table:table-cell>
          <table:table-cell office:value-type="string" calcext:value-type="string" table:number-columns-spanned="12" table:number-rows-spanned="1">
            <text:p>Individual's information is being bought and sold without any opportunity for individual to consent, correct, or ask to be forgotten.</text:p>
          </table:table-cell>
          <table:covered-table-cell table:number-columns-repeated="11"/>
          <table:table-cell office:value-type="string" calcext:value-type="string">
            <text:p>Examine any data broker, such as Acxiom, Nielsen, Experian, Equifax </text:p>
            <text:p/>
            <text:p><text:a xlink:href="https://www.forbes.com/sites/bernardmarr/2017/09/07/where-can-you-buy-big-data-here-are-the-biggest-consumer-data-brokers/#65029d7e6c27" xlink:type="simple">https://www.forbes.com/sites/bernardmarr/2017/09/07/where-can-you-buy-big-data-here-are-the-biggest-consumer-data-brokers/#65029d7e6c27</text:a> ([12], 2017)</text:p>
            <text:p>.</text:p>
            <text:p><text:a xlink:href="https://www.newsweek.com/secretive-world-selling-data-about-you-464789" xlink:type="simple">https://www.newsweek.com/secretive-world-selling-data-about-you-464789</text:a> ([13], 2016)</text:p>
          </table:table-cell>
          <table:table-cell office:value-type="string" calcext:value-type="string">
            <text:p><text:a xlink:href="https://www.fastcompany.com/90310803/here-are-the-data-brokers-quietly-buying-and-selling-your-personal-information" xlink:type="simple">https://www.fastcompany.com/90310803/here-are-the-data-brokers-quietly-buying-and-selling-your-personal-information ([14], 2019) </text:a></text:p>
          </table:table-cell>
          <table:table-cell office:value-type="string" calcext:value-type="string">
            <text:p>For now, be extremely wary of all free services. </text:p>
          </table:table-cell>
          <table:table-cell office:value-type="string" calcext:value-type="string">
            <text:p> </text:p>
          </table:table-cell>
          <table:table-cell office:value-type="string" calcext:value-type="string">
            <text:p>Data brokers must accept content only from the Individual (Data Subject) directly. B2B "Gossip" channels are discouraged but can be allowed so long as the Individual consents to it directly with the Data Broker, which also results in the establishment of a Relationship between the Individual and the Data Broker. </text:p>
          </table:table-cell>
          <table:table-cell table:number-columns-repeated="3" office:value-type="string" calcext:value-type="string">
            <text:p> </text:p>
          </table:table-cell>
          <table:table-cell office:value-type="string" calcext:value-type="string">
            <text:p>Ayana Miller</text:p>
          </table:table-cell>
          <table:table-cell table:number-columns-repeated="3" office:value-type="string" calcext:value-type="string">
            <text:p> </text:p>
          </table:table-cell>
        </table:table-row>
        <table:table-row table:style-name="ro16">
          <table:covered-table-cell/>
          <table:table-cell office:value-type="string" calcext:value-type="string">
            <text:p>IPDB.2</text:p>
          </table:table-cell>
          <table:table-cell office:value-type="string" calcext:value-type="string">
            <text:p>"...companies give assurances...that they do not sell their data to unaffiliated outsiders, but it is still available to their advertising 'partners," </text:p>
            <text:p/>
            <text:p>([4], 2012)</text:p>
          </table:table-cell>
          <table:table-cell office:value-type="string" calcext:value-type="string">
            <text:p> </text:p>
          </table:table-cell>
          <table:table-cell office:value-type="string" calcext:value-type="string">
            <text:p>Abuse of Data Processor obligations</text:p>
          </table:table-cell>
          <table:table-cell office:value-type="string" calcext:value-type="string" table:number-columns-spanned="12" table:number-rows-spanned="1">
            <text:p>"...gives the companies, not to mention the subjects of the data, even less control over where it goes and how it is used."</text:p>
            <text:p/>
            <text:p>"Marketers have an immense appetite for personal information too. They use collective data, along with sophisticated statistical analysis techniques and psychological models, to predict peoples' purchasing preferences and behavior and to identify those factors that most strongly influence consumers' loyalty and choices. 6 They then combine this intelligence with detailed information on specific individuals and subgroups of consumers to try to engage them and influence their buying decisions. Not only do they want contact information, such as names, addresses, phone numbers, email addresses and net IDs, but also more personal information, such as shopping habits, amount of assets, type of car owned, family situation, age, gender, and so on, to target and adapt their advertising. This information can be purchased from credit agencies, motor vehicle departments, the post office and many other sources, as well as gleaned from public records. It can also be generated internally. Supermarkets, department stores and other retailers can now keep track of the items purchased by each customer, both online and in-store, and, if the customer uses a credit card, bank card or store identification, can link the purchases with the customer's name and address, age, gender and other characteristics. But the richest and most lucrative source of information, as well as direct contact with consumers, is through information portals like Google and social networks, particularly Facebook. This information can be used to personalize ads according to the characteristics, circumstances and preferences of each individual, especially when the ads are delivered directly online. Now, with the development of mobile apps that track a user's location in real time, the ads can even be adapted to the recipient's current location."</text:p>
            <text:p/>
            <text:p>([4], 2012)</text:p>
          </table:table-cell>
          <table:covered-table-cell table:number-columns-repeated="11"/>
          <table:table-cell office:value-type="string" calcext:value-type="string">
            <text:p>1 - "Most users have no awareness that their personal thoughts, interests and habits are so exposed." ([4], 2012)</text:p>
            <text:p/>
            <text:p>2 - "...it can be commandeered by government bodies for use in surveillance, investigations, and criminal and legal proceedings." ([4], 2012)</text:p>
          </table:table-cell>
          <table:table-cell office:value-type="string" calcext:value-type="string">
            <text:p><text:a xlink:href="https://www.scu.edu/ethics/focus-areas/internet-ethics/resources/unauthorized-transmission-and-use-of-personal-data/" xlink:type="simple">https://www.scu.edu/ethics/focus-areas/internet-ethics/resources/unauthorized-transmission-and-use-of-personal-data/ ([4], 2012)</text:a></text:p>
          </table:table-cell>
          <table:table-cell office:value-type="string" calcext:value-type="string">
            <text:p>Use cash when possible. Choose "card" and vendor relationships who demonstrate preferred terms and conditions regarding your values.</text:p>
          </table:table-cell>
          <table:table-cell office:value-type="string" calcext:value-type="string">
            <text:p> </text:p>
          </table:table-cell>
          <table:table-cell office:value-type="string" calcext:value-type="string">
            <text:p>Don't build a business solely on data aggregation and monetization such as data brokers.</text:p>
          </table:table-cell>
          <table:table-cell table:number-columns-repeated="3" office:value-type="string" calcext:value-type="string">
            <text:p> </text:p>
          </table:table-cell>
          <table:table-cell office:value-type="string" calcext:value-type="string">
            <text:p>JSO</text:p>
          </table:table-cell>
          <table:table-cell table:number-columns-repeated="3" office:value-type="string" calcext:value-type="string">
            <text:p> </text:p>
          </table:table-cell>
        </table:table-row>
        <table:table-row table:style-name="ro17">
          <table:table-cell table:style-name="ce1" office:value-type="string" calcext:value-type="string" table:number-columns-spanned="1" table:number-rows-spanned="3">
            <text:p>Supplier Lock-In &amp; Contracts of Adhesion [LICA]</text:p>
          </table:table-cell>
          <table:table-cell office:value-type="string" calcext:value-type="string">
            <text:p>LICA.1</text:p>
          </table:table-cell>
          <table:table-cell office:value-type="string" calcext:value-type="string">
            <text:p>Forcing people to agree to Terms of Service and Privacy Policy in order to use a product or service they may have already paid for. (contracts of adhesion)</text:p>
          </table:table-cell>
          <table:table-cell office:value-type="string" calcext:value-type="string">
            <text:p> </text:p>
          </table:table-cell>
          <table:table-cell office:value-type="string" calcext:value-type="string">
            <text:p>Coersion</text:p>
          </table:table-cell>
          <table:table-cell office:value-type="string" calcext:value-type="string" table:number-columns-spanned="12" table:number-rows-spanned="1">
            <text:p>We're constantly forced into accepting TOS and privacy policies during hardware and software configuration, though we never read them. (And even if we did, we can't understand exactly what service providers are doing, and even if we could do that, there's no way for us to audit or monitor the company's behavior to ensure they're doing what they promised.)</text:p>
          </table:table-cell>
          <table:covered-table-cell table:number-columns-repeated="11"/>
          <table:table-cell office:value-type="string" calcext:value-type="string">
            <text:p>Virtually every connected product and service requires agreement by the end user to the TOS and Privacy Policy.</text:p>
          </table:table-cell>
          <table:table-cell office:value-type="string" calcext:value-type="string">
            <text:p> </text:p>
          </table:table-cell>
          <table:table-cell office:value-type="string" calcext:value-type="string">
            <text:p>Use TOS;DR</text:p>
          </table:table-cell>
          <table:table-cell office:value-type="string" calcext:value-type="string">
            <text:p> </text:p>
          </table:table-cell>
          <table:table-cell office:value-type="string" calcext:value-type="string">
            <text:p>Make your TOS and Privacy Policies short and understandable. Ultimately, evolve your IT backend to accept user-proffered Right to Use Licenses and Terms.</text:p>
          </table:table-cell>
          <table:table-cell table:number-columns-repeated="2" office:value-type="string" calcext:value-type="string">
            <text:p> </text:p>
          </table:table-cell>
          <table:table-cell office:value-type="string" calcext:value-type="string">
            <text:p>TOS and Privacy Policy ratings.</text:p>
          </table:table-cell>
          <table:table-cell table:number-columns-repeated="3" office:value-type="string" calcext:value-type="string">
            <text:p> </text:p>
          </table:table-cell>
          <table:table-cell table:style-name="ce2"/>
        </table:table-row>
        <table:table-row table:style-name="ro18">
          <table:covered-table-cell/>
          <table:table-cell office:value-type="string" calcext:value-type="string">
            <text:p>LICA.2</text:p>
          </table:table-cell>
          <table:table-cell office:value-type="string" calcext:value-type="string">
            <text:p>Forcing people to agree to usage surveillance in order to receive software upgrades, warranty service, and high quality experience over time. (contracts of adhesion)</text:p>
          </table:table-cell>
          <table:table-cell table:number-columns-repeated="2" office:value-type="string" calcext:value-type="string">
            <text:p> </text:p>
          </table:table-cell>
          <table:table-cell office:value-type="string" calcext:value-type="string" table:number-columns-spanned="12" table:number-rows-spanned="1">
            <text:p>Loss of autonomy and agency. Victim of coercion.</text:p>
          </table:table-cell>
          <table:covered-table-cell table:number-columns-repeated="11"/>
          <table:table-cell office:value-type="string" calcext:value-type="string">
            <text:p>"The Windows 10 default privacy settings leave a lot to be desired when it comes to protecting you and your private information." [85]</text:p>
          </table:table-cell>
          <table:table-cell office:value-type="string" calcext:value-type="string">
            <text:p><text:a xlink:href="https://pixelprivacy.com/resources/windows-privacy-settings/" xlink:type="simple">https://pixelprivacy.com/resources/windows-privacy-settings/</text:a> ([85], 2019)</text:p>
          </table:table-cell>
          <table:table-cell office:value-type="string" calcext:value-type="string">
            <text:p>Carefully review setup options during installation of software and devices. Using the "Custom Set Up" usually offers granular selection of these options.</text:p>
          </table:table-cell>
          <table:table-cell table:number-columns-repeated="9" office:value-type="string" calcext:value-type="string">
            <text:p> </text:p>
          </table:table-cell>
        </table:table-row>
        <table:table-row table:style-name="ro8">
          <table:covered-table-cell/>
          <table:table-cell office:value-type="string" calcext:value-type="string">
            <text:p>LICA.4</text:p>
          </table:table-cell>
          <table:table-cell office:value-type="string" calcext:value-type="string">
            <text:p>Disallowing people to modify hardware and software configurations for free and clear purchased hardware and software. </text:p>
          </table:table-cell>
          <table:table-cell office:value-type="string" calcext:value-type="string">
            <text:p> </text:p>
          </table:table-cell>
          <table:table-cell office:value-type="string" calcext:value-type="string">
            <text:p>Coersion</text:p>
          </table:table-cell>
          <table:table-cell office:value-type="string" calcext:value-type="string" table:number-columns-spanned="12" table:number-rows-spanned="1">
            <text:p>A range of decisions concerning a "free and clear purchased hardware and software" does not exist without a form of penalty. Acting outside of certain bounds is penalized actively or passively, it is not supported and seen as a hack from Apple's perspective. </text:p>
          </table:table-cell>
          <table:covered-table-cell table:number-columns-repeated="11"/>
          <table:table-cell office:value-type="string" calcext:value-type="string">
            <text:p>The Lock-In is positioned as a protective "feature" of iOS.</text:p>
            <text:p/>
            <text:p>Apple states "unauthorized modification of iOS is a violation of the iOS end-user software license agreement and because of this, Apple may deny service for an iPhone, iPad, or iPod touch that has installed any unauthorized software" </text:p>
          </table:table-cell>
          <table:table-cell office:value-type="string" calcext:value-type="string">
            <text:p><text:a xlink:href="https://support.apple.com/en-us/HT201954" xlink:type="simple">https://support.apple.com/en-us/HT201954 ([15], 2018)</text:a></text:p>
          </table:table-cell>
          <table:table-cell office:value-type="string" calcext:value-type="string">
            <text:p>Value judgement:</text:p>
            <text:p/>
            <text:p>Is it worth losing warranty for freedom?</text:p>
          </table:table-cell>
          <table:table-cell table:number-columns-repeated="9" office:value-type="string" calcext:value-type="string">
            <text:p> </text:p>
          </table:table-cell>
        </table:table-row>
        <table:table-row table:style-name="ro19">
          <table:table-cell table:style-name="ce1" office:value-type="string" calcext:value-type="string" table:number-columns-spanned="1" table:number-rows-spanned="5">
            <text:p>Identity Practices [IDPR]</text:p>
          </table:table-cell>
          <table:table-cell office:value-type="string" calcext:value-type="string">
            <text:p>IDPR.1</text:p>
          </table:table-cell>
          <table:table-cell office:value-type="string" calcext:value-type="string">
            <text:p>No easy, trusted way for people to authenticate the identity of the Service Provider in using websites or apps. </text:p>
          </table:table-cell>
          <table:table-cell office:value-type="string" calcext:value-type="string">
            <text:p> </text:p>
          </table:table-cell>
          <table:table-cell office:value-type="string" calcext:value-type="string">
            <text:p>Inadequate Security Measures</text:p>
          </table:table-cell>
          <table:table-cell office:value-type="string" calcext:value-type="string" table:number-columns-spanned="12" table:number-rows-spanned="1">
            <text:p>The browser lock icon was a start, but they and certs have been spoofed.</text:p>
          </table:table-cell>
          <table:covered-table-cell table:number-columns-repeated="11"/>
          <table:table-cell office:value-type="string" calcext:value-type="string">
            <text:p>A. "In current ongoing scams, criminals are sending phishing emails pretending to be from an acquaintance or official website. But links in the emails actually go to malicious sites, masquerading as legitimate services using HTTPS as cover."</text:p>
          </table:table-cell>
          <table:table-cell office:value-type="string" calcext:value-type="string">
            <text:p>A. <text:a xlink:href="https://www.nextgov.com/cybersecurity/2019/06/fbi-warning-lock-icon-doesnt-mean-website-safe/157629/" xlink:type="simple">https://www.nextgov.com/cybersecurity/2019/06/fbi-warning-lock-icon-doesnt-mean-website-safe/157629/</text:a> ([16], 2019)</text:p>
            <text:p/>
            <text:p/>
            <text:p>B. <text:a xlink:href="https://www.ic3.gov/media/2019/190610.aspx" xlink:type="simple">https://www.ic3.gov/media/2019/190610.aspx</text:a> ([17], 2019)</text:p>
          </table:table-cell>
          <table:table-cell office:value-type="string" calcext:value-type="string">
            <text:p>B. "The FBI offered four tips to avoid becoming a victim:</text:p>
            <text:p/>
            <text:p>1. Do not simply trust the name on an email: question the intent of the email content.</text:p>
            <text:p/>
            <text:p>2. If you receive a suspicious email with a link from a known contact, confirm the email is legitimate by calling or emailing the contact; do not reply directly to a suspicious email.</text:p>
            <text:p/>
            <text:p/>
            <text:p>3. Check for misspellings or wrong domains within a link (e.g., if an address that should end in “.gov” ends in “.com” instead).</text:p>
            <text:p/>
            <text:p>4. Do not trust a website just because it has a lock icon or “https” in the browser address bar."</text:p>
          </table:table-cell>
          <table:table-cell office:value-type="string" calcext:value-type="string">
            <text:p><text:a xlink:href="https://www.trendmicro.com/vinfo/hk-en/security/news/cybercrime-and-digital-threats/https-protocol-now-used-in-58-of-phishing-websites" xlink:type="simple">"Fortunately, despite the large number of phishing sites that use HTTPS, some of the best methods users can do to combat phishing remain relatively simple:Be cognizant of what phishing attacks look like and how they work. Misspellings, out-of-context messages, and even different-looking signatures should be red flags.Take everything into consideration before clicking a link or downloading an attachment. Just because a website uses the HTTPS protocol and looks legitimate does not automatically mean that it is safe. For example, a seemingly authentic bank website may be spoofing the legitimate site."from: https://www.trendmicro.com/vinfo/hk-en/security/news/cybercrime-and-digital-threats/https-protocol-now-used-in-58-of-phishing-websites</text:a></text:p>
          </table:table-cell>
          <table:table-cell office:value-type="string" calcext:value-type="string">
            <text:p>SSI for vendors. "MyVendor Validator" agent. </text:p>
          </table:table-cell>
          <table:table-cell table:number-columns-repeated="7" office:value-type="string" calcext:value-type="string">
            <text:p> </text:p>
          </table:table-cell>
        </table:table-row>
        <table:table-row table:style-name="ro20">
          <table:covered-table-cell/>
          <table:table-cell office:value-type="string" calcext:value-type="string">
            <text:p>IDPR.2</text:p>
          </table:table-cell>
          <table:table-cell office:value-type="string" calcext:value-type="string">
            <text:p>Loss or Misuse of acquired Finger Print scan data</text:p>
          </table:table-cell>
          <table:table-cell office:value-type="string" calcext:value-type="string">
            <text:p> </text:p>
          </table:table-cell>
          <table:table-cell office:value-type="string" calcext:value-type="string">
            <text:p>Inadequate Security Measures? Neglect of Duty of Care</text:p>
          </table:table-cell>
          <table:table-cell office:value-type="string" calcext:value-type="string" table:number-columns-spanned="12" table:number-rows-spanned="1">
            <text:p>Unique, physical biometric data may now become part of the digital data stream</text:p>
          </table:table-cell>
          <table:covered-table-cell table:number-columns-repeated="11"/>
          <table:table-cell office:value-type="string" calcext:value-type="string">
            <text:p>Improper care of data and storage of biometrics. For example, not storing biometric as a hash</text:p>
          </table:table-cell>
          <table:table-cell office:value-type="string" calcext:value-type="string">
            <text:p><text:a xlink:href="https://tech.newstatesman.com/security/fingerprints-biometric-security" xlink:type="simple">https://tech.newstatesman.com/security/fingerprints-biometric-security ([18], 2019)</text:a></text:p>
          </table:table-cell>
          <table:table-cell office:value-type="string" calcext:value-type="string">
            <text:p>Use proper security, including hash functions, robust authentication, correct configuration of databases, etc. This will include good design of the overall system using biometrics to ensure that security is by design</text:p>
          </table:table-cell>
          <table:table-cell table:number-columns-repeated="9" office:value-type="string" calcext:value-type="string">
            <text:p> </text:p>
          </table:table-cell>
        </table:table-row>
        <table:table-row table:style-name="ro21">
          <table:covered-table-cell/>
          <table:table-cell office:value-type="string" calcext:value-type="string">
            <text:p>IDPR.3</text:p>
          </table:table-cell>
          <table:table-cell office:value-type="string" calcext:value-type="string">
            <text:p>Loss or Misuse of acquired Facial Recognition scan data</text:p>
          </table:table-cell>
          <table:table-cell office:value-type="string" calcext:value-type="string">
            <text:p> </text:p>
          </table:table-cell>
          <table:table-cell office:value-type="string" calcext:value-type="string">
            <text:p>Inadequate Security Measures? Neglect of Duty of Care</text:p>
          </table:table-cell>
          <table:table-cell office:value-type="string" calcext:value-type="string" table:number-columns-spanned="12" table:number-rows-spanned="1">
            <text:p>Unique, physical biometric data may now become part of the digital data stream</text:p>
          </table:table-cell>
          <table:covered-table-cell table:number-columns-repeated="11"/>
          <table:table-cell office:value-type="string" calcext:value-type="string">
            <text:p>Improper care of data and storage of biometrics. For example, not storing biometric as a hash.</text:p>
          </table:table-cell>
          <table:table-cell office:value-type="string" calcext:value-type="string">
            <text:p><text:a xlink:href="https://www.theverge.com/2019/8/8/20792326/facebook-facial-recognition-appeals-decision-damages-payment-court" xlink:type="simple">https://www.theverge.com/2019/8/8/20792326/facebook-facial-recognition-appeals-decision-damages-payment-court([19], 2019)</text:a></text:p>
          </table:table-cell>
          <table:table-cell office:value-type="string" calcext:value-type="string">
            <text:p>Dependent on the vendor having robust security measures. Avoid vendors with poor security record.</text:p>
          </table:table-cell>
          <table:table-cell office:value-type="string" calcext:value-type="string">
            <text:p> </text:p>
          </table:table-cell>
          <table:table-cell office:value-type="string" calcext:value-type="string">
            <text:p>Use proper security, including hash functions, robust authentication, correct configuration of databases, etc. This will include good design of the overall system using biometrics to ensure that security is by design.</text:p>
            <text:p/>
            <text:p>Sharing biometric data for diagnostic or performance improvement purposes should be opt-in, with data anonymized and made as audit-able as possible.</text:p>
            <text:p/>
            <text:p>People should have their own forms of facial recognition, for example to unlock phones or to sort through old photos. But, the data they gather should not be shared with the company providing the facial recognition software (unless it’s just of their own face, and then only for the safest possible diagnostic or service improvement purposes).</text:p>
          </table:table-cell>
          <table:table-cell table:number-columns-repeated="3" office:value-type="string" calcext:value-type="string">
            <text:p> </text:p>
          </table:table-cell>
          <table:table-cell office:value-type="string" calcext:value-type="string">
            <text:p>SM (24/08/19)</text:p>
          </table:table-cell>
          <table:table-cell table:number-columns-repeated="3" office:value-type="string" calcext:value-type="string">
            <text:p> </text:p>
          </table:table-cell>
        </table:table-row>
        <table:table-row table:style-name="ro16">
          <table:covered-table-cell/>
          <table:table-cell office:value-type="string" calcext:value-type="string">
            <text:p>IDPR.4</text:p>
          </table:table-cell>
          <table:table-cell office:value-type="string" calcext:value-type="string">
            <text:p>Relying parties requesting data they don't need (this is above and beyond data minimization arguments) </text:p>
            <text:p/>
            <text:p>? - Is "Creation of Unnecessary Data/Privacy Risk" reasonable as a descriptor of this harm?</text:p>
          </table:table-cell>
          <table:table-cell office:value-type="string" calcext:value-type="string">
            <text:p> </text:p>
          </table:table-cell>
          <table:table-cell office:value-type="string" calcext:value-type="string">
            <text:p>? - Would "Unnecessary Data/Privacy Risk" be a category? - jso</text:p>
          </table:table-cell>
          <table:table-cell office:value-type="string" calcext:value-type="string" table:number-columns-spanned="12" table:number-rows-spanned="1">
            <text:p>Users may not wish to disclose their marital status or even associate their 'identity' with such a status. This is also a use of identity that brings societal sexist hierarchies into the technology space therefore giving them weight. This could have negative connotations and smacks of profiling</text:p>
          </table:table-cell>
          <table:covered-table-cell table:number-columns-repeated="11"/>
          <table:table-cell office:value-type="string" calcext:value-type="string">
            <text:p>I have been mandated to answer a 'what gender' question which did not have a 'no preference' option. Honorific, gender instead of sex under certain circumstances too (e.g I do NOT have a gender but I am female)</text:p>
          </table:table-cell>
          <table:table-cell office:value-type="string" calcext:value-type="string">
            <text:p>No specific articles on this (maybe I should write one?) Vast majority of online accounts will request an honorific, however.</text:p>
          </table:table-cell>
          <table:table-cell office:value-type="string" calcext:value-type="string">
            <text:p>If not a mandated field, chose not to give your honorific. However, many registration processes mandate the use of an honorific. Similarly for other fields that you feel uncomfortable answering. such as gender/age/political queries, and so on.</text:p>
          </table:table-cell>
          <table:table-cell office:value-type="string" calcext:value-type="string">
            <text:p> </text:p>
          </table:table-cell>
          <table:table-cell office:value-type="string" calcext:value-type="string">
            <text:p>Do not ask for sex or gender unless the service requires it to operate. For example, in healthcare, the sex would need to be known for certain reasons such as statistical analysis and medical interventions.</text:p>
          </table:table-cell>
          <table:table-cell table:number-columns-repeated="3" office:value-type="string" calcext:value-type="string">
            <text:p> </text:p>
          </table:table-cell>
          <table:table-cell office:value-type="string" calcext:value-type="string">
            <text:p>SM</text:p>
          </table:table-cell>
          <table:table-cell table:number-columns-repeated="3" office:value-type="string" calcext:value-type="string">
            <text:p> </text:p>
          </table:table-cell>
        </table:table-row>
        <table:table-row table:style-name="ro22">
          <table:covered-table-cell/>
          <table:table-cell office:value-type="string" calcext:value-type="string">
            <text:p>IDPR.5</text:p>
          </table:table-cell>
          <table:table-cell office:value-type="string" calcext:value-type="string">
            <text:p>Universal IDs</text:p>
          </table:table-cell>
          <table:table-cell table:number-columns-repeated="2" office:value-type="string" calcext:value-type="string">
            <text:p> </text:p>
          </table:table-cell>
          <table:table-cell office:value-type="string" calcext:value-type="string" table:number-columns-spanned="12" table:number-rows-spanned="1">
            <text:p>"...a centralized database can be used to track anyone's physical movements and private life, thus infringing on personal freedom and privacy... The management of disparate linked systems across a range of institutions and any number of personnel is alleged to be a security disaster in the making." </text:p>
          </table:table-cell>
          <table:covered-table-cell table:number-columns-repeated="11"/>
          <table:table-cell office:value-type="string" calcext:value-type="string">
            <text:p>Browser based Universal anonymous ID: " IAB-led effort to create a standardized online user ID that’s designed to reduce the online ad industry’s reliance on third-party cookies.</text:p>
            <text:p/>
            <text:p>DigiTrust, a non-profit acquired by the IAB Tech Lab last year, is working to create a universal, persistent and anonymized user ID"</text:p>
            <text:p/>
            <text:p>US Medical industry has lobbied for a universal identifier.</text:p>
          </table:table-cell>
          <table:table-cell office:value-type="string" calcext:value-type="string">
            <text:p><text:a xlink:href="https://en.wikipedia.org/wiki/Identity_document" xlink:type="simple">https://en.wikipedia.org/wiki/Identity_document ([83])</text:a></text:p>
          </table:table-cell>
          <table:table-cell office:value-type="string" calcext:value-type="string">
            <text:p>If not mandated, you need not apply for this type of ID.</text:p>
          </table:table-cell>
          <table:table-cell table:number-columns-repeated="9" office:value-type="string" calcext:value-type="string">
            <text:p> </text:p>
          </table:table-cell>
        </table:table-row>
        <table:table-row table:style-name="ro23">
          <table:table-cell table:style-name="ce1" office:value-type="string" calcext:value-type="string" table:number-columns-spanned="1" table:number-rows-spanned="3">
            <text:p>Inadequate Managing End of Account/End of Life [EOLA]</text:p>
          </table:table-cell>
          <table:table-cell office:value-type="string" calcext:value-type="string">
            <text:p>EOLA.1</text:p>
          </table:table-cell>
          <table:table-cell office:value-type="string" calcext:value-type="string">
            <text:p>No way to delete an account; User can deactivate account, but Vendor doesn't delete account and all information; no easy way to delete all information.</text:p>
          </table:table-cell>
          <table:table-cell office:value-type="string" calcext:value-type="string">
            <text:p> </text:p>
          </table:table-cell>
          <table:table-cell office:value-type="string" calcext:value-type="string">
            <text:p>Failure to uphold right to be forgotten.</text:p>
          </table:table-cell>
          <table:table-cell office:value-type="string" calcext:value-type="string" table:number-columns-spanned="12" table:number-rows-spanned="1">
            <text:p>Removes ability to have control once account created.</text:p>
          </table:table-cell>
          <table:covered-table-cell table:number-columns-repeated="11"/>
          <table:table-cell office:value-type="string" calcext:value-type="string">
            <text:p>Sleep Number Bed T&amp;C: "We also collect, store, and use Third Party Data when You choose to interface with Third Party Services. We store Your Data and the Third Party Data in Our databases and servers, and may continue to store such data after You cancel or deactivate the Services and/or Your User Account(s)."</text:p>
            <text:p/>
            <text:p/>
            <text:p>It isn't just about deleting an account, it is about an easy way to do so, for example: </text:p>
            <text:p/>
            <text:p>xtensio - document creation portal, you have to go through a contact process to have your account and data deleted.</text:p>
            <text:p/>
            <text:p>Services also may not delete data, but only deactivate an account.</text:p>
          </table:table-cell>
          <table:table-cell office:value-type="string" calcext:value-type="string">
            <text:p><text:a xlink:href="https://www.sleepnumber.com/sleepiq-end-user-agreement" xlink:type="simple">https://www.sleepnumber.com/sleepiq-end-user-agreement ([5])</text:a></text:p>
          </table:table-cell>
          <table:table-cell office:value-type="string" calcext:value-type="string">
            <text:p>Delete account and associated data (securely) mandatory) - note there may be some laws that prevent full data deletion for a given amount of time (government identity services included - they day its for 'audit' purposes)</text:p>
          </table:table-cell>
          <table:table-cell office:value-type="string" calcext:value-type="string">
            <text:p> </text:p>
          </table:table-cell>
          <table:table-cell office:value-type="string" calcext:value-type="string">
            <text:p>Always offer a close/delete account option. This can have rules associated that give a 'cooling off' period to prevent change of mind. Make this option obvious and not hidden.</text:p>
          </table:table-cell>
          <table:table-cell table:number-columns-repeated="3" office:value-type="string" calcext:value-type="string">
            <text:p> </text:p>
          </table:table-cell>
          <table:table-cell office:value-type="string" calcext:value-type="string">
            <text:p>SM</text:p>
          </table:table-cell>
          <table:table-cell table:number-columns-repeated="3" office:value-type="string" calcext:value-type="string">
            <text:p> </text:p>
          </table:table-cell>
        </table:table-row>
        <table:table-row table:style-name="ro20">
          <table:covered-table-cell/>
          <table:table-cell office:value-type="string" calcext:value-type="string">
            <text:p>EOLA.2</text:p>
          </table:table-cell>
          <table:table-cell office:value-type="string" calcext:value-type="string">
            <text:p>Death of account holder leads to account takeover</text:p>
          </table:table-cell>
          <table:table-cell table:number-columns-repeated="2" office:value-type="string" calcext:value-type="string">
            <text:p> </text:p>
          </table:table-cell>
          <table:table-cell office:value-type="string" calcext:value-type="string" table:number-columns-spanned="12" table:number-rows-spanned="1">
            <text:p>Fraud and general upset for family and friends when a dead person suddenly tries to connect to them</text:p>
          </table:table-cell>
          <table:covered-table-cell table:number-columns-repeated="11"/>
          <table:table-cell office:value-type="string" calcext:value-type="string">
            <text:p>Email, Skype accounts unable to be easily closed by family members. This leaves them open to account takeover.</text:p>
          </table:table-cell>
          <table:table-cell office:value-type="string" calcext:value-type="string">
            <text:p>Multitude of examples, Skype for example, it is difficult to close an account after a person has died. Family members have to go through a process to do so - this will be for security reasons, but a better system should be offered.</text:p>
          </table:table-cell>
          <table:table-cell office:value-type="string" calcext:value-type="string">
            <text:p>When a loved one dies you will have to currently defer to the process that may be in place with the service. Not all services offer this and account handover is not possible</text:p>
          </table:table-cell>
          <table:table-cell office:value-type="string" calcext:value-type="string">
            <text:p> </text:p>
          </table:table-cell>
          <table:table-cell office:value-type="string" calcext:value-type="string">
            <text:p>Proper ways to deal with digital death, including account delegation (techno-legal solutions)</text:p>
          </table:table-cell>
          <table:table-cell table:number-columns-repeated="3" office:value-type="string" calcext:value-type="string">
            <text:p> </text:p>
          </table:table-cell>
          <table:table-cell office:value-type="string" calcext:value-type="string">
            <text:p>SM</text:p>
          </table:table-cell>
          <table:table-cell table:number-columns-repeated="3" office:value-type="string" calcext:value-type="string">
            <text:p> </text:p>
          </table:table-cell>
        </table:table-row>
        <table:table-row table:style-name="ro18">
          <table:covered-table-cell/>
          <table:table-cell office:value-type="string" calcext:value-type="string">
            <text:p>EOLA.3</text:p>
          </table:table-cell>
          <table:table-cell office:value-type="string" calcext:value-type="string">
            <text:p>I want to not just "unsubscribe" I want to --with one button--"Forget Me" Related to EOLA.1, but it's when the Me2B Relationship is just a "Marketing Subscription".</text:p>
          </table:table-cell>
          <table:table-cell office:value-type="string" calcext:value-type="string">
            <text:p> </text:p>
          </table:table-cell>
          <table:table-cell office:value-type="string" calcext:value-type="string">
            <text:p>Failure to uphold right to be forgotten</text:p>
          </table:table-cell>
          <table:table-cell office:value-type="string" calcext:value-type="string" table:number-columns-spanned="12" table:number-rows-spanned="1">
            <text:p>Relationships which are no longer timely or valued and not be easily terminated. Thereafter the ongoing connection causes "noise" but no value. Also, many of us have experienced the continuation of receiving marketing email even after unsubscribing, perhaps more than once.</text:p>
          </table:table-cell>
          <table:covered-table-cell table:number-columns-repeated="11"/>
          <table:table-cell office:value-type="string" calcext:value-type="string">
            <text:p>A. "Verizon has a page about cancelling service, but people don’t like it much. The average rating of 1000 users is one out of five stars."</text:p>
          </table:table-cell>
          <table:table-cell office:value-type="string" calcext:value-type="string">
            <text:p><text:a xlink:href="https://unbounce.com/conversion-rate-optimization/when-friction-is-good/" xlink:type="simple">A. https://unbounce.com/conversion-rate-optimization/when-friction-is-good/ ([20], 2016) </text:a></text:p>
          </table:table-cell>
          <table:table-cell office:value-type="string" calcext:value-type="string">
            <text:p>Use a service like Unroll.me to help reduce marketing noise, though this doesn't solve the problem. </text:p>
          </table:table-cell>
          <table:table-cell office:value-type="string" calcext:value-type="string">
            <text:p> </text:p>
          </table:table-cell>
          <table:table-cell office:value-type="string" calcext:value-type="string">
            <text:p>Don't force premature Me2B Relationships. Let individuals be in charge of the relationship; let them indicate when they want to provide an email address. </text:p>
          </table:table-cell>
          <table:table-cell table:number-columns-repeated="3" office:value-type="string" calcext:value-type="string">
            <text:p> </text:p>
          </table:table-cell>
          <table:table-cell office:value-type="string" calcext:value-type="string">
            <text:p>LL</text:p>
          </table:table-cell>
          <table:table-cell table:number-columns-repeated="3" office:value-type="string" calcext:value-type="string">
            <text:p> </text:p>
          </table:table-cell>
        </table:table-row>
        <table:table-row table:style-name="ro24">
          <table:table-cell table:style-name="ce1" office:value-type="string" calcext:value-type="string" table:number-columns-spanned="1" table:number-rows-spanned="6">
            <text:p>Security Practices [SP]</text:p>
          </table:table-cell>
          <table:table-cell office:value-type="string" calcext:value-type="string">
            <text:p>SP.1</text:p>
          </table:table-cell>
          <table:table-cell office:value-type="string" calcext:value-type="string">
            <text:p>Poor phishing practises</text:p>
          </table:table-cell>
          <table:table-cell table:number-columns-repeated="2" office:value-type="string" calcext:value-type="string">
            <text:p> </text:p>
          </table:table-cell>
          <table:table-cell office:value-type="string" calcext:value-type="string" table:number-columns-spanned="12" table:number-rows-spanned="1">
            <text:p>Hard to differentiate a real brand email from a phishing email</text:p>
          </table:table-cell>
          <table:covered-table-cell table:number-columns-repeated="11"/>
          <table:table-cell office:value-type="string" calcext:value-type="string">
            <text:p>Not using the name of a customer in the salutation</text:p>
            <text:p>Having a clickable link in an email (should use advise such as losing to your account or similar)</text:p>
          </table:table-cell>
          <table:table-cell office:value-type="string" calcext:value-type="string">
            <text:p>Sending emails with links to important actions, such as account updates, etc. Not applying the advisories of orgs like APWG</text:p>
          </table:table-cell>
          <table:table-cell office:value-type="string" calcext:value-type="string">
            <text:p>Send emails from main, recognizable domain; direct users to make sensitive account changes from their site (without linking); document communication practices in their support center </text:p>
            <text:p>Avoid using links in emails</text:p>
          </table:table-cell>
          <table:table-cell office:value-type="string" calcext:value-type="string">
            <text:p> </text:p>
          </table:table-cell>
          <table:table-cell office:value-type="string" calcext:value-type="string">
            <text:p>Offer security awareness around phishing for your customer base (e.g. videos, etc.) Use DMARC guidance on phishing.</text:p>
          </table:table-cell>
          <table:table-cell table:number-columns-repeated="3" office:value-type="string" calcext:value-type="string">
            <text:p> </text:p>
          </table:table-cell>
          <table:table-cell office:value-type="string" calcext:value-type="string">
            <text:p>SM; SD</text:p>
          </table:table-cell>
          <table:table-cell table:number-columns-repeated="3" office:value-type="string" calcext:value-type="string">
            <text:p> </text:p>
          </table:table-cell>
        </table:table-row>
        <table:table-row table:style-name="ro25">
          <table:covered-table-cell/>
          <table:table-cell office:value-type="string" calcext:value-type="string">
            <text:p>SP.2</text:p>
          </table:table-cell>
          <table:table-cell office:value-type="string" calcext:value-type="string">
            <text:p>Lack of support for 2FA (Two Factor Authentication) or MFA (Multi-factor Authentication) to control account access</text:p>
          </table:table-cell>
          <table:table-cell table:number-columns-repeated="2" office:value-type="string" calcext:value-type="string">
            <text:p> </text:p>
          </table:table-cell>
          <table:table-cell office:value-type="string" calcext:value-type="string" table:number-columns-spanned="12" table:number-rows-spanned="1">
            <text:p>Credential stuffing and account take over attacks are easier to conduct w/o 2FA and or MFA. On the flip side, it creates high friction when changing devices, phone numbers, and forgetting your password</text:p>
          </table:table-cell>
          <table:covered-table-cell table:number-columns-repeated="11"/>
          <table:table-cell office:value-type="string" calcext:value-type="string">
            <text:p>23andme only use first factor but the data it holds is highly sensitive </text:p>
            <text:p/>
            <text:p>Some Credit file agencies (CreditKarma in the UK) only use first factor but have highly sensitive information available online</text:p>
          </table:table-cell>
          <table:table-cell office:value-type="string" calcext:value-type="string">
            <text:p><text:a xlink:href="https://www.creditkarma.co.uk/" xlink:type="simple">See 23andme and https://www.creditkarma.co.uk/ account creation process </text:a></text:p>
          </table:table-cell>
          <table:table-cell office:value-type="string" calcext:value-type="string">
            <text:p><text:a xlink:href="https://www.getsafeonline.org/protecting-yourself/passwords/_)" xlink:type="simple">If the service offers you the option to setup a second factor, do so. However, not all services offer this option. To reduce your threat of an account being hacked or taken over, make sure you are careful about any emails that contain links or attachments (they could be phishing emails) and make sure any passwords you do use are not shared, unique to each account, and robust (see advice here: https://www.getsafeonline.org/protecting-yourself/passwords/_ )</text:a></text:p>
          </table:table-cell>
          <table:table-cell office:value-type="string" calcext:value-type="string">
            <text:p> </text:p>
          </table:table-cell>
          <table:table-cell office:value-type="string" calcext:value-type="string">
            <text:p>Offer or require 2FA/MFA during account setup and make a concerted effort for feature adoption for users that signed up before the requirement</text:p>
            <text:p/>
            <text:p>Implement 2FA for accounts that hold personal and sensitive data.</text:p>
          </table:table-cell>
          <table:table-cell table:number-columns-repeated="3" office:value-type="string" calcext:value-type="string">
            <text:p> </text:p>
          </table:table-cell>
          <table:table-cell office:value-type="string" calcext:value-type="string">
            <text:p>SM; SD</text:p>
          </table:table-cell>
          <table:table-cell table:number-columns-repeated="3" office:value-type="string" calcext:value-type="string">
            <text:p> </text:p>
          </table:table-cell>
        </table:table-row>
        <table:table-row table:style-name="ro26">
          <table:covered-table-cell/>
          <table:table-cell office:value-type="string" calcext:value-type="string">
            <text:p>SP.3</text:p>
          </table:table-cell>
          <table:table-cell office:value-type="string" calcext:value-type="string">
            <text:p>Only offers SMS/Text MFA </text:p>
          </table:table-cell>
          <table:table-cell table:number-columns-repeated="2" office:value-type="string" calcext:value-type="string">
            <text:p> </text:p>
          </table:table-cell>
          <table:table-cell office:value-type="string" calcext:value-type="string" table:number-columns-spanned="12" table:number-rows-spanned="1">
            <text:p>While SMS is better than nothing for most consumers, it leaves them vulnerable to SIM hijacking takeovers; That being said, it also increases the friction when the user is locked out of their account by forgetting their password or losing / replacing their device that manages their OTP (One Time Password) application </text:p>
          </table:table-cell>
          <table:covered-table-cell table:number-columns-repeated="11"/>
          <table:table-cell office:value-type="string" calcext:value-type="string">
            <text:p>Any recovery system that does not offer recovery paths other than local device based text notification.</text:p>
          </table:table-cell>
          <table:table-cell office:value-type="string" calcext:value-type="string">
            <text:p><text:a xlink:href="https://www.symantec.com/connect/blogs/password-recovery-scam-tricks-users-handing-over-email-account-access" xlink:type="simple">https://www.symantec.com/connect/blogs/password-recovery-scam-tricks-users-handing-over-email-account-access</text:a> ([86] 2015)</text:p>
          </table:table-cell>
          <table:table-cell office:value-type="string" calcext:value-type="string">
            <text:p>Duo, Google authenticator app, and others are great vendors in this OTP MFA space</text:p>
          </table:table-cell>
          <table:table-cell office:value-type="string" calcext:value-type="string">
            <text:p> </text:p>
          </table:table-cell>
          <table:table-cell office:value-type="string" calcext:value-type="string">
            <text:p>Offer OTP MFA </text:p>
          </table:table-cell>
          <table:table-cell table:number-columns-repeated="3" office:value-type="string" calcext:value-type="string">
            <text:p> </text:p>
          </table:table-cell>
          <table:table-cell office:value-type="string" calcext:value-type="string">
            <text:p>SD</text:p>
          </table:table-cell>
          <table:table-cell table:number-columns-repeated="3" office:value-type="string" calcext:value-type="string">
            <text:p> </text:p>
          </table:table-cell>
        </table:table-row>
        <table:table-row table:style-name="ro11">
          <table:covered-table-cell/>
          <table:table-cell office:value-type="string" calcext:value-type="string">
            <text:p>SP.4</text:p>
          </table:table-cell>
          <table:table-cell office:value-type="string" calcext:value-type="string">
            <text:p>Creating a false sense of security </text:p>
          </table:table-cell>
          <table:table-cell table:number-columns-repeated="2" office:value-type="string" calcext:value-type="string">
            <text:p> </text:p>
          </table:table-cell>
          <table:table-cell office:value-type="string" calcext:value-type="string" table:number-columns-spanned="12" table:number-rows-spanned="1">
            <text:p>It is very difficult for people to know what is real and what isn't. Vendors need to come up with more elegant solutions to consumer security sense</text:p>
          </table:table-cell>
          <table:covered-table-cell table:number-columns-repeated="11"/>
          <table:table-cell office:value-type="string" calcext:value-type="string">
            <text:p><text:a xlink:href="https://docs.apwg.org/reports/apwg_trends_report_q4_2018.pdf" xlink:type="simple">58% of phishing sites use HTTPS: https://docs.apwg.org/reports/apwg_trends_report_q4_2018.pdf ([21], 2019)</text:a></text:p>
          </table:table-cell>
          <table:table-cell office:value-type="string" calcext:value-type="string">
            <text:p>Google has mandated the use of HTTPS by all - penalizing them with poor search results otherwise. Whilst on the surface this may seem sensible, in reality this has not worked. Now more than 50% of spoof sites are HTTPS (see APWG reports).</text:p>
          </table:table-cell>
          <table:table-cell office:value-type="string" calcext:value-type="string">
            <text:p>Be aware that not all sites with HTTPS are secure - be phishing aware.</text:p>
          </table:table-cell>
          <table:table-cell office:value-type="string" calcext:value-type="string">
            <text:p> </text:p>
          </table:table-cell>
          <table:table-cell office:value-type="string" calcext:value-type="string">
            <text:p>Offer security awareness around phishing for your customer base (e.g. videos, etc.) Use DMARC guidance on phishing.</text:p>
          </table:table-cell>
          <table:table-cell table:number-columns-repeated="3" office:value-type="string" calcext:value-type="string">
            <text:p> </text:p>
          </table:table-cell>
          <table:table-cell office:value-type="string" calcext:value-type="string">
            <text:p>SM</text:p>
          </table:table-cell>
          <table:table-cell table:number-columns-repeated="3" office:value-type="string" calcext:value-type="string">
            <text:p> </text:p>
          </table:table-cell>
        </table:table-row>
        <table:table-row table:style-name="ro26">
          <table:covered-table-cell/>
          <table:table-cell office:value-type="string" calcext:value-type="string">
            <text:p>SP.5</text:p>
          </table:table-cell>
          <table:table-cell office:value-type="string" calcext:value-type="string">
            <text:p>No phone / email verification</text:p>
          </table:table-cell>
          <table:table-cell table:number-columns-repeated="2" office:value-type="string" calcext:value-type="string">
            <text:p> </text:p>
          </table:table-cell>
          <table:table-cell office:value-type="string" calcext:value-type="string" table:number-columns-spanned="12" table:number-rows-spanned="1">
            <text:p>Makes it easy for account takeover with password resets </text:p>
          </table:table-cell>
          <table:covered-table-cell table:number-columns-repeated="11"/>
          <table:table-cell office:value-type="string" calcext:value-type="string">
            <text:p>Any website or app that doesn't verify using phone or email.</text:p>
          </table:table-cell>
          <table:table-cell office:value-type="string" calcext:value-type="string">
            <text:p> </text:p>
          </table:table-cell>
          <table:table-cell office:value-type="string" calcext:value-type="string">
            <text:p>Be wary of sites/services that don't require verification during account set up.</text:p>
          </table:table-cell>
          <table:table-cell office:value-type="string" calcext:value-type="string">
            <text:p> </text:p>
          </table:table-cell>
          <table:table-cell office:value-type="string" calcext:value-type="string">
            <text:p>Require verification to complete the signup process</text:p>
          </table:table-cell>
          <table:table-cell table:number-columns-repeated="7" office:value-type="string" calcext:value-type="string">
            <text:p> </text:p>
          </table:table-cell>
        </table:table-row>
        <table:table-row table:style-name="ro10">
          <table:covered-table-cell/>
          <table:table-cell office:value-type="string" calcext:value-type="string">
            <text:p>SP.6</text:p>
          </table:table-cell>
          <table:table-cell office:value-type="string" calcext:value-type="string">
            <text:p>Primative Password Strength Feedback</text:p>
          </table:table-cell>
          <table:table-cell table:number-columns-repeated="2" office:value-type="string" calcext:value-type="string">
            <text:p> </text:p>
          </table:table-cell>
          <table:table-cell office:value-type="string" calcext:value-type="string" table:number-columns-spanned="12" table:number-rows-spanned="1">
            <text:p>Password strength validation relies only on validation of mixed character sets allowing users to reuse similar, potentially previously compromised, passwords across most services making them vulnerable to credential reuse and credential stuffing attacks.</text:p>
          </table:table-cell>
          <table:covered-table-cell table:number-columns-repeated="11"/>
          <table:table-cell office:value-type="string" calcext:value-type="string">
            <text:p>Multitude all over the internet</text:p>
          </table:table-cell>
          <table:table-cell office:value-type="string" calcext:value-type="string">
            <text:p><text:a xlink:href="https://haveibeenpwned.com/" xlink:type="simple">https://haveibeenpwned.com/</text:a></text:p>
          </table:table-cell>
          <table:table-cell office:value-type="string" calcext:value-type="string">
            <text:p>Passwords should be compared against databases of known compromised passwords and not mark previously compromised passwords as "Strong"</text:p>
          </table:table-cell>
          <table:table-cell table:number-columns-repeated="9" office:value-type="string" calcext:value-type="string">
            <text:p> </text:p>
          </table:table-cell>
        </table:table-row>
        <table:table-row table:style-name="ro23">
          <table:table-cell table:style-name="ce1" office:value-type="string" calcext:value-type="string" table:number-columns-spanned="1" table:number-rows-spanned="2">
            <text:p>IRL Hybrid Practices [IRLH]</text:p>
          </table:table-cell>
          <table:table-cell office:value-type="string" calcext:value-type="string">
            <text:p>IRLH.1</text:p>
          </table:table-cell>
          <table:table-cell office:value-type="string" calcext:value-type="string">
            <text:p>Online store sells sells harmful, banned and counterfeit products.</text:p>
          </table:table-cell>
          <table:table-cell office:value-type="string" calcext:value-type="string">
            <text:p> </text:p>
          </table:table-cell>
          <table:table-cell office:value-type="string" calcext:value-type="string">
            <text:p>Inadequate curation/moderation</text:p>
          </table:table-cell>
          <table:table-cell office:value-type="string" calcext:value-type="string" table:number-columns-spanned="12" table:number-rows-spanned="1">
            <text:p>1. Value of the exchange is below the cost. Holder may unknowingly be liable for possession of legally toxic products.</text:p>
            <text:p/>
            <text:p>2. A product marked with a credible mark of assurance is not actually qualified as "Safe".</text:p>
          </table:table-cell>
          <table:covered-table-cell table:number-columns-repeated="11"/>
          <table:table-cell office:value-type="string" calcext:value-type="string">
            <text:p>1. A buyer unwittingly acquires a counterfeit item. It is sold thereafter resold to another buyer who determines the in-authenticity and takes legal recourse vs unwitting buyer of the counterfeit item.</text:p>
            <text:p/>
            <text:p>2. "In 2016, UL partnered with Apple to evaluate the dangers of counterfeit iPhone</text:p>
            <text:p>chargers. In a controlled test program, our engineers tested 400 counterfeit adapters</text:p>
            <text:p>bearing UL marks and the results were literally shocking: the overall failure rate</text:p>
            <text:p>exceeded 99 percent. All but three adapters presented fire and shock hazards.</text:p>
            <text:p>Twelve were so poorly made that they posed a risk of electrocution."</text:p>
          </table:table-cell>
          <table:table-cell office:value-type="string" calcext:value-type="string">
            <text:p>1. "Tiffany &amp; Company was spending millions of dollars chasing down counterfeit jewelry and other items on the Internet. Large groups of offenders were listing counterfeit Tiffany items on eBay. Therefore, Tiffany decided to sue eBay for trademark infringement claiming that the online auction house facilitated the sale of the counterfeit items. The Federal District Court in Manhattan disagreed with Tiffany on all counts and in April of this year the Second Circuit Court of Appeals agreed." </text:p>
            <text:p/>
            <text:p><text:a xlink:href="https://www.practicalecommerce.com/Legal-When-Merchants-Are-Liable-for-Selling-Counterfeit-Brands" xlink:type="simple">https://www.practicalecommerce.com/Legal-When-Merchants-Are-Liable-for-Selling-Counterfeit-Brands</text:a> ([22], 2010)</text:p>
            <text:p/>
            <text:p>2. <text:a xlink:href="https://www.finance.senate.gov/imo/media/doc/35965.pdf" xlink:type="simple">https://www.finance.senate.gov/imo/media/doc/35965.pdf</text:a> ([23], 2018)</text:p>
            <text:p/>
            <text:p>3. <text:a xlink:href="https://www.theverge.com/2019/8/23/20829933/amazon-selling-third-party-unsafe-banned-products-wsj-report" xlink:type="simple">https://www.theverge.com/2019/8/23/20829933/amazon-selling-third-party-unsafe-banned-products-wsj-report</text:a> ([24], 2019)</text:p>
          </table:table-cell>
          <table:table-cell office:value-type="string" calcext:value-type="string">
            <text:p>Be mindful and aware as an online shopper. Look for certifications such as UL, NSF, etc.</text:p>
          </table:table-cell>
          <table:table-cell table:number-columns-repeated="5" office:value-type="string" calcext:value-type="string">
            <text:p> </text:p>
          </table:table-cell>
          <table:table-cell office:value-type="string" calcext:value-type="string">
            <text:p>2ndary -jso</text:p>
          </table:table-cell>
          <table:table-cell table:number-columns-repeated="3" office:value-type="string" calcext:value-type="string">
            <text:p> </text:p>
          </table:table-cell>
        </table:table-row>
        <table:table-row table:style-name="ro5">
          <table:covered-table-cell/>
          <table:table-cell office:value-type="string" calcext:value-type="string">
            <text:p>IRLH.2</text:p>
          </table:table-cell>
          <table:table-cell office:value-type="string" calcext:value-type="string">
            <text:p>Beacons in stores/retail active without consent, choice, and/or transparency.</text:p>
          </table:table-cell>
          <table:table-cell office:value-type="string" calcext:value-type="string">
            <text:p> </text:p>
          </table:table-cell>
          <table:table-cell office:value-type="string" calcext:value-type="string">
            <text:p>Surveillance, information collection without consent; </text:p>
          </table:table-cell>
          <table:table-cell office:value-type="string" calcext:value-type="string" table:number-columns-spanned="12" table:number-rows-spanned="1">
            <text:p>Retail beacons track your presence and your behavior: how long you stay in a store, what parts of the store you spend more time in, etc. ostensibly to provide you with personalized location based deals and information.</text:p>
            <text:p/>
            <text:p>Services are uniquely identifying you and potentially correlating mass data, including behavior, and use it for whatever purpose they want.</text:p>
            <text:p/>
            <text:p>"Beacons and other sensors, however, can detect a phone’s MAC address and register its location without any apps or even consumer knowledge....“It’s only when you’ve opted into an app that I know it’s you,”" </text:p>
            <text:p/>
            <text:p>"“The MAC address is a unique identifier,” says the World Privacy Forum’s Dixon. “It’s very simple at this point to attach a MAC address with a unique user.”</text:p>
          </table:table-cell>
          <table:covered-table-cell table:number-columns-repeated="11"/>
          <table:table-cell office:value-type="string" calcext:value-type="string">
            <text:p>"Apple has been a leader in the field. Its iBeacon technology was built into its iOS7 operating system and lets iPhones and iPads constantly scan for nearby iBeacon transmitters. Once the device identifies an iBeacon sensor, it can wake up an app on the phone, even if that app is closed."</text:p>
          </table:table-cell>
          <table:table-cell office:value-type="string" calcext:value-type="string">
            <text:p><text:a xlink:href="https://www.rightpoint.com/thought/2018/11/16/beacon-technology" xlink:type="simple">https://www.rightpoint.com/thought/2018/11/16/beacon-technology</text:a> ([25], 2018)</text:p>
            <text:p/>
            <text:p><text:a xlink:href="https://www.creditcards.com/credit-card-news/retailer-beacons-track-phone-shop-privacy-1280.php" xlink:type="simple">https://www.creditcards.com/credit-card-news/retailer-beacons-track-phone-shop-privacy-1280.php</text:a> ([26], 2014)</text:p>
          </table:table-cell>
          <table:table-cell office:value-type="string" calcext:value-type="string">
            <text:p>1) Turn off Bluetooth [does this disable iPhones iBeacon?]. (2) only download retail apps for trusted vendors.</text:p>
          </table:table-cell>
          <table:table-cell office:value-type="string" calcext:value-type="string">
            <text:p> </text:p>
          </table:table-cell>
          <table:table-cell office:value-type="string" calcext:value-type="string">
            <text:p>(1) Handset Manufacturers: default state is no beacon/transmitting. (2) Retailers: Need a new solution where beacon is controlled by downloaded application, which defaults to Beacon Disabled until user enables it. </text:p>
            <text:p/>
            <text:p>(3) offer individual easy methods to fine tune permissions beacons. </text:p>
            <text:p>(4) don't use MAC address to id individuals.</text:p>
          </table:table-cell>
          <table:table-cell table:number-columns-repeated="3" office:value-type="string" calcext:value-type="string">
            <text:p> </text:p>
          </table:table-cell>
          <table:table-cell office:value-type="string" calcext:value-type="string">
            <text:p>LL</text:p>
          </table:table-cell>
          <table:table-cell table:number-columns-repeated="3" office:value-type="string" calcext:value-type="string">
            <text:p> </text:p>
          </table:table-cell>
        </table:table-row>
        <table:table-row table:style-name="ro26">
          <table:table-cell table:style-name="ce1" office:value-type="string" calcext:value-type="string" table:number-columns-spanned="1" table:number-rows-spanned="2">
            <text:p>Burden of Decision-making [BODM]</text:p>
          </table:table-cell>
          <table:table-cell office:value-type="string" calcext:value-type="string">
            <text:p>BODM.1</text:p>
          </table:table-cell>
          <table:table-cell office:value-type="string" calcext:value-type="string">
            <text:p>The burden for ensuring a dignity- and privacy-respecting relationship is placed on the user.</text:p>
          </table:table-cell>
          <table:table-cell office:value-type="string" calcext:value-type="string">
            <text:p> </text:p>
          </table:table-cell>
          <table:table-cell office:value-type="string" calcext:value-type="string">
            <text:p>Risk Pushed on Individual</text:p>
          </table:table-cell>
          <table:table-cell office:value-type="string" calcext:value-type="string" table:number-columns-spanned="12" table:number-rows-spanned="1">
            <text:p>People must have legal and technical know-how plus time and resources to fully study Terms of Service and Privacy policies for *every* service provider in their lives. And fine tune settings to reasonable privacy [for me]. Research in 2012 found it would take 76 working days to read all Privacy Policies alone.</text:p>
            <text:p/>
            <text:p>Implication to US national GDP: $781B annual cost.</text:p>
          </table:table-cell>
          <table:covered-table-cell table:number-columns-repeated="11"/>
          <table:table-cell office:value-type="string" calcext:value-type="string">
            <text:p>Burying sensitive privacy settings in menus.</text:p>
          </table:table-cell>
          <table:table-cell office:value-type="string" calcext:value-type="string">
            <text:p><text:a xlink:href="https://www.theatlantic.com/technology/archive/2012/03/reading-the-privacy-policies-you-encounter-in-a-year-would-take-76-work-days/253851/" xlink:type="simple">https://www.theatlantic.com/technology/archive/2012/03/reading-the-privacy-policies-you-encounter-in-a-year-would-take-76-work-days/253851/ ([27], 2012)</text:a></text:p>
          </table:table-cell>
          <table:table-cell office:value-type="string" calcext:value-type="string">
            <text:p>User TOSDR.org. Use privacy settings. Talk to your congresspeople.</text:p>
          </table:table-cell>
          <table:table-cell office:value-type="string" calcext:value-type="string">
            <text:p> </text:p>
          </table:table-cell>
          <table:table-cell office:value-type="string" calcext:value-type="string">
            <text:p>Make readable, highly understandable and brief TOS and Privacy Policies. </text:p>
          </table:table-cell>
          <table:table-cell table:number-columns-repeated="2" office:value-type="string" calcext:value-type="string">
            <text:p> </text:p>
          </table:table-cell>
          <table:table-cell office:value-type="string" calcext:value-type="string">
            <text:p>Me2B Certification criteria.</text:p>
          </table:table-cell>
          <table:table-cell table:number-columns-repeated="4" office:value-type="string" calcext:value-type="string">
            <text:p> </text:p>
          </table:table-cell>
        </table:table-row>
        <table:table-row table:style-name="ro20">
          <table:covered-table-cell/>
          <table:table-cell office:value-type="string" calcext:value-type="string">
            <text:p>BODM.2</text:p>
          </table:table-cell>
          <table:table-cell office:value-type="string" calcext:value-type="string">
            <text:p>"Consent and control quickly turn FIPs-based privacy rules into formalistic exercises designed to extract consent and use the gift of control to saddle the data subject with the risk of loss for data misuse."</text:p>
          </table:table-cell>
          <table:table-cell office:value-type="string" calcext:value-type="string">
            <text:p> </text:p>
          </table:table-cell>
          <table:table-cell office:value-type="string" calcext:value-type="string">
            <text:p>Risk Pushed on Individual</text:p>
          </table:table-cell>
          <table:table-cell office:value-type="string" calcext:value-type="string" table:number-columns-spanned="12" table:number-rows-spanned="1">
            <text:p>In poorly constructed consent schemas, users bear the risk without any real agency. What seems like "control" isn't, but still puts the risks onto the individual.</text:p>
          </table:table-cell>
          <table:covered-table-cell table:number-columns-repeated="11"/>
          <table:table-cell office:value-type="string" calcext:value-type="string">
            <text:p>Nearly all cookie consent User experiences. Clickwrap, Browsewrap, Scrollwrap and SignInWrap are all legally enforceable in the US, but reflect the harm of putting the burden of risk squarely on the individual.</text:p>
          </table:table-cell>
          <table:table-cell office:value-type="string" calcext:value-type="string">
            <text:p><text:a xlink:href="https://digitalcommons.law.umaryland.edu/cgi/viewcontent.cgi?article=3759&amp;context=mlr" xlink:type="simple">https://digitalcommons.law.umaryland.edu/cgi/viewcontent.cgi?article=3759&amp;context=mlr</text:a> ([28], 2017)</text:p>
            <text:p/>
            <text:p><text:a xlink:href="https://proctorbrant.com/clickwrap-and-other-types-of-online-contracts-four-principles-to-follow-in-creating-a-legally-enforceable-electronic-agreement" xlink:type="simple">https://proctorbrant.com/clickwrap-and-other-types-of-online-contracts-four-principles-to-follow-in-creating-a-legally-enforceable-electronic-agreement</text:a> / ([29], 2019)</text:p>
          </table:table-cell>
          <table:table-cell office:value-type="string" calcext:value-type="string">
            <text:p>Talk to your congresspeople.</text:p>
          </table:table-cell>
          <table:table-cell office:value-type="string" calcext:value-type="string">
            <text:p> </text:p>
          </table:table-cell>
          <table:table-cell office:value-type="string" calcext:value-type="string">
            <text:p>Make readable, highly understandable and brief TOS and Privacy Policies. </text:p>
          </table:table-cell>
          <table:table-cell table:number-columns-repeated="2" office:value-type="string" calcext:value-type="string">
            <text:p> </text:p>
          </table:table-cell>
          <table:table-cell office:value-type="string" calcext:value-type="string">
            <text:p>TOS and PP ratings and warnings. Support legal action in the US to change the laws around Clickwrap et al.</text:p>
          </table:table-cell>
          <table:table-cell office:value-type="string" calcext:value-type="string">
            <text:p>LL</text:p>
          </table:table-cell>
          <table:table-cell table:number-columns-repeated="3" office:value-type="string" calcext:value-type="string">
            <text:p> </text:p>
          </table:table-cell>
        </table:table-row>
        <table:table-row table:style-name="ro25">
          <table:table-cell table:style-name="ce1" office:value-type="string" calcext:value-type="string" table:number-columns-spanned="1" table:number-rows-spanned="12">
            <text:p>Surveillance [SURV]</text:p>
          </table:table-cell>
          <table:table-cell office:value-type="string" calcext:value-type="string">
            <text:p>SURV.1</text:p>
          </table:table-cell>
          <table:table-cell office:value-type="string" calcext:value-type="string">
            <text:p>Manufacturers fail to disclose recording capabilities in connected devices.</text:p>
          </table:table-cell>
          <table:table-cell office:value-type="string" calcext:value-type="string">
            <text:p>Surveillance</text:p>
          </table:table-cell>
          <table:table-cell office:value-type="string" calcext:value-type="string">
            <text:p>Surveillance without consent; (Information Collection without Consent); Lack of disclosure</text:p>
          </table:table-cell>
          <table:table-cell office:value-type="string" calcext:value-type="string" table:number-columns-spanned="12" table:number-rows-spanned="1">
            <text:p>Microphones and cameras may record and share audio/visual data without knowledge or consent, disclosing confidential or sensitive information.</text:p>
          </table:table-cell>
          <table:covered-table-cell table:number-columns-repeated="11"/>
          <table:table-cell office:value-type="string" calcext:value-type="string">
            <text:p>IoT or other connected hardware device unexpectedly and unknowingly has a microphone and or camera or other tracking sensor.</text:p>
          </table:table-cell>
          <table:table-cell office:value-type="string" calcext:value-type="string">
            <text:p><text:a xlink:href="https://www.reuters.com/article/us-alphabet-nest/google-fails-to-disclose-microphone-in-nest-secure-idUSKCN1Q92F8" xlink:type="simple">https://www.reuters.com/article/us-alphabet-nest/google-fails-to-disclose-microphone-in-nest-secure-idUSKCN1Q92F8 ([30], 2019)</text:a></text:p>
          </table:table-cell>
          <table:table-cell office:value-type="string" calcext:value-type="string">
            <text:p>Carefully read product packaging, and hope it discloses all dormant capabilities.</text:p>
          </table:table-cell>
          <table:table-cell office:value-type="string" calcext:value-type="string">
            <text:p> </text:p>
          </table:table-cell>
          <table:table-cell office:value-type="string" calcext:value-type="string">
            <text:p>All IoT and other hardware devices must clearly indicate if they have audio and/or visual recording capabilities, including who has access to the media files/streams. If so, the individual must grant permission to all uses.</text:p>
          </table:table-cell>
          <table:table-cell table:number-columns-repeated="7" office:value-type="string" calcext:value-type="string">
            <text:p> </text:p>
          </table:table-cell>
        </table:table-row>
        <table:table-row table:style-name="ro27">
          <table:covered-table-cell/>
          <table:table-cell office:value-type="string" calcext:value-type="string">
            <text:p>SURV.2</text:p>
          </table:table-cell>
          <table:table-cell office:value-type="string" calcext:value-type="string">
            <text:p>Connected devices are always listening and possibly storing recordings.</text:p>
          </table:table-cell>
          <table:table-cell office:value-type="string" calcext:value-type="string">
            <text:p>Surveillance</text:p>
          </table:table-cell>
          <table:table-cell office:value-type="string" calcext:value-type="string">
            <text:p>Abuse of data collection purpose; lack of transparency</text:p>
          </table:table-cell>
          <table:table-cell office:value-type="string" calcext:value-type="string" table:number-columns-spanned="12" table:number-rows-spanned="1">
            <text:p>Recorded media could be shared with third party services for monetization means unbeknownst to you. </text:p>
            <text:p/>
            <text:p>Recorded media could be shared with humans for additional natural language processing.</text:p>
          </table:table-cell>
          <table:covered-table-cell table:number-columns-repeated="11"/>
          <table:table-cell office:value-type="string" calcext:value-type="string">
            <text:p>1. Through Siri, Apple contractors hear "countless instances of recordings featuring private discussions between doctors and patients, business deals, seemingly criminal dealings, sexual encounters and so on. These recordings are accompanied by user data showing location, contact details, and app data.” </text:p>
            <text:p/>
            <text:p>2. Amazon uses humans to parse commands and perform additional AI analysis. ("Mechanical Turk")</text:p>
            <text:p/>
            <text:p>3. Smart TVs are watching you. " Vizio’s Smart TVs track your viewing habits and share it with advertisers, who can then find you on your phone and other devices."</text:p>
          </table:table-cell>
          <table:table-cell office:value-type="string" calcext:value-type="string">
            <text:p>Siri <text:a xlink:href="https://www.theguardian.com/technology/2019/jul/26/apple-contractors-regularly-hear-confidential-details-on-siri-recordings" xlink:type="simple">https://www.theguardian.com/technology/2019/jul/26/apple-contractors-regularly-hear-confidential-details-on-siri-recordings</text:a> ([31], 2019)</text:p>
            <text:p/>
            <text:p>Amazon: <text:a xlink:href="https://www.cnn.com/2019/04/11/tech/amazon-alexa-listening/index.html" xlink:type="simple">https://www.cnn.com/2019/04/11/tech/amazon-alexa-listening/index.html</text:a> ([32], 2019)</text:p>
            <text:p/>
            <text:p>Vizio: <text:a xlink:href="https://arstechnica.com/information-technology/2015/11/own-a-vizio-smart-tv-its-watching-you/" xlink:type="simple">https://arstechnica.com/information-technology/2015/11/own-a-vizio-smart-tv-its-watching-you/</text:a> ([33], 2015)</text:p>
          </table:table-cell>
          <table:table-cell office:value-type="string" calcext:value-type="string">
            <text:p>Use video camera/webcam lens covers on all devices with cameras. Mute the microphone when not in use. Unplug device when not in use. </text:p>
            <text:p/>
            <text:p>Organizations who employ "Mechanical Turk"/ Human AI enhancement: use appropriate screening and security practices to staff Human AI team.</text:p>
          </table:table-cell>
          <table:table-cell office:value-type="string" calcext:value-type="string">
            <text:p> </text:p>
          </table:table-cell>
          <table:table-cell office:value-type="string" calcext:value-type="string">
            <text:p>All hardware devices must include physical lens covers and mute buttons. </text:p>
          </table:table-cell>
          <table:table-cell table:number-columns-repeated="7" office:value-type="string" calcext:value-type="string">
            <text:p> </text:p>
          </table:table-cell>
        </table:table-row>
        <table:table-row table:style-name="ro28">
          <table:covered-table-cell/>
          <table:table-cell office:value-type="string" calcext:value-type="string">
            <text:p>SURV.3</text:p>
          </table:table-cell>
          <table:table-cell office:value-type="string" calcext:value-type="string">
            <text:p>Connected devices collect [unexpectedly] sensitive information and may share for unexpected reasons.</text:p>
          </table:table-cell>
          <table:table-cell office:value-type="string" calcext:value-type="string">
            <text:p>Surveillance</text:p>
          </table:table-cell>
          <table:table-cell office:value-type="string" calcext:value-type="string">
            <text:p>Surveillance without consent; (Information Collection without Consent); Abuse of data collection purpose; Lack of disclosure</text:p>
          </table:table-cell>
          <table:table-cell office:value-type="string" calcext:value-type="string" table:number-columns-spanned="12" table:number-rows-spanned="1">
            <text:p>Disclosure of minor to highly sensitive information can be unexpectedly used or hacked and abused.</text:p>
          </table:table-cell>
          <table:covered-table-cell table:number-columns-repeated="11"/>
          <table:table-cell office:value-type="string" calcext:value-type="string">
            <text:p>Roombas have been busy mapping our homes, and now that data could be shared at any point in the future without our consent or awareness.</text:p>
          </table:table-cell>
          <table:table-cell office:value-type="string" calcext:value-type="string">
            <text:p><text:a xlink:href="https://www.theverge.com/2017/7/24/16021610/irobot-roomba-homa-map-data-sale" xlink:type="simple">Roomba - https://www.theverge.com/2017/7/24/16021610/irobot-roomba-homa-map-data-sale ([34], 2017) </text:a></text:p>
          </table:table-cell>
          <table:table-cell office:value-type="string" calcext:value-type="string">
            <text:p>Read the Privacy Policy very carefully. Ask experts. Disable internet connectivity. </text:p>
          </table:table-cell>
          <table:table-cell office:value-type="string" calcext:value-type="string">
            <text:p> </text:p>
          </table:table-cell>
          <table:table-cell office:value-type="string" calcext:value-type="string">
            <text:p>All devices must have an ability to disable the Internet-enabled "smart" capability. </text:p>
          </table:table-cell>
          <table:table-cell table:number-columns-repeated="7" office:value-type="string" calcext:value-type="string">
            <text:p> </text:p>
          </table:table-cell>
        </table:table-row>
        <table:table-row table:style-name="ro20">
          <table:covered-table-cell/>
          <table:table-cell office:value-type="string" calcext:value-type="string">
            <text:p>SURV.4</text:p>
          </table:table-cell>
          <table:table-cell office:value-type="string" calcext:value-type="string">
            <text:p>Surveillance data is being shared externally, and wasn't agreed to by the individual.</text:p>
          </table:table-cell>
          <table:table-cell office:value-type="string" calcext:value-type="string">
            <text:p>Surveillance, Secondary Use, Breach of Confidentiality, Disclosure</text:p>
          </table:table-cell>
          <table:table-cell office:value-type="string" calcext:value-type="string">
            <text:p>Information Dissemination without Consent</text:p>
          </table:table-cell>
          <table:table-cell office:value-type="string" calcext:value-type="string" table:number-columns-spanned="12" table:number-rows-spanned="1">
            <text:p>Wide variety of surveillance possibilities. Information shared with state agencies can lead to unintentional Surveillance State activities.</text:p>
          </table:table-cell>
          <table:covered-table-cell table:number-columns-repeated="11"/>
          <table:table-cell office:value-type="string" calcext:value-type="string">
            <text:p>Amazon Ring doorbells may be distributed by local law enforcement agencies thereby creating de facto surveillance environments.</text:p>
          </table:table-cell>
          <table:table-cell office:value-type="string" calcext:value-type="string">
            <text:p><text:a xlink:href="https://www.usatoday.com/story/tech/2019/07/19/amazons-ring-doorbell-cameras-raise-fears-surveillance-police/1775707001/" xlink:type="simple">Ring: https://www.usatoday.com/story/tech/2019/07/19/amazons-ring-doorbell-cameras-raise-fears-surveillance-police/1775707001/ ([35], 2019)</text:a></text:p>
          </table:table-cell>
          <table:table-cell office:value-type="string" calcext:value-type="string">
            <text:p>Express your opinion to local authorities related to this type of collaboration between personal devices and authorities. </text:p>
            <text:p/>
            <text:p>Do not contribute to apps that provide access to shared surveillance data.</text:p>
          </table:table-cell>
          <table:table-cell office:value-type="string" calcext:value-type="string">
            <text:p> </text:p>
          </table:table-cell>
          <table:table-cell office:value-type="string" calcext:value-type="string">
            <text:p>TBD</text:p>
          </table:table-cell>
          <table:table-cell table:number-columns-repeated="7" office:value-type="string" calcext:value-type="string">
            <text:p> </text:p>
          </table:table-cell>
        </table:table-row>
        <table:table-row table:style-name="ro5">
          <table:covered-table-cell/>
          <table:table-cell office:value-type="string" calcext:value-type="string">
            <text:p>SURV.5</text:p>
          </table:table-cell>
          <table:table-cell office:value-type="string" calcext:value-type="string">
            <text:p>Manufacturers don't allow individuals to disable recording capabilities in certain devices.</text:p>
          </table:table-cell>
          <table:table-cell office:value-type="string" calcext:value-type="string">
            <text:p>Surveillance</text:p>
          </table:table-cell>
          <table:table-cell office:value-type="string" calcext:value-type="string">
            <text:p>Abuse of data collection purpose. </text:p>
          </table:table-cell>
          <table:table-cell office:value-type="string" calcext:value-type="string" table:number-columns-spanned="12" table:number-rows-spanned="1">
            <text:p>Devices are potentially always listening, watching and storing/sharing/using recorded information.</text:p>
          </table:table-cell>
          <table:covered-table-cell table:number-columns-repeated="11"/>
          <table:table-cell office:value-type="string" calcext:value-type="string">
            <text:p>1. "...even if you opt out, your voice commands will still be captured. The </text:p>
            <text:p>SmartTV has a set of pre-programmed commands that it recognizes even if </text:p>
            <text:p>you opt out of voice recognition. Samsung will collect the text of those</text:p>
            <text:p>pre-programmed voice commands (though not your voice itself) and </text:p>
            <text:p>analyze how much you're using certain command."</text:p>
          </table:table-cell>
          <table:table-cell office:value-type="string" calcext:value-type="string">
            <text:p><text:a xlink:href="https://www.securityweek.com/when-iot-comes-office" xlink:type="simple">https://www.securityweek.com/when-iot-comes-office</text:a> ([36], 2006)</text:p>
            <text:p/>
            <text:p><text:a xlink:href="https://money.cnn.com/2015/02/09/technology/security/samsung-smart-tv-privacy/index.html" xlink:type="simple">https://money.cnn.com/2015/02/09/technology/security/samsung-smart-tv-privacy/index.html</text:a> ([37], 2015)</text:p>
          </table:table-cell>
          <table:table-cell office:value-type="string" calcext:value-type="string">
            <text:p>Use video camera/webcam lens covers on all devices with cameras. </text:p>
            <text:p/>
            <text:p>Mute the microphone when not in use. If can not Mute, unplug device when not in use. </text:p>
          </table:table-cell>
          <table:table-cell office:value-type="string" calcext:value-type="string">
            <text:p> </text:p>
          </table:table-cell>
          <table:table-cell office:value-type="string" calcext:value-type="string">
            <text:p>All hardware devices must include physical lens covers and mute buttons. And/or provide software controls to selectively disable microphones, cameras, etc. </text:p>
          </table:table-cell>
          <table:table-cell table:number-columns-repeated="2" office:value-type="string" calcext:value-type="string">
            <text:p> </text:p>
          </table:table-cell>
          <table:table-cell office:value-type="string" calcext:value-type="string">
            <text:p>Me2B needs to publish a formal position on Face Recognition.</text:p>
          </table:table-cell>
          <table:table-cell table:number-columns-repeated="4" office:value-type="string" calcext:value-type="string">
            <text:p> </text:p>
          </table:table-cell>
        </table:table-row>
        <table:table-row table:style-name="ro25">
          <table:covered-table-cell/>
          <table:table-cell office:value-type="string" calcext:value-type="string">
            <text:p>SURV.6</text:p>
          </table:table-cell>
          <table:table-cell office:value-type="string" calcext:value-type="string">
            <text:p>Keyboards digital phenotyping.</text:p>
          </table:table-cell>
          <table:table-cell office:value-type="string" calcext:value-type="string">
            <text:p>Surveillance</text:p>
          </table:table-cell>
          <table:table-cell office:value-type="string" calcext:value-type="string">
            <text:p>Surveillance without consent</text:p>
          </table:table-cell>
          <table:table-cell office:value-type="string" calcext:value-type="string" table:number-columns-spanned="12" table:number-rows-spanned="1">
            <text:p>As you use your device(s) patterns of use, such as number of keystrokes a minute, may be used to attempt to recognize your mood/emotional state. </text:p>
          </table:table-cell>
          <table:covered-table-cell table:number-columns-repeated="11"/>
          <table:table-cell office:value-type="string" calcext:value-type="string">
            <text:p>Sharecare says it doesn’t record the content of the calls it scans, it does collect phone numbers without informing the user.</text:p>
          </table:table-cell>
          <table:table-cell office:value-type="string" calcext:value-type="string">
            <text:p><text:a xlink:href="https://medcitynews.com/2019/01/digital-phenotyping-a-revolution-or-a-privacy-breach/?rf=1" xlink:type="simple">https://medcitynews.com/2019/01/digital-phenotyping-a-revolution-or-a-privacy-breach/?rf=1 ([38], 2019)</text:a></text:p>
          </table:table-cell>
          <table:table-cell office:value-type="string" calcext:value-type="string">
            <text:p>Make certain that this data collection method is not a part of the terms and conditions for apps being considered for use.</text:p>
            <text:p/>
            <text:p>Use up to date security/scanning software to surface these exploits in case they have been delivered covertly.</text:p>
          </table:table-cell>
          <table:table-cell table:number-columns-repeated="9" office:value-type="string" calcext:value-type="string">
            <text:p> </text:p>
          </table:table-cell>
        </table:table-row>
        <table:table-row table:style-name="ro29">
          <table:covered-table-cell/>
          <table:table-cell office:value-type="string" calcext:value-type="string">
            <text:p>SURV.7</text:p>
          </table:table-cell>
          <table:table-cell office:value-type="string" calcext:value-type="string">
            <text:p>Key stroke Surveillance</text:p>
          </table:table-cell>
          <table:table-cell office:value-type="string" calcext:value-type="string">
            <text:p>Surveillance</text:p>
          </table:table-cell>
          <table:table-cell office:value-type="string" calcext:value-type="string">
            <text:p>Surveillance without consent</text:p>
          </table:table-cell>
          <table:table-cell office:value-type="string" calcext:value-type="string" table:number-columns-spanned="12" table:number-rows-spanned="1">
            <text:p>Any information being typed may be captured for later use.</text:p>
          </table:table-cell>
          <table:covered-table-cell table:number-columns-repeated="11"/>
          <table:table-cell office:value-type="string" calcext:value-type="string">
            <text:p>"...criminals use keyloggers. They scrape up passwords, credit card and </text:p>
            <text:p>banking information, personal details, and more, to use in identity </text:p>
            <text:p>theft and other malicious deeds."</text:p>
          </table:table-cell>
          <table:table-cell office:value-type="string" calcext:value-type="string">
            <text:p><text:a xlink:href="https://www.pcworld.com/article/3199020/keyloggers-what-you-need-to-know-about-this-hidden-threat.html" xlink:type="simple">https://www.pcworld.com/article/3199020/keyloggers-what-you-need-to-know-about-this-hidden-threat.html ([39], 2017)</text:a></text:p>
          </table:table-cell>
          <table:table-cell office:value-type="string" calcext:value-type="string">
            <text:p>Keep your virus protection up to date and active.</text:p>
          </table:table-cell>
          <table:table-cell table:number-columns-repeated="9" office:value-type="string" calcext:value-type="string">
            <text:p> </text:p>
          </table:table-cell>
        </table:table-row>
        <table:table-row table:style-name="ro10">
          <table:covered-table-cell/>
          <table:table-cell office:value-type="string" calcext:value-type="string">
            <text:p>SURV.8</text:p>
          </table:table-cell>
          <table:table-cell office:value-type="string" calcext:value-type="string">
            <text:p>Surveillance is applied racially. </text:p>
          </table:table-cell>
          <table:table-cell office:value-type="string" calcext:value-type="string">
            <text:p>Surveillance</text:p>
          </table:table-cell>
          <table:table-cell office:value-type="string" calcext:value-type="string">
            <text:p>Racial bias perpetuation</text:p>
          </table:table-cell>
          <table:table-cell office:value-type="string" calcext:value-type="string" table:number-columns-spanned="12" table:number-rows-spanned="1">
            <text:p>"...marketed as localized social networks where people in a neighborhood can discuss local issues or share concerns. But all too often, they facilitate reporting of so-called “suspicious” behavior that really amounts to racial profiling. Take, for example, the story of an African-American real estate agent who was stopped by police because neighbors thought it was “suspicious” for him to ring a doorbell." ([40], 2019)</text:p>
          </table:table-cell>
          <table:covered-table-cell table:number-columns-repeated="11"/>
          <table:table-cell office:value-type="string" calcext:value-type="string">
            <text:p>"...African-American real estate agent who was stopped by police because neighbors thought it was 'suspicious' for him to ring a doorbell." ([40], 2019)</text:p>
          </table:table-cell>
          <table:table-cell office:value-type="string" calcext:value-type="string">
            <text:p><text:a xlink:href="https://www.eff.org/deeplinks/2019/08/amazons-ring-perfect-storm-privacy-threats" xlink:type="simple">https://www.eff.org/deeplinks/2019/08/amazons-ring-perfect-storm-privacy-threats ([40], 2019)</text:a></text:p>
          </table:table-cell>
          <table:table-cell office:value-type="string" calcext:value-type="string">
            <text:p>Spread awareness and education to people of the risks involved. Societies need to continually address systemic racial and other bias. </text:p>
          </table:table-cell>
          <table:table-cell office:value-type="string" calcext:value-type="string">
            <text:p> </text:p>
          </table:table-cell>
          <table:table-cell office:value-type="string" calcext:value-type="string">
            <text:p>Vendors need to continually be vigilant to how technologies can be used in harmful ways, including propagating bias.</text:p>
          </table:table-cell>
          <table:table-cell table:number-columns-repeated="7" office:value-type="string" calcext:value-type="string">
            <text:p> </text:p>
          </table:table-cell>
        </table:table-row>
        <table:table-row table:style-name="ro30">
          <table:covered-table-cell/>
          <table:table-cell office:value-type="string" calcext:value-type="string">
            <text:p>SURV.9</text:p>
          </table:table-cell>
          <table:table-cell office:value-type="string" calcext:value-type="string">
            <text:p>Zombie Cookies, Flash Cookies &amp; Perma Cookies</text:p>
          </table:table-cell>
          <table:table-cell table:number-columns-repeated="2" office:value-type="string" calcext:value-type="string">
            <text:p> </text:p>
          </table:table-cell>
          <table:table-cell office:value-type="string" calcext:value-type="string" table:number-columns-spanned="12" table:number-rows-spanned="1">
            <text:p>"A zombie cookie is an HTTP cookie that is recreated after deletion. The term was created by Attorney Joseph H. Malley who initiated the Super-Cookie Class Actions in 2010. Cookies are recreated from backups stored outside the web browser's dedicated cookie storage. It may be stored online or directly onto the visitor's computer, in a breach of browser security. This makes them very difficult to remove. These cookies may be installed on a web browser that has opted to not receive cookies since they do not completely rely on traditional cookies." [wikipedia]</text:p>
          </table:table-cell>
          <table:covered-table-cell table:number-columns-repeated="11"/>
          <table:table-cell office:value-type="string" calcext:value-type="string">
            <text:p>Flash Cookies [epic reference]</text:p>
          </table:table-cell>
          <table:table-cell office:value-type="string" calcext:value-type="string">
            <text:p><text:a xlink:href="https://en.wikipedia.org/wiki/Zombie_cookie" xlink:type="simple">https://en.wikipedia.org/wiki/Zombie_cookie</text:a> ([40])</text:p>
            <text:p/>
            <text:p><text:a xlink:href="https://epic.org/privacy/cookies/flash.html" xlink:type="simple">https://epic.org/privacy/cookies/flash.html</text:a> ([41], 2005)</text:p>
          </table:table-cell>
          <table:table-cell office:value-type="string" calcext:value-type="string">
            <text:p><text:a xlink:href="https://www.reputationdefender.com/blog/privacy/how-to-delete-flash-cookies-permacookies-and-zombie-cookies" xlink:type="simple">https://www.reputationdefender.com/blog/privacy/how-to-delete-flash-cookies-permacookies-and-zombie-cookies ([42], 2018)</text:a></text:p>
          </table:table-cell>
          <table:table-cell office:value-type="string" calcext:value-type="string">
            <text:p> </text:p>
          </table:table-cell>
          <table:table-cell office:value-type="string" calcext:value-type="string">
            <text:p>Don't use zombie cookies, flash cookies or perma-cookies. Minimize cookie usage in general.</text:p>
          </table:table-cell>
          <table:table-cell table:number-columns-repeated="2" office:value-type="string" calcext:value-type="string">
            <text:p> </text:p>
          </table:table-cell>
          <table:table-cell office:value-type="string" calcext:value-type="string">
            <text:p>Legislation? </text:p>
          </table:table-cell>
          <table:table-cell table:number-columns-repeated="4" office:value-type="string" calcext:value-type="string">
            <text:p> </text:p>
          </table:table-cell>
        </table:table-row>
        <table:table-row table:style-name="ro31">
          <table:covered-table-cell/>
          <table:table-cell office:value-type="string" calcext:value-type="string">
            <text:p>SURV.10</text:p>
          </table:table-cell>
          <table:table-cell office:value-type="string" calcext:value-type="string">
            <text:p>Browser fingerprinting uniquely identifies individuals</text:p>
          </table:table-cell>
          <table:table-cell office:value-type="string" calcext:value-type="string">
            <text:p>"A device fingerprint, machine fingerprint, or browser fingerprint is information collected about a remote computing device for the purpose of identification. Fingerprints can be used to fully or partially identify individual users or devices even when persistent cookies (and also zombie cookies) can't be read or stored in the browser, the client IP address is hidden, and even if one switches to another browser on the same device.[1] This may allow a remote application to detect and prevent online identity theft and credit card fraud,[2][3] but also to compile long-term records of individuals' browsing histories even when they're attempting to avoid tracking, raising a major concern for internet privacy advocates." ([wikipedia])</text:p>
          </table:table-cell>
          <table:table-cell office:value-type="string" calcext:value-type="string">
            <text:p>?</text:p>
          </table:table-cell>
          <table:table-cell office:value-type="string" calcext:value-type="string" table:number-columns-spanned="12" table:number-rows-spanned="1">
            <text:p>"A device fingerprint, machine fingerprint, or browser fingerprint is information collected about a remote computing device for the purpose of identification. Fingerprints can be used to fully or partially identify individual users or devices even when persistent cookies (and also zombie cookies) can't be read or stored in the browser, the client IP address is hidden, and even if one switches to another browser on the same device.[1] This may allow a remote application to detect and prevent online identity theft and credit card fraud,[2][3] but also to compile long-term records of individuals' browsing histories even when they're attempting to avoid tracking, raising a major concern for internet privacy advocates." ([wikipedia])</text:p>
          </table:table-cell>
          <table:covered-table-cell table:number-columns-repeated="11"/>
          <table:table-cell office:value-type="string" calcext:value-type="string">
            <text:p> </text:p>
          </table:table-cell>
          <table:table-cell office:value-type="string" calcext:value-type="string">
            <text:p><text:a xlink:href="https://pixelprivacy.com/resources/browser-fingerprinting/" xlink:type="simple">https://pixelprivacy.com/resources/browser-fingerprinting/</text:a> ([43])</text:p>
            <text:p/>
            <text:p><text:a xlink:href="https://restoreprivacy.com/browser-fingerprinting/" xlink:type="simple">https://restoreprivacy.com/browser-fingerprinting/</text:a> ([44])</text:p>
            <text:p/>
            <text:p><text:a xlink:href="https://en.wikipedia.org/wiki/Device_fingerprint" xlink:type="simple">https://en.wikipedia.org/wiki/Device_fingerprint</text:a> ([45])</text:p>
          </table:table-cell>
          <table:table-cell office:value-type="string" calcext:value-type="string">
            <text:p>Use privacy respecting browsers such as Brave, Firefox, Tor. Use the browser in "incognito mode" when possible.</text:p>
            <text:p/>
            <text:p>Use Panopticlick, Privacy Badger or other browser tools.</text:p>
            <text:p/>
            <text:p>To see your info use www.deviceinfo.me, and https://amiunique.org/ </text:p>
            <text:p/>
            <text:p>[restoreprivacy.com reference has excellent list of suggestions]</text:p>
            <text:p/>
            <text:p>Also here: https://amiunique.org/tools</text:p>
          </table:table-cell>
          <table:table-cell office:value-type="string" calcext:value-type="string">
            <text:p> </text:p>
          </table:table-cell>
          <table:table-cell office:value-type="string" calcext:value-type="string">
            <text:p>Don't do this. Minimize cookie usage.</text:p>
          </table:table-cell>
          <table:table-cell table:number-columns-repeated="2" office:value-type="string" calcext:value-type="string">
            <text:p> </text:p>
          </table:table-cell>
          <table:table-cell office:value-type="string" calcext:value-type="string">
            <text:p>Legislation? </text:p>
          </table:table-cell>
          <table:table-cell table:number-columns-repeated="4" office:value-type="string" calcext:value-type="string">
            <text:p> </text:p>
          </table:table-cell>
        </table:table-row>
        <table:table-row table:style-name="ro18">
          <table:covered-table-cell/>
          <table:table-cell office:value-type="string" calcext:value-type="string">
            <text:p>SURV.11</text:p>
          </table:table-cell>
          <table:table-cell office:value-type="string" calcext:value-type="string">
            <text:p>Canvas Fingerprinting</text:p>
          </table:table-cell>
          <table:table-cell table:number-columns-repeated="2" office:value-type="string" calcext:value-type="string">
            <text:p> </text:p>
          </table:table-cell>
          <table:table-cell office:value-type="string" calcext:value-type="string" table:number-columns-spanned="12" table:number-rows-spanned="1">
            <text:p>"Canvas fingerprinting actually recognizes your browser of choice based on its configuration. Information about the browser, operating system, fonts and other pieces of data are combined to create a unique profile. Once the profile is built, it can be shared with other sites and ad networks. In other words, you can be tracked without using cookies." [EPICxx]</text:p>
          </table:table-cell>
          <table:covered-table-cell table:number-columns-repeated="11"/>
          <table:table-cell office:value-type="string" calcext:value-type="string">
            <text:p> </text:p>
          </table:table-cell>
          <table:table-cell office:value-type="string" calcext:value-type="string">
            <text:p><text:a xlink:href="https://www.engadget.com/2018/06/05/Apple-safari-canvas-fingerprinting/" xlink:type="simple">https://www.engadget.com/2018/06/05/Apple-safari-canvas-fingerprinting/ ([46], 2018)</text:a></text:p>
          </table:table-cell>
          <table:table-cell office:value-type="string" calcext:value-type="string">
            <text:p>Use privacy respecting browsers such as Brave, Firefox, Tor. Use the browser in "incognito mode" when possible. Use Panopticlick, Privacy Badger or other browser tools</text:p>
          </table:table-cell>
          <table:table-cell office:value-type="string" calcext:value-type="string">
            <text:p> </text:p>
          </table:table-cell>
          <table:table-cell office:value-type="string" calcext:value-type="string">
            <text:p>Don't do this. Minimize cookie usage.</text:p>
          </table:table-cell>
          <table:table-cell table:number-columns-repeated="2" office:value-type="string" calcext:value-type="string">
            <text:p> </text:p>
          </table:table-cell>
          <table:table-cell office:value-type="string" calcext:value-type="string">
            <text:p>Legislation? </text:p>
          </table:table-cell>
          <table:table-cell table:number-columns-repeated="4" office:value-type="string" calcext:value-type="string">
            <text:p> </text:p>
          </table:table-cell>
        </table:table-row>
        <table:table-row table:style-name="ro32">
          <table:covered-table-cell/>
          <table:table-cell office:value-type="string" calcext:value-type="string">
            <text:p>SURV.12</text:p>
          </table:table-cell>
          <table:table-cell office:value-type="string" calcext:value-type="string">
            <text:p>Failure to obtain consent when performing Face Recognition.</text:p>
          </table:table-cell>
          <table:table-cell table:number-columns-repeated="2" office:value-type="string" calcext:value-type="string">
            <text:p> </text:p>
          </table:table-cell>
          <table:table-cell office:value-type="string" calcext:value-type="string" table:number-columns-spanned="12" table:number-rows-spanned="1">
            <text:p>"Specifically, the panel concluded that the</text:p>
            <text:p>development of a face template using facial-recognition</text:p>
            <text:p>technology without consent (as alleged in this case) invades</text:p>
            <text:p>an individual’s private affairs and concrete interests." ([84], 2019)</text:p>
          </table:table-cell>
          <table:covered-table-cell table:number-columns-repeated="11"/>
          <table:table-cell office:value-type="string" calcext:value-type="string">
            <text:p>"In 2010, Facebook launched a feature called Tag Suggestions. If Tag Suggestions is enabled, Facebook may use facial-recognition technology to analyze whether the user’s Facebook friends are in photos uploaded by that user. When a photo is uploaded, the technology scans the photo and detects whether it contains images of faces. If so, the technology extracts the various geometric data points that make a face unique, such as the distance between the eyes,nose, and ears, to create a face signature or map. The technology then compares the face signature to faces in Facebook’s database of user face templates (i.e., face signatures that have already been matched to the user’s profiles).2Ifthere is a match between the face signature and the face template, Facebook may suggest tagging the person in the photo." ([84], 2019)</text:p>
          </table:table-cell>
          <table:table-cell office:value-type="string" calcext:value-type="string">
            <text:p><text:a xlink:href="https://cdn.ca9.uscourts.gov/datastore/opinions/2019/08/08/18-15982.pdf" xlink:type="simple">https://cdn.ca9.uscourts.gov/datastore/opinions/2019/08/08/18-15982.pdf</text:a> ([84], 2019)</text:p>
          </table:table-cell>
          <table:table-cell office:value-type="string" calcext:value-type="string">
            <text:p>No use of facial recognition without individual's consent. No use of real-time facial recognition in public setting.</text:p>
          </table:table-cell>
          <table:table-cell table:number-columns-repeated="9" office:value-type="string" calcext:value-type="string">
            <text:p> </text:p>
          </table:table-cell>
        </table:table-row>
        <table:table-row table:style-name="ro33">
          <table:table-cell table:style-name="ce1" office:value-type="string" calcext:value-type="string" table:number-columns-spanned="1" table:number-rows-spanned="3">
            <text:p>Transparency &amp; Communication [TRCO]</text:p>
          </table:table-cell>
          <table:table-cell office:value-type="string" calcext:value-type="string">
            <text:p>TRCO.1</text:p>
          </table:table-cell>
          <table:table-cell office:value-type="string" calcext:value-type="string">
            <text:p>Unreadable Terms of Service</text:p>
          </table:table-cell>
          <table:table-cell office:value-type="string" calcext:value-type="string">
            <text:p>NA</text:p>
          </table:table-cell>
          <table:table-cell office:value-type="string" calcext:value-type="string">
            <text:p>Lack of Transparency;</text:p>
            <text:p>Defective Consent</text:p>
          </table:table-cell>
          <table:table-cell office:value-type="string" calcext:value-type="string" table:number-columns-spanned="12" table:number-rows-spanned="1">
            <text:p>People don't read Terms of Service or after trying to read them, people don't know what they mean and what they're agreeing to. Click-through consent doesn't meet the legally required condition of "knowledge" or real understanding of the Me2B deal taking place.</text:p>
          </table:table-cell>
          <table:covered-table-cell table:number-columns-repeated="11"/>
          <table:table-cell office:value-type="string" calcext:value-type="string">
            <text:p>Terms of Service are (1) too long, (2) too complicated, (3) too filled with legal and technical jargon. </text:p>
            <text:p/>
            <text:p>91% of people polled don't read TOS. ([47], 2017)</text:p>
            <text:p/>
            <text:p>Namedrop study participants agreed to terms giving up their unborn children, and share all data with NASA and their employers.([48], 2016)</text:p>
          </table:table-cell>
          <table:table-cell office:value-type="string" calcext:value-type="string">
            <text:p><text:a xlink:href="https://www.businessinsider.com/deloitte-study-91-percent-agree-terms-of-service-without-reading-2017-11" xlink:type="simple">https://www.businessinsider.com/deloitte-study-91-percent-agree-terms-of-service-without-reading-2017-11</text:a> ([47], 2017)</text:p>
            <text:p/>
            <text:p><text:a xlink:href="https://arstechnica.com/tech-policy/2016/07/nobody-reads-tos-agreements-even-ones-that-demand-first-born-as-payment/" xlink:type="simple">https://arstechnica.com/tech-policy/2016/07/nobody-reads-tos-agreements-even-ones-that-demand-first-born-as-payment/</text:a> ([48], 2016)</text:p>
          </table:table-cell>
          <table:table-cell office:value-type="string" calcext:value-type="string">
            <text:p><text:a xlink:href="https://pribot.org/polisis" xlink:type="simple">Use TOS analytical tools such as: TOSDR browser extension (https://tosdr.org/#); or https://pribot.org/polisis</text:a></text:p>
          </table:table-cell>
          <table:table-cell office:value-type="string" calcext:value-type="string">
            <text:p>Use Me2B Certification, and other emerging certifications</text:p>
          </table:table-cell>
          <table:table-cell office:value-type="string" calcext:value-type="string">
            <text:p>Vastly simplify Terms of Service such that a typical 13 year old [or minimum age of your service] can understand.</text:p>
          </table:table-cell>
          <table:table-cell table:number-columns-repeated="2" office:value-type="string" calcext:value-type="string">
            <text:p> </text:p>
          </table:table-cell>
          <table:table-cell office:value-type="string" calcext:value-type="string">
            <text:p>TOS and PP ratings. TOS and PP recommendations/Certification Criteria</text:p>
          </table:table-cell>
          <table:table-cell table:number-columns-repeated="4" office:value-type="string" calcext:value-type="string">
            <text:p> </text:p>
          </table:table-cell>
        </table:table-row>
        <table:table-row table:style-name="ro34">
          <table:covered-table-cell/>
          <table:table-cell office:value-type="string" calcext:value-type="string">
            <text:p>TRCO.2</text:p>
          </table:table-cell>
          <table:table-cell office:value-type="string" calcext:value-type="string">
            <text:p>Incomprehendible or difficult to find Privacy Policy. Sometimes deliberately opaque language designed to hamper real understanding</text:p>
          </table:table-cell>
          <table:table-cell office:value-type="string" calcext:value-type="string">
            <text:p> </text:p>
          </table:table-cell>
          <table:table-cell office:value-type="string" calcext:value-type="string">
            <text:p>Lack of Transparency / poor design/usability;</text:p>
            <text:p>Deliberate Misleading;</text:p>
            <text:p>Defective Consent</text:p>
          </table:table-cell>
          <table:table-cell office:value-type="string" calcext:value-type="string" table:number-columns-spanned="12" table:number-rows-spanned="1">
            <text:p>People don't have the time or capability to read lengthy, complicated, jargon-filled Privacy Policies. Click-through consent doesn't meet the legally required condition of "knowledge" or real understanding of the Me2B deal taking place.</text:p>
          </table:table-cell>
          <table:covered-table-cell table:number-columns-repeated="11"/>
          <table:table-cell office:value-type="string" calcext:value-type="string">
            <text:p>from linked article: "...for Facebook to work as intended, it needs this sort of vague license." ([49], 2017)</text:p>
          </table:table-cell>
          <table:table-cell office:value-type="string" calcext:value-type="string">
            <text:p><text:a xlink:href="https://www.howtogeek.com/304037/does-facebook-own-my-photos/" xlink:type="simple">https://www.howtogeek.com/304037/does-facebook-own-my-photos/</text:a> ([49], 2017)</text:p>
            <text:p/>
            <text:p><text:a xlink:href="https://www.theatlantic.com/technology/archive/2012/03/reading-the-privacy-policies-you-encounter-in-a-year-would-take-76-work-days/253851/" xlink:type="simple">https://www.theatlantic.com/technology/archive/2012/03/reading-the-privacy-policies-you-encounter-in-a-year-would-take-76-work-days/253851/</text:a> ([50], 2012)</text:p>
          </table:table-cell>
          <table:table-cell office:value-type="string" calcext:value-type="string">
            <text:p><text:a xlink:href="https://pribot.org/polisis" xlink:type="simple">Use TOS analytical tools such as: TOSDR browser extension (https://tosdr.org/#); or https://pribot.org/polisis</text:a></text:p>
          </table:table-cell>
          <table:table-cell office:value-type="string" calcext:value-type="string">
            <text:p> </text:p>
          </table:table-cell>
          <table:table-cell office:value-type="string" calcext:value-type="string">
            <text:p>Vastly simplify Privacy Policy such that a typical 13 year old [or minimum age of your service] can understand.</text:p>
          </table:table-cell>
          <table:table-cell table:number-columns-repeated="2" office:value-type="string" calcext:value-type="string">
            <text:p> </text:p>
          </table:table-cell>
          <table:table-cell office:value-type="string" calcext:value-type="string">
            <text:p>TOS and PP ratings. TOS and PP recommendations/Certification Criteria</text:p>
          </table:table-cell>
          <table:table-cell office:value-type="string" calcext:value-type="string">
            <text:p> </text:p>
          </table:table-cell>
          <table:table-cell office:value-type="string" calcext:value-type="string">
            <text:p><text:a xlink:href="https://cdn.ca9.uscourts.gov/datastore/opinions/2019/08/08/18-15982.pdf" xlink:type="simple"> </text:a></text:p>
          </table:table-cell>
          <table:table-cell office:value-type="string" calcext:value-type="string">
            <text:p><text:a xlink:href="https://cdn.ca9.uscourts.gov/datastore/opinions/2019/08/08/18-15982.pdf" xlink:type="simple"> </text:a></text:p>
          </table:table-cell>
          <table:table-cell office:value-type="string" calcext:value-type="string">
            <text:p> </text:p>
          </table:table-cell>
        </table:table-row>
        <table:table-row table:style-name="ro2">
          <table:covered-table-cell/>
          <table:table-cell office:value-type="string" calcext:value-type="string">
            <text:p>TRCO.3</text:p>
          </table:table-cell>
          <table:table-cell office:value-type="string" calcext:value-type="string">
            <text:p>Technology is naturally obscure to non-technical people, and suppliers don't try to breach this chasm. [Sometimes deliberate obfuscation.]</text:p>
          </table:table-cell>
          <table:table-cell office:value-type="string" calcext:value-type="string">
            <text:p> </text:p>
          </table:table-cell>
          <table:table-cell office:value-type="string" calcext:value-type="string">
            <text:p>Abuse of power</text:p>
          </table:table-cell>
          <table:table-cell office:value-type="string" calcext:value-type="string" table:number-columns-spanned="12" table:number-rows-spanned="1">
            <text:p>Left to "trust" the service/product vendor...</text:p>
          </table:table-cell>
          <table:covered-table-cell table:number-columns-repeated="11"/>
          <table:table-cell office:value-type="string" calcext:value-type="string">
            <text:p>Facebook - Cambridge Analytica scandal.</text:p>
          </table:table-cell>
          <table:table-cell office:value-type="string" calcext:value-type="string">
            <text:p><text:a xlink:href="https://en.wikipedia.org/wiki/Facebook–Cambridge_Analytica_data_scandal" xlink:type="simple">https://en.wikipedia.org/wiki/Facebook%E2%80%93Cambridge_Analytica_data_scandal ([51])</text:a></text:p>
          </table:table-cell>
          <table:table-cell office:value-type="string" calcext:value-type="string">
            <text:p><text:a xlink:href="https://pribot.org/polisis" xlink:type="simple">Use TOS analytical tools such as: TOSDR browser extension (https://tosdr.org/#); or https://pribot.org/polisis</text:a></text:p>
          </table:table-cell>
          <table:table-cell office:value-type="string" calcext:value-type="string">
            <text:p> </text:p>
          </table:table-cell>
          <table:table-cell office:value-type="string" calcext:value-type="string">
            <text:p>Vastly simplify Privacy Policy and TOS such that a typical 13 year old [or minimum age of your service] can understand.</text:p>
            <text:p/>
            <text:p>Support the ability for people to proffer their own Deal Terms.</text:p>
          </table:table-cell>
          <table:table-cell table:number-columns-repeated="2" office:value-type="string" calcext:value-type="string">
            <text:p> </text:p>
          </table:table-cell>
          <table:table-cell office:value-type="string" calcext:value-type="string">
            <text:p>TOS and PP ratings. TOS and PP recommendations/Certification Criteria</text:p>
            <text:p/>
            <text:p>User-proffered terms agent.</text:p>
          </table:table-cell>
          <table:table-cell table:number-columns-repeated="4" office:value-type="string" calcext:value-type="string">
            <text:p> </text:p>
          </table:table-cell>
        </table:table-row>
        <table:table-row table:style-name="ro24">
          <table:table-cell table:style-name="ce1" office:value-type="string" calcext:value-type="string" table:number-columns-spanned="1" table:number-rows-spanned="5">
            <text:p>Design [DSGN]</text:p>
          </table:table-cell>
          <table:table-cell office:value-type="string" calcext:value-type="string">
            <text:p>DSGN.1</text:p>
          </table:table-cell>
          <table:table-cell office:value-type="string" calcext:value-type="string">
            <text:p>Dark Patterns: ""a user interface that has been carefully crafted to trick users into doing things, such as buying insurance with their purchase or signing up for recurring bills." ([Wikipedia)</text:p>
          </table:table-cell>
          <table:table-cell office:value-type="string" calcext:value-type="string">
            <text:p> </text:p>
          </table:table-cell>
          <table:table-cell office:value-type="string" calcext:value-type="string">
            <text:p>Manipulation of people by pre-loading and soft shaming opt out choices</text:p>
          </table:table-cell>
          <table:table-cell office:value-type="string" calcext:value-type="string" table:number-columns-spanned="12" table:number-rows-spanned="1">
            <text:p>Dark patterns are deliberate manipulation through the user interface design. Suggests that you are making a decision which is not best judgement. Actively encourages self-doubt of choice..</text:p>
          </table:table-cell>
          <table:covered-table-cell table:number-columns-repeated="11"/>
          <table:table-cell office:value-type="string" calcext:value-type="string">
            <text:p>Dialogue box choices phrased in the following manner;</text:p>
            <text:p/>
            <text:p>"Would you like information on insuring your family."</text:p>
            <text:p>O - Yes Please! I care about my family!</text:p>
            <text:p>O - No. I don't care about my family.</text:p>
          </table:table-cell>
          <table:table-cell office:value-type="string" calcext:value-type="string">
            <text:p><text:a xlink:href="https://www.darkpatterns.org/types-of-dark-pattern" xlink:type="simple">https://www.darkpatterns.org/types-of-dark-pattern</text:a> ([52])</text:p>
            <text:p/>
            <text:p><text:a xlink:href="https://en.m.wikipedia.org/wiki/Dark_pattern" xlink:type="simple">https://en.m.wikipedia.org/wiki/Dark_pattern</text:a> ([53])</text:p>
            <text:p/>
            <text:p><text:a xlink:href="https://webtransparency.cs.princeton.edu/dark-patterns/" xlink:type="simple">https://webtransparency.cs.princeton.edu/dark-patterns/</text:a> ([54])</text:p>
          </table:table-cell>
          <table:table-cell office:value-type="string" calcext:value-type="string">
            <text:p>Educate yourself and be mindful of when user interfaces include emotional language.</text:p>
          </table:table-cell>
          <table:table-cell office:value-type="string" calcext:value-type="string">
            <text:p> </text:p>
          </table:table-cell>
          <table:table-cell office:value-type="string" calcext:value-type="string">
            <text:p>Employ a Usability Ethicist. </text:p>
          </table:table-cell>
          <table:table-cell table:number-columns-repeated="2" office:value-type="string" calcext:value-type="string">
            <text:p> </text:p>
          </table:table-cell>
          <table:table-cell office:value-type="string" calcext:value-type="string">
            <text:p>Promote Ethical Usabilty with UCSD -- also connect with Center for Humane Technology.</text:p>
          </table:table-cell>
          <table:table-cell table:number-columns-repeated="4" office:value-type="string" calcext:value-type="string">
            <text:p> </text:p>
          </table:table-cell>
        </table:table-row>
        <table:table-row table:style-name="ro25">
          <table:covered-table-cell/>
          <table:table-cell office:value-type="string" calcext:value-type="string">
            <text:p>DSGN.2</text:p>
          </table:table-cell>
          <table:table-cell office:value-type="string" calcext:value-type="string">
            <text:p>Designing in addictive characteristics.</text:p>
          </table:table-cell>
          <table:table-cell office:value-type="string" calcext:value-type="string">
            <text:p> </text:p>
          </table:table-cell>
          <table:table-cell office:value-type="string" calcext:value-type="string">
            <text:p>Manipulation of people, Fostering addiction and mental illness.</text:p>
          </table:table-cell>
          <table:table-cell office:value-type="string" calcext:value-type="string" table:number-columns-spanned="12" table:number-rows-spanned="1">
            <text:p>People (especially addictive personalities) are manipulated into spending more time on digital services. Children are also particularly susceptible to these practices [Zuboff book]. </text:p>
            <text:p/>
            <text:p>"tech designers pull from a deep bag of tricks to trigger dopamine and manipulate our brains in order to maximize the time we spend on our devices." [kessler page]</text:p>
          </table:table-cell>
          <table:covered-table-cell table:number-columns-repeated="11"/>
          <table:table-cell office:value-type="string" calcext:value-type="string">
            <text:p>Notifications when people click on "Like" buttons. Streak feature in Snapchat. </text:p>
            <text:p/>
            <text:p>Play Next mode which contimues past user choice into endless playing of content without user involvement beyond first choice.</text:p>
          </table:table-cell>
          <table:table-cell office:value-type="string" calcext:value-type="string">
            <text:p>Facebook has hired design experts out of the online gambling industry to create a UI that is more addictive. </text:p>
            <text:p/>
            <text:p><text:a xlink:href="https://www.vice.com/en_nz/article/vv5jkb/the-secret-ways-social-media-is-built-for-addiction" xlink:type="simple">https://www.vice.com/en_nz/article/vv5jkb/the-secret-ways-social-media-is-built-for-addiction</text:a> ([55], 2017)</text:p>
            <text:p/>
            <text:p><text:a xlink:href="https://chriskresser.com/how-a-technology-addiction-can-hurt-your-health/" xlink:type="simple">https://chriskresser.com/how-a-technology-addiction-can-hurt-your-health/</text:a> ([56], 2018)</text:p>
          </table:table-cell>
          <table:table-cell office:value-type="string" calcext:value-type="string">
            <text:p>Use apps and timers to limit technology usage. In particular, put clear technology usage boundaries in place for children. </text:p>
          </table:table-cell>
          <table:table-cell office:value-type="string" calcext:value-type="string">
            <text:p> </text:p>
          </table:table-cell>
          <table:table-cell office:value-type="string" calcext:value-type="string">
            <text:p>Employ a Usability Ethicist. Navigate the drive for technology usage and adoption carefully. </text:p>
          </table:table-cell>
          <table:table-cell table:number-columns-repeated="2" office:value-type="string" calcext:value-type="string">
            <text:p> </text:p>
          </table:table-cell>
          <table:table-cell office:value-type="string" calcext:value-type="string">
            <text:p>Promote Ethical Usabilty with UCSD -- also connect with Center for Humane Technology.</text:p>
          </table:table-cell>
          <table:table-cell table:number-columns-repeated="4" office:value-type="string" calcext:value-type="string">
            <text:p> </text:p>
          </table:table-cell>
        </table:table-row>
        <table:table-row table:style-name="ro7">
          <table:covered-table-cell/>
          <table:table-cell office:value-type="string" calcext:value-type="string">
            <text:p>DSGN.3</text:p>
          </table:table-cell>
          <table:table-cell office:value-type="string" calcext:value-type="string">
            <text:p>Age related responsibilities: age verification, </text:p>
          </table:table-cell>
          <table:table-cell office:value-type="string" calcext:value-type="string">
            <text:p>Physical Harm,</text:p>
          </table:table-cell>
          <table:table-cell office:value-type="string" calcext:value-type="string">
            <text:p>Inadequate Duty of Care for Minors? COPPA in US</text:p>
          </table:table-cell>
          <table:table-cell office:value-type="string" calcext:value-type="string" table:number-columns-spanned="12" table:number-rows-spanned="1">
            <text:p>Physical / real world connected devices and systems can cause physical harm or fatality in general. This is additionally exacerbated by inexperience and imprudence of underage users. Self serve vehicles like scooters do not generally have sufficient assurances to validate user age.</text:p>
            <text:p/>
            <text:p>This places children at risk of nefarious elements and content like porn and aggressive online behavior from adults as well as being open to cyber-stalking. [57]</text:p>
          </table:table-cell>
          <table:covered-table-cell table:number-columns-repeated="11"/>
          <table:table-cell office:value-type="string" calcext:value-type="string">
            <text:p>1. Lime Scooter has no method to assure user is the 18+ registered user.</text:p>
            <text:p/>
            <text:p>Social apps like Instagram and Tik Tok that target younger users allow users under 13 to register for an account (they are not supposed to but no actual verification is done so users can just lie).</text:p>
          </table:table-cell>
          <table:table-cell office:value-type="string" calcext:value-type="string">
            <text:p><text:a xlink:href="https://www.vox.com/2018/8/27/17676670/electric-scooter-rental-bird-lime-skip-spin-cities" xlink:type="simple">https://www.vox.com/2018/8/27/17676670/electric-scooter-rental-bird-lime-skip-spin-cities</text:a> ([57], 2018)</text:p>
            <text:p/>
            <text:p><text:a xlink:href="https://gizmodo.com/facebook-reportedly-flags-hundreds-of-thousands-of-kids-1838914363" xlink:type="simple">https://gizmodo.com/facebook-reportedly-flags-hundreds-of-thousands-of-kids-1838914363</text:a> ([58], 2019)</text:p>
          </table:table-cell>
          <table:table-cell office:value-type="string" calcext:value-type="string">
            <text:p>This may need a parent or guardian to oversee account creation - not easy to control without input from vendors to manage this</text:p>
          </table:table-cell>
          <table:table-cell office:value-type="string" calcext:value-type="string">
            <text:p> </text:p>
          </table:table-cell>
          <table:table-cell office:value-type="string" calcext:value-type="string">
            <text:p>Use age verification when creating age specific accounts associated with a device.</text:p>
          </table:table-cell>
          <table:table-cell table:number-columns-repeated="2" office:value-type="string" calcext:value-type="string">
            <text:p> </text:p>
          </table:table-cell>
          <table:table-cell office:value-type="string" calcext:value-type="string">
            <text:p>Promote Ethical Usabilty with UCSD -- also connect with Center for Humane Technology.</text:p>
          </table:table-cell>
          <table:table-cell office:value-type="string" calcext:value-type="string">
            <text:p>SM</text:p>
          </table:table-cell>
          <table:table-cell table:number-columns-repeated="3" office:value-type="string" calcext:value-type="string">
            <text:p> </text:p>
          </table:table-cell>
        </table:table-row>
        <table:table-row table:style-name="ro35">
          <table:covered-table-cell/>
          <table:table-cell office:value-type="string" calcext:value-type="string">
            <text:p>DSGN.4</text:p>
          </table:table-cell>
          <table:table-cell office:value-type="string" calcext:value-type="string">
            <text:p>Not taking into account specific demographic needs around data collection, data sharing, data aggregation. </text:p>
          </table:table-cell>
          <table:table-cell office:value-type="string" calcext:value-type="string">
            <text:p> </text:p>
          </table:table-cell>
          <table:table-cell office:value-type="string" calcext:value-type="string">
            <text:p>Inadequate Duty of Care?</text:p>
          </table:table-cell>
          <table:table-cell office:value-type="string" calcext:value-type="string" table:number-columns-spanned="12" table:number-rows-spanned="1">
            <text:p>Children and other vulnerable users may need to have more focused design requirements especially around data collection, privacy policies, etc.</text:p>
          </table:table-cell>
          <table:covered-table-cell table:number-columns-repeated="11"/>
          <table:table-cell office:value-type="string" calcext:value-type="string">
            <text:p>Some technologies, like Amazon Echo create "Kids editions" have had serious design flaws that made the user vulnerable to identity theft/cyber stalking. These should have extra care in how data is processed and handled. If a 'kids edition' of any technology is created it should be done so with extra precautions, delegate account access, etc.</text:p>
          </table:table-cell>
          <table:table-cell office:value-type="string" calcext:value-type="string">
            <text:p><text:a xlink:href="https://www.theverge.com/2019/7/22/20706250/facebook-messenger-kids-bug-chat-app-unauthorized-adults" xlink:type="simple">Facebook Messenger chat groups - see: https://www.theverge.com/2019/7/22/20706250/facebook-messenger-kids-bug-chat-app-unauthorized-adults ([59], 2019)</text:a></text:p>
          </table:table-cell>
          <table:table-cell office:value-type="string" calcext:value-type="string">
            <text:p>Chose products that are COPPA/GDPR compliant (not always obvious) wrt age or avoid kids versions of adult products</text:p>
          </table:table-cell>
          <table:table-cell office:value-type="string" calcext:value-type="string">
            <text:p> </text:p>
          </table:table-cell>
          <table:table-cell office:value-type="string" calcext:value-type="string">
            <text:p>Better design taking into account vulnerable users</text:p>
          </table:table-cell>
          <table:table-cell table:number-columns-repeated="2" office:value-type="string" calcext:value-type="string">
            <text:p> </text:p>
          </table:table-cell>
          <table:table-cell office:value-type="string" calcext:value-type="string">
            <text:p>Promote Ethical Usabilty with UCSD -- also connect with Center for Humane Technology.</text:p>
          </table:table-cell>
          <table:table-cell office:value-type="string" calcext:value-type="string">
            <text:p>SM</text:p>
          </table:table-cell>
          <table:table-cell table:number-columns-repeated="3" office:value-type="string" calcext:value-type="string">
            <text:p> </text:p>
          </table:table-cell>
        </table:table-row>
        <table:table-row table:style-name="ro15">
          <table:covered-table-cell/>
          <table:table-cell office:value-type="string" calcext:value-type="string">
            <text:p>DSGN.5</text:p>
          </table:table-cell>
          <table:table-cell office:value-type="string" calcext:value-type="string">
            <text:p>Female electronic assistants (Siri, Alexa, Cortana, etc.) propagate gender stereotypes.</text:p>
            <text:p>" - Reflecting, reinforcing and spreading gender bias</text:p>
            <text:p>- Tolerance of sexual harassment and verbal abuse</text:p>
            <text:p>- Blurring the lines between machine and human voices</text:p>
            <text:p>- The face and voice of servility and dumb mistakes" ([63], 2019)</text:p>
          </table:table-cell>
          <table:table-cell office:value-type="string" calcext:value-type="string">
            <text:p> </text:p>
          </table:table-cell>
          <table:table-cell office:value-type="string" calcext:value-type="string">
            <text:p>?</text:p>
          </table:table-cell>
          <table:table-cell office:value-type="string" calcext:value-type="string" table:number-columns-spanned="12" table:number-rows-spanned="1">
            <text:p>Reinforces the stereotype that females are docile, servile. </text:p>
            <text:p/>
            <text:p>"“What emerges is an illusion that Siri – an unfeeling, unknowing, and non-human string of computer code – is a heterosexual female, tolerant and occasionally inviting of male sexual advances and even harassment,” the researchers wrote. “It projects a digitally encrypted ‘boys will be boys’ attitude.”" ([62], 2019)</text:p>
          </table:table-cell>
          <table:covered-table-cell table:number-columns-repeated="11"/>
          <table:table-cell office:value-type="string" calcext:value-type="string">
            <text:p>Not offering voice options and/or defaulting to a gender.</text:p>
          </table:table-cell>
          <table:table-cell office:value-type="string" calcext:value-type="string">
            <text:p><text:a xlink:href="https://www.pcmag.com/commentary/358057/the-real-reason-voice-assistants-are-female-and-why-it-matt" xlink:type="simple">https://www.pcmag.com/commentary/358057/the-real-reason-voice-assistants-are-female-and-why-it-matt</text:a> ([60], 2018)</text:p>
            <text:p/>
            <text:p><text:a xlink:href="https://www.wsj.com/articles/alexa-siri-cortana-the-problem-with-all-female-digital-assistants-1487709068" xlink:type="simple">https://www.wsj.com/articles/alexa-siri-cortana-the-problem-with-all-female-digital-assistants-1487709068</text:a> ([61], 2017)</text:p>
            <text:p/>
            <text:p><text:a xlink:href="https://afrotech.com/united-nations-study-reveals-the-problem-with-female-voice-assistants" xlink:type="simple">https://afrotech.com/united-nations-study-reveals-the-problem-with-female-voice-assistants</text:a> ([62], 2019)</text:p>
            <text:p/>
            <text:p><text:a xlink:href="https://unesdoc.unesco.org/ark:/48223/pf0000367416.page=1" xlink:type="simple">https://unesdoc.unesco.org/ark:/48223/pf0000367416.page=1</text:a> ([63], 2019)</text:p>
          </table:table-cell>
          <table:table-cell office:value-type="string" calcext:value-type="string">
            <text:p>Select preferred gender (and accent) of Assistant in Assistant voice settings</text:p>
          </table:table-cell>
          <table:table-cell table:number-columns-repeated="4" office:value-type="string" calcext:value-type="string">
            <text:p> </text:p>
          </table:table-cell>
          <table:table-cell office:value-type="string" calcext:value-type="string">
            <text:p>Promote Ethical Usabilty with UCSD -- also connect with Center for Humane Technology.</text:p>
          </table:table-cell>
          <table:table-cell table:number-columns-repeated="4" office:value-type="string" calcext:value-type="string">
            <text:p> </text:p>
          </table:table-cell>
        </table:table-row>
        <table:table-row table:style-name="ro17">
          <table:table-cell table:style-name="ce1" office:value-type="string" calcext:value-type="string" table:number-columns-spanned="1" table:number-rows-spanned="6">
            <text:p>Manipulation [MNIP]</text:p>
          </table:table-cell>
          <table:table-cell office:value-type="string" calcext:value-type="string">
            <text:p>MNIP.1</text:p>
          </table:table-cell>
          <table:table-cell office:value-type="string" calcext:value-type="string">
            <text:p>Creating a social gravity by pulling users toward what is suggested or stated as "Trending" by tilting results.</text:p>
          </table:table-cell>
          <table:table-cell office:value-type="string" calcext:value-type="string">
            <text:p> </text:p>
          </table:table-cell>
          <table:table-cell office:value-type="string" calcext:value-type="string">
            <text:p>Manipulation of people</text:p>
          </table:table-cell>
          <table:table-cell office:value-type="string" calcext:value-type="string" table:number-columns-spanned="12" table:number-rows-spanned="1">
            <text:p>Redirects people to inflated social attention spaces. By foisting importance on a social topics, "tilting" results looks to elevate those topics to artificial levels of cultural concern or urgency.</text:p>
          </table:table-cell>
          <table:covered-table-cell table:number-columns-repeated="11"/>
          <table:table-cell office:value-type="string" calcext:value-type="string">
            <text:p>Facebook Tilting trending results in social networking platforms.</text:p>
          </table:table-cell>
          <table:table-cell office:value-type="string" calcext:value-type="string">
            <text:p><text:a xlink:href="https://www.independent.co.uk/life-style/gadgets-and-tech/news/facebook-trending-feature-shuts-down-algorithm-mark-zuckerberg-social-media-a8380681.html" xlink:type="simple">https://gizmodo.com/former-facebook-workers-we-routinely-suppressed-conser-1775461006 (87], 2016) https://www.independent.co.uk/life-style/gadgets-and-tech/news/facebook-trending-feature-shuts-down-algorithm-mark-zuckerberg-social-media-a8380681.html ([64], 2018)</text:a></text:p>
          </table:table-cell>
          <table:table-cell office:value-type="string" calcext:value-type="string">
            <text:p>Stay aware that trending may not always reflect organic results. It has not been uncommon to find human bias introduced in attempts to sway public opinion.</text:p>
          </table:table-cell>
          <table:table-cell table:number-columns-repeated="5" office:value-type="string" calcext:value-type="string">
            <text:p> </text:p>
          </table:table-cell>
          <table:table-cell office:value-type="string" calcext:value-type="string">
            <text:p>JSO</text:p>
          </table:table-cell>
          <table:table-cell table:number-columns-repeated="3" office:value-type="string" calcext:value-type="string">
            <text:p> </text:p>
          </table:table-cell>
        </table:table-row>
        <table:table-row table:style-name="ro36">
          <table:covered-table-cell/>
          <table:table-cell office:value-type="string" calcext:value-type="string">
            <text:p>MNIP.2</text:p>
          </table:table-cell>
          <table:table-cell office:value-type="string" calcext:value-type="string">
            <text:p>Forcing everyone down a digital route for services </text:p>
          </table:table-cell>
          <table:table-cell office:value-type="string" calcext:value-type="string">
            <text:p> </text:p>
          </table:table-cell>
          <table:table-cell office:value-type="string" calcext:value-type="string">
            <text:p>Manipulation of people</text:p>
          </table:table-cell>
          <table:table-cell office:value-type="string" calcext:value-type="string" table:number-columns-spanned="12" table:number-rows-spanned="1">
            <text:p>Digital identity services often forget those who do not have mobile devices or who are older or disabled and have issues with certain technologies such as ID verification processes </text:p>
          </table:table-cell>
          <table:covered-table-cell table:number-columns-repeated="11"/>
          <table:table-cell office:value-type="string" calcext:value-type="string">
            <text:p>This is applicable to some government services that are forcing eGov route. Also commercial services that do not take wide demographic needs into account and force online only verification (crypto-platforms are guilty of this, but may have specific demography get-out for that). As online banking is pushed, closing ATMs and banks is forcing people into digital only use models.</text:p>
          </table:table-cell>
          <table:table-cell office:value-type="string" calcext:value-type="string">
            <text:p>Mobile only solutions for ID - omnichannel for ID should be accommodated for certain cross-society services such as government, banking, insurance, and similar</text:p>
          </table:table-cell>
          <table:table-cell office:value-type="string" calcext:value-type="string">
            <text:p>Not a lot the consumer can do if the vendor decides to opt for digital only user journeys</text:p>
          </table:table-cell>
          <table:table-cell office:value-type="string" calcext:value-type="string">
            <text:p> </text:p>
          </table:table-cell>
          <table:table-cell office:value-type="string" calcext:value-type="string">
            <text:p>Open up your customer base by ensuring that users have choices in: the way they verify their ID, authentication credentials, with quasi-digital/offline options as needed</text:p>
          </table:table-cell>
          <table:table-cell table:number-columns-repeated="3" office:value-type="string" calcext:value-type="string">
            <text:p> </text:p>
          </table:table-cell>
          <table:table-cell office:value-type="string" calcext:value-type="string">
            <text:p>SM</text:p>
          </table:table-cell>
          <table:table-cell table:number-columns-repeated="3" office:value-type="string" calcext:value-type="string">
            <text:p> </text:p>
          </table:table-cell>
        </table:table-row>
        <table:table-row table:style-name="ro7">
          <table:covered-table-cell/>
          <table:table-cell office:value-type="string" calcext:value-type="string">
            <text:p>MNIP.3</text:p>
          </table:table-cell>
          <table:table-cell office:value-type="string" calcext:value-type="string">
            <text:p>Humans over-anthropomorphize robots, and over-endow with human attributes such as intelligence.</text:p>
          </table:table-cell>
          <table:table-cell office:value-type="string" calcext:value-type="string">
            <text:p> </text:p>
          </table:table-cell>
          <table:table-cell office:value-type="string" calcext:value-type="string">
            <text:p>Manipulation of people</text:p>
          </table:table-cell>
          <table:table-cell office:value-type="string" calcext:value-type="string" table:number-columns-spanned="12" table:number-rows-spanned="1">
            <text:p>Robotic companions for both children and elderly are unduly influential in unexpected and potentially harmful ways. In general, the immediate harm is that children are learning to communicate in rude ways, that bleed over into human interpersonal communication. Children learn that "please" and "thank you" aren't required when interacting with voice assistants. Due to anthropomorphization combined with voice assistants' tolerance for rudeness, children/people learn that it's okay to be rude.</text:p>
          </table:table-cell>
          <table:covered-table-cell table:number-columns-repeated="11"/>
          <table:table-cell office:value-type="string" calcext:value-type="string">
            <text:p>"In a blog post last year, a California venture capitalist wrote that his 4-year-old daughter thought Alexa was the best speller in the house. “But I fear it’s also turning our daughter into a raging a------,” Hunter Walk wrote. “Because Alexa tolerates poor manners.” ([67, 2019)</text:p>
          </table:table-cell>
          <table:table-cell office:value-type="string" calcext:value-type="string">
            <text:p><text:a xlink:href="https://digitalcommons.law.umaryland.edu/cgi/viewcontent.cgi?article=3759&amp;context=mlr" xlink:type="simple">https://digitalcommons.law.umaryland.edu/cgi/viewcontent.cgi?article=3759&amp;context=mlr</text:a> ([65], 2017)</text:p>
            <text:p/>
            <text:p><text:a xlink:href="https://www.ncbi.nlm.nih.gov/pubmed/22369338" xlink:type="simple">https://www.ncbi.nlm.nih.gov/pubmed/22369338</text:a> ([66], 2012)</text:p>
            <text:p/>
            <text:p><text:a xlink:href="https://www.wsj.com/articles/how-google-interferes-with-its-search-algorithms-and-changes-your-results-11573823753" xlink:type="simple">https://www.wsj.com/articles/how-google-interferes-with-its-search-algorithms-and-changes-your-results-11573823753</text:a> ([67], 2019)</text:p>
          </table:table-cell>
          <table:table-cell office:value-type="string" calcext:value-type="string">
            <text:p>Provide parental oversight to children using robots. </text:p>
          </table:table-cell>
          <table:table-cell table:number-columns-repeated="4" office:value-type="string" calcext:value-type="string">
            <text:p> </text:p>
          </table:table-cell>
          <table:table-cell office:value-type="string" calcext:value-type="string">
            <text:p>Need guidance from academia/research on this. Ctr for Humane Technology?</text:p>
          </table:table-cell>
          <table:table-cell office:value-type="string" calcext:value-type="string">
            <text:p>LL</text:p>
          </table:table-cell>
          <table:table-cell table:number-columns-repeated="3" office:value-type="string" calcext:value-type="string">
            <text:p> </text:p>
          </table:table-cell>
        </table:table-row>
        <table:table-row table:style-name="ro37">
          <table:covered-table-cell/>
          <table:table-cell office:value-type="string" calcext:value-type="string">
            <text:p>MNIP.4</text:p>
          </table:table-cell>
          <table:table-cell office:value-type="string" calcext:value-type="string">
            <text:p>Using facial recognition to detect emotion(s) for manipulating the individual.</text:p>
          </table:table-cell>
          <table:table-cell office:value-type="string" calcext:value-type="string">
            <text:p>Decisional Interference</text:p>
          </table:table-cell>
          <table:table-cell office:value-type="string" calcext:value-type="string">
            <text:p>Breach of personal autonomy</text:p>
          </table:table-cell>
          <table:table-cell office:value-type="string" calcext:value-type="string" table:number-columns-spanned="12" table:number-rows-spanned="1">
            <text:p>You may be being manipulated in ways that are not in your best interest.   Moreover, using any method to detect emotion is prone to error. [2nd link in this row's references]</text:p>
          </table:table-cell>
          <table:covered-table-cell table:number-columns-repeated="11"/>
          <table:table-cell office:value-type="string" calcext:value-type="string">
            <text:p>Employers can track employee mood. </text:p>
          </table:table-cell>
          <table:table-cell office:value-type="string" calcext:value-type="string">
            <text:p><text:a xlink:href="https://nordicapis.com/20-emotion-recognition-apis-that-will-leave-you-impressed-and-concerned/" xlink:type="simple">https://nordicapis.com/20-emotion-recognition-apis-that-will-leave-you-impressed-and-concerned/</text:a> ([68], 2019)</text:p>
            <text:p/>
            <text:p><text:a xlink:href="https://theoutline.com/post/8118/junk-emotion-recognition-technology?zd=1&amp;zi=g5wgks36" xlink:type="simple">https://theoutline.com/post/8118/junk-emotion-recognition-technology?zd=1&amp;zi=g5wgks36</text:a> ([69], 2019)</text:p>
          </table:table-cell>
          <table:table-cell office:value-type="string" calcext:value-type="string">
            <text:p>Be aware that personalized products and services are constantly creating a model of you (a "Digital Twin"), which may or may not be accurate. If there's an ability to disable personalization, you may want to do so.</text:p>
            <text:p/>
            <text:p>Turn off webcam and use a lens cover. </text:p>
          </table:table-cell>
          <table:table-cell office:value-type="string" calcext:value-type="string">
            <text:p>You can be in control of your digital twin, and the AI that runs on it.</text:p>
          </table:table-cell>
          <table:table-cell office:value-type="string" calcext:value-type="string">
            <text:p>Recognize that emotion recognition isn't 100% accurate. </text:p>
            <text:p/>
            <text:p>Mandatory: technology must forget what they see, right after the job is done, and not use the data gathered for any purpose other than diagnostics or performance improvement.</text:p>
            <text:p/>
            <text:p>Allow users to have a "basic" non-personalized option. </text:p>
            <text:p/>
            <text:p>Allow users to confirm all inferred attributes of Digital Twins. </text:p>
          </table:table-cell>
          <table:table-cell table:number-columns-repeated="7" office:value-type="string" calcext:value-type="string">
            <text:p> </text:p>
          </table:table-cell>
        </table:table-row>
        <table:table-row table:style-name="ro16">
          <table:covered-table-cell/>
          <table:table-cell office:value-type="string" calcext:value-type="string">
            <text:p>MNIP.5</text:p>
          </table:table-cell>
          <table:table-cell office:value-type="string" calcext:value-type="string">
            <text:p>Deliberate emotional manipulation.</text:p>
          </table:table-cell>
          <table:table-cell table:number-columns-repeated="2" office:value-type="string" calcext:value-type="string">
            <text:p> </text:p>
          </table:table-cell>
          <table:table-cell office:value-type="string" calcext:value-type="string" table:number-columns-spanned="12" table:number-rows-spanned="1">
            <text:p>Loss of autonomy and agency. Victim of manipulation.</text:p>
          </table:table-cell>
          <table:covered-table-cell table:number-columns-repeated="11"/>
          <table:table-cell office:value-type="string" calcext:value-type="string">
            <text:p>Facebook's widely denigrated "experiment" with emotional manipulation.</text:p>
          </table:table-cell>
          <table:table-cell office:value-type="string" calcext:value-type="string">
            <text:p><text:a xlink:href="https://www.forbes.com/sites/kashmirhill/2014/06/28/facebook-manipulated-689003-users-emotions-for-science/#2aa6e3fd197c" xlink:type="simple">https://www.forbes.com/sites/kashmirhill/2014/06/28/facebook-manipulated-689003-users-emotions-for-science/#2aa6e3fd197c ([70], 2014)</text:a></text:p>
          </table:table-cell>
          <table:table-cell office:value-type="string" calcext:value-type="string">
            <text:p>Stay aware that use of your feedback into systems, actively as in a "Like" button, or passively such as an iris reading sensor in a headset, may be used in attempts by those systems and their interests to sway, nudge or herd you at a particularly key emotional or physical moment.</text:p>
          </table:table-cell>
          <table:table-cell table:number-columns-repeated="9" office:value-type="string" calcext:value-type="string">
            <text:p> </text:p>
          </table:table-cell>
        </table:table-row>
        <table:table-row table:style-name="ro3">
          <table:covered-table-cell/>
          <table:table-cell office:value-type="string" calcext:value-type="string">
            <text:p>MNIP.6</text:p>
          </table:table-cell>
          <table:table-cell office:value-type="string" calcext:value-type="string">
            <text:p>Exposure to influential services and products marketed without reasonable and appropriate research or understanding of impact on user(s).</text:p>
          </table:table-cell>
          <table:table-cell table:number-columns-repeated="2" office:value-type="string" calcext:value-type="string">
            <text:p> </text:p>
          </table:table-cell>
          <table:table-cell office:value-type="string" calcext:value-type="string" table:number-columns-spanned="12" table:number-rows-spanned="1">
            <text:p>You may be manipulated and impacted in ways that are not in your best interest and physiologically as well as neurologically.</text:p>
          </table:table-cell>
          <table:covered-table-cell table:number-columns-repeated="11"/>
          <table:table-cell office:value-type="string" calcext:value-type="string">
            <text:p>A. "Kids are often an afterthought when it comes to research," said Michael Robb, director of research at Common Sense Media. </text:p>
            <text:p/>
            <text:p>'The research here is still pretty underdeveloped, which is a little concerning given how much more quickly VR is being adopted into American homes. There's a call to action for researchers to help better understand what both the short- and long-term effects are going to be on children, because right now it's like a big experiment in real time where we don't really know what's going to happen.' "</text:p>
          </table:table-cell>
          <table:table-cell office:value-type="string" calcext:value-type="string">
            <text:p><text:a xlink:href="https://www.cnet.com/news/virtual-reality-has-a-lot-of-parents-worried-about-its-long-term-effects/" xlink:type="simple">https://www.cnet.com/news/virtual-reality-has-a-lot-of-parents-worried-about-its-long-term-effects/ ([71], 2018)</text:a></text:p>
          </table:table-cell>
          <table:table-cell office:value-type="string" calcext:value-type="string">
            <text:p>Stay aware that use of your feedback into systems, actively as in a "Like" button, or passively such as an iris reading sensor in a headset, may be used in attempts by those systems and their interests to sway, nudge or herd you at a particularly key emotional or physical moment.</text:p>
          </table:table-cell>
          <table:table-cell table:number-columns-repeated="5" office:value-type="string" calcext:value-type="string">
            <text:p> </text:p>
          </table:table-cell>
          <table:table-cell office:value-type="string" calcext:value-type="string">
            <text:p>JSO</text:p>
          </table:table-cell>
          <table:table-cell table:number-columns-repeated="3" office:value-type="string" calcext:value-type="string">
            <text:p> </text:p>
          </table:table-cell>
        </table:table-row>
        <table:table-row table:style-name="ro38">
          <table:table-cell table:style-name="ce1" office:value-type="string" calcext:value-type="string" table:number-columns-spanned="1" table:number-rows-spanned="7">
            <text:p>AI / Modeling / Computation [AIMC]</text:p>
          </table:table-cell>
          <table:table-cell office:value-type="string" calcext:value-type="string">
            <text:p>AIMC.1</text:p>
          </table:table-cell>
          <table:table-cell office:value-type="string" calcext:value-type="string">
            <text:p>Computation bias negatively impacting minorities.</text:p>
          </table:table-cell>
          <table:table-cell office:value-type="string" calcext:value-type="string">
            <text:p> </text:p>
          </table:table-cell>
          <table:table-cell office:value-type="string" calcext:value-type="string">
            <text:p>Bias propagation; Social Harm</text:p>
          </table:table-cell>
          <table:table-cell office:value-type="string" calcext:value-type="string" table:number-columns-spanned="12" table:number-rows-spanned="1">
            <text:p>If you are a minority, you are likely to encounter negative impacts of bias in machine learning and AI, such being turned down for credit, or higher interest rates, similar difficulties with procuring a mortgage. Worse, the increasing use of ML in the criminal justice system is reinforcing systemic incarceration of people of color.</text:p>
          </table:table-cell>
          <table:covered-table-cell table:number-columns-repeated="11"/>
          <table:table-cell office:value-type="string" calcext:value-type="string">
            <text:p>A. "Toxic language (e.g., hate speech, abusive speech,or other offensive speech) primarily targets members of minority groups and can catalyze real-life violence towards them..."</text:p>
            <text:p/>
            <text:p>B. "Yet something odd happened when Borden and Prater were booked into jail: A computer program spat out a score predicting the likelihood of each committing a future crime. Borden — who is black — was rated a high risk. Prater — who is white — was rated a low risk."</text:p>
          </table:table-cell>
          <table:table-cell office:value-type="string" calcext:value-type="string">
            <text:p>A. <text:a xlink:href="https://homes.cs.washington.edu/~msap/pdfs/sap2019risk.pdf" xlink:type="simple">https://homes.cs.washington.edu/~msap/pdfs/sap2019risk.pdf</text:a> ([72], 2019)</text:p>
            <text:p/>
            <text:p>B. <text:a xlink:href="https://www.propublica.org/article/machine-bias-risk-assessments-in-criminal-sentencing" xlink:type="simple">https://www.propublica.org/article/machine-bias-risk-assessments-in-criminal-sentencing</text:a> ([73], 2016)</text:p>
            <text:p/>
            <text:p>C. <text:a xlink:href="https://news.berkeley.edu/story_jump/mortgage-algorithms-perpetuate-racial-bias-in-lending-study-finds/" xlink:type="simple">https://news.berkeley.edu/story_jump/mortgage-algorithms-perpetuate-racial-bias-in-lending-study-finds/</text:a> ([74], 2018)</text:p>
            <text:p/>
            <text:p>D. <text:a xlink:href="https://www.ruhabenjamin.com/race-after-technology" xlink:type="simple">https://www.ruhabenjamin.com/race-after-technology</text:a> ([75], 2019)</text:p>
          </table:table-cell>
          <table:table-cell office:value-type="string" calcext:value-type="string">
            <text:p>Talk to your congresspeople. Educate your friends. Get active</text:p>
          </table:table-cell>
          <table:table-cell table:number-columns-repeated="9" office:value-type="string" calcext:value-type="string">
            <text:p> </text:p>
          </table:table-cell>
        </table:table-row>
        <table:table-row table:style-name="ro12">
          <table:covered-table-cell/>
          <table:table-cell office:value-type="string" calcext:value-type="string">
            <text:p>AIMC.2</text:p>
          </table:table-cell>
          <table:table-cell office:value-type="string" calcext:value-type="string">
            <text:p>BIAS in training sets (AI/ML/DL)</text:p>
          </table:table-cell>
          <table:table-cell office:value-type="string" calcext:value-type="string">
            <text:p> </text:p>
          </table:table-cell>
          <table:table-cell office:value-type="string" calcext:value-type="string">
            <text:p>Bias propagation; Social Harm</text:p>
          </table:table-cell>
          <table:table-cell office:value-type="string" calcext:value-type="string" table:number-columns-spanned="12" table:number-rows-spanned="1">
            <text:p>Technology that has inbuilt bias when responding to human requests</text:p>
          </table:table-cell>
          <table:covered-table-cell table:number-columns-repeated="11"/>
          <table:table-cell office:value-type="string" calcext:value-type="string">
            <text:p>"The Best Algorithms Struggle to Recognize Black Faces Equally." - Racism and sexism in facial recognition</text:p>
          </table:table-cell>
          <table:table-cell office:value-type="string" calcext:value-type="string">
            <text:p><text:a xlink:href="https://www.wired.com/story/best-algorithms-struggle-recognize-black-faces-equally/" xlink:type="simple">https://www.wired.com/story/best-algorithms-struggle-recognize-black-faces-equally/ ([76), 2019)</text:a></text:p>
          </table:table-cell>
          <table:table-cell office:value-type="string" calcext:value-type="string">
            <text:p>Talk to your congresspeople. Educate your friends. Get active</text:p>
          </table:table-cell>
          <table:table-cell table:number-columns-repeated="9" office:value-type="string" calcext:value-type="string">
            <text:p> </text:p>
          </table:table-cell>
        </table:table-row>
        <table:table-row table:style-name="ro16">
          <table:covered-table-cell/>
          <table:table-cell office:value-type="string" calcext:value-type="string">
            <text:p>AIMC.3</text:p>
          </table:table-cell>
          <table:table-cell office:value-type="string" calcext:value-type="string">
            <text:p>Automated decision-making: What used to be human decisions [supported with technology] have evolved into purely mechanical decision-making by software. Decision making is subject to totally opaque algorithms, and deny due process.</text:p>
          </table:table-cell>
          <table:table-cell office:value-type="string" calcext:value-type="string">
            <text:p> </text:p>
          </table:table-cell>
          <table:table-cell office:value-type="string" calcext:value-type="string">
            <text:p>Bias propagation; Social Harm</text:p>
          </table:table-cell>
          <table:table-cell office:value-type="string" calcext:value-type="string" table:number-columns-spanned="12" table:number-rows-spanned="1">
            <text:p>Software can't factor in all contextual nuance. Software bears the biases of the creators and the institutional biases that produced it. Often, no way to opt out of automated decision making.</text:p>
          </table:table-cell>
          <table:covered-table-cell table:number-columns-repeated="11"/>
          <table:table-cell office:value-type="string" calcext:value-type="string">
            <text:p><text:a xlink:href="https://www.jstor.org/stable/10.5325/jinfopoli.8.2018.0078#r0001" xlink:type="simple">"In particular, divulging sensitive information—even to a trusted entity—may have later repercussions if laws or contracts change. For instance, when a government changes policies about health insurance or immigration, then sensitive information people disclosed under older laws (e.g., preexisting medical conditions or undocumented immigration status) could prove detrimental." [from - https://www.jstor.org/stable/10.5325/jinfopoli.8.2018.0078#r0001 ([77], 2018) ]</text:a></text:p>
          </table:table-cell>
          <table:table-cell office:value-type="string" calcext:value-type="string">
            <text:p><text:a xlink:href="https://digitalcommons.law.umaryland.edu/cgi/viewcontent.cgi?article=3759&amp;context=mlr" xlink:type="simple">https://digitalcommons.law.umaryland.edu/cgi/viewcontent.cgi?article=3759&amp;context=mlr ([65], 2017)</text:a></text:p>
          </table:table-cell>
          <table:table-cell office:value-type="string" calcext:value-type="string">
            <text:p>Talk to your congresspeople. Educate your friends. Get active</text:p>
          </table:table-cell>
          <table:table-cell table:number-columns-repeated="5" office:value-type="string" calcext:value-type="string">
            <text:p> </text:p>
          </table:table-cell>
          <table:table-cell office:value-type="string" calcext:value-type="string">
            <text:p>LL</text:p>
          </table:table-cell>
          <table:table-cell table:number-columns-repeated="3" office:value-type="string" calcext:value-type="string">
            <text:p> </text:p>
          </table:table-cell>
        </table:table-row>
        <table:table-row table:style-name="ro11">
          <table:covered-table-cell/>
          <table:table-cell office:value-type="string" calcext:value-type="string">
            <text:p>AIMC.4</text:p>
          </table:table-cell>
          <table:table-cell office:value-type="string" calcext:value-type="string">
            <text:p>Citizen Scoring / "Scored Society" </text:p>
          </table:table-cell>
          <table:table-cell office:value-type="string" calcext:value-type="string">
            <text:p> </text:p>
          </table:table-cell>
          <table:table-cell office:value-type="string" calcext:value-type="string">
            <text:p>Bias propagation; Social Harm;</text:p>
          </table:table-cell>
          <table:table-cell office:value-type="string" calcext:value-type="string" table:number-columns-spanned="12" table:number-rows-spanned="1">
            <text:p>Freedom of choice and movement is stifled based on judgement by external systems feeding off data metrics. Those metrics can be biased as certain points of view are in positions of power.</text:p>
          </table:table-cell>
          <table:covered-table-cell table:number-columns-repeated="11"/>
          <table:table-cell office:value-type="string" calcext:value-type="string">
            <text:p>China's citizen scoring based on behavior:</text:p>
            <text:p/>
            <text:p>"China has blocked millions of “discredited” travelers from buying plane or train tickets as part of the country’s controversial “social credit” system aimed at improving the behavior of citizens." ([79], 2019)</text:p>
          </table:table-cell>
          <table:table-cell office:value-type="string" calcext:value-type="string">
            <text:p><text:a xlink:href="https://digitalcommons.law.umaryland.edu/cgi/viewcontent.cgi?article=3759&amp;context=mlr" xlink:type="simple">https://digitalcommons.law.umaryland.edu/cgi/viewcontent.cgi?article=3759&amp;context=mlr</text:a> ([65], 2017)</text:p>
            <text:p/>
            <text:p><text:a xlink:href="https://cyberlaw.stanford.edu/publications/scored-society-due-process-automated-predictions" xlink:type="simple">https://cyberlaw.stanford.edu/publications/scored-society-due-process-automated-predictions</text:a> ([78], 2014)</text:p>
            <text:p/>
            <text:p><text:a xlink:href="https://www.theguardian.com/world/2019/mar/01/china-bans-23m-discredited-citizens-from-buying-travel-tickets-social-credit-system" xlink:type="simple">https://www.theguardian.com/world/2019/mar/01/china-bans-23m-discredited-citizens-from-buying-travel-tickets-social-credit-system</text:a> ([79], 2019)</text:p>
          </table:table-cell>
          <table:table-cell office:value-type="string" calcext:value-type="string">
            <text:p>Talk to your congresspeople. Educate your friends. Get active</text:p>
          </table:table-cell>
          <table:table-cell table:number-columns-repeated="5" office:value-type="string" calcext:value-type="string">
            <text:p> </text:p>
          </table:table-cell>
          <table:table-cell office:value-type="string" calcext:value-type="string">
            <text:p>LL</text:p>
          </table:table-cell>
          <table:table-cell table:number-columns-repeated="3" office:value-type="string" calcext:value-type="string">
            <text:p> </text:p>
          </table:table-cell>
        </table:table-row>
        <table:table-row table:style-name="ro39">
          <table:covered-table-cell/>
          <table:table-cell office:value-type="string" calcext:value-type="string">
            <text:p>AIMC.5</text:p>
          </table:table-cell>
          <table:table-cell office:value-type="string" calcext:value-type="string">
            <text:p>Automation Bias: humans tend to trust conclusions reached by computers more than conclusions reached by humans.</text:p>
          </table:table-cell>
          <table:table-cell office:value-type="string" calcext:value-type="string">
            <text:p> </text:p>
          </table:table-cell>
          <table:table-cell office:value-type="string" calcext:value-type="string">
            <text:p>all manner of harms can result from this dynamic.</text:p>
          </table:table-cell>
          <table:table-cell office:value-type="string" calcext:value-type="string" table:number-columns-spanned="12" table:number-rows-spanned="1">
            <text:p>"Allocating roles and functions between the human and the computer is critical in defining efficient and effective system architectures, especially in the context of human supervisory control." </text:p>
            <text:p>[80]</text:p>
            <text:p/>
            <text:p>"Human errors that result from automation bias can be further decomposed into errors of commission and omission. Automation bias errors of omission occur when humans fail to notice problems because the automation does not alert them, while errors of commission occur when humans erroneously follow automated directives or recommendation.</text:p>
            <text:p>[80]</text:p>
          </table:table-cell>
          <table:covered-table-cell table:number-columns-repeated="11"/>
          <table:table-cell office:value-type="string" calcext:value-type="string">
            <text:p>"...in a study examining commercial pilot interaction with automation in an enroute flight planning tool, pilots, when given a computer-generated plan, exhibited significant automation over-reliance causing them to accept flight plans that were significantly sub-optimal. "</text:p>
            <text:p>[80]</text:p>
          </table:table-cell>
          <table:table-cell office:value-type="string" calcext:value-type="string">
            <text:p><text:a xlink:href="http://citeseerx.ist.psu.edu/viewdoc/download?doi=10.1.1.91.2634&amp;rep=rep1&amp;type=pdf" xlink:type="simple">"Automation Bias in Intelligent Time Critical DecisionSupport Systems" [ link: http://citeseerx.ist.psu.edu/viewdoc/download?doi=10.1.1.91.2634&amp;rep=rep1&amp;type=pdf ] ([80], 2012)</text:a></text:p>
          </table:table-cell>
          <table:table-cell office:value-type="string" calcext:value-type="string">
            <text:p>In cases where you may have a good sense of your intention and goal, check to see if you would agree with automated suggestions rather than simply accepting it as a better than your senses or intuition.</text:p>
          </table:table-cell>
          <table:table-cell table:number-columns-repeated="9" office:value-type="string" calcext:value-type="string">
            <text:p> </text:p>
          </table:table-cell>
        </table:table-row>
        <table:table-row table:style-name="ro12">
          <table:covered-table-cell/>
          <table:table-cell office:value-type="string" calcext:value-type="string">
            <text:p>AIMC.6</text:p>
          </table:table-cell>
          <table:table-cell office:value-type="string" calcext:value-type="string">
            <text:p>"Many large organizations rely on applicant tracking systems (ATS) to help pre-filter resumes." ([81])</text:p>
          </table:table-cell>
          <table:table-cell office:value-type="string" calcext:value-type="string">
            <text:p> </text:p>
          </table:table-cell>
          <table:table-cell office:value-type="string" calcext:value-type="string">
            <text:p>Dehumanizing / social harm</text:p>
          </table:table-cell>
          <table:table-cell office:value-type="string" calcext:value-type="string" table:number-columns-spanned="12" table:number-rows-spanned="1">
            <text:p>"The systems work by scanning resumes for contextual keywords and key phrases, mathematically scoring them for relevance, and sending only the most qualified ones through for human review." ([81])</text:p>
          </table:table-cell>
          <table:covered-table-cell table:number-columns-repeated="11"/>
          <table:table-cell table:style-name="ce2" office:value-type="string" calcext:value-type="string">
            <text:p/>
          </table:table-cell>
          <table:table-cell office:value-type="string" calcext:value-type="string">
            <text:p><text:a xlink:href="https://www.themuse.com/advice/beat-the-robots-how-to-get-your-resume-past-the-system-into-human-hands" xlink:type="simple">https://www.themuse.com/advice/beat-the-robots-how-to-get-your-resume-past-the-system-into-human-hands ([81])</text:a></text:p>
          </table:table-cell>
          <table:table-cell table:style-name="ce2"/>
          <table:table-cell table:number-columns-repeated="5" office:value-type="string" calcext:value-type="string">
            <text:p> </text:p>
          </table:table-cell>
          <table:table-cell office:value-type="string" calcext:value-type="string">
            <text:p>JSO</text:p>
          </table:table-cell>
          <table:table-cell table:number-columns-repeated="3" office:value-type="string" calcext:value-type="string">
            <text:p> </text:p>
          </table:table-cell>
        </table:table-row>
        <table:table-row table:style-name="ro12">
          <table:covered-table-cell/>
          <table:table-cell office:value-type="string" calcext:value-type="string">
            <text:p>AIMC.7</text:p>
          </table:table-cell>
          <table:table-cell office:value-type="string" calcext:value-type="string">
            <text:p>Extrapolating emotion from face recognition technology can be wrong about a person's emotional state.</text:p>
          </table:table-cell>
          <table:table-cell office:value-type="string" calcext:value-type="string">
            <text:p>Info Processing - Erroneous Inferences [*new* missing from Solove's taxonomy]</text:p>
          </table:table-cell>
          <table:table-cell office:value-type="string" calcext:value-type="string">
            <text:p>Erroneous Inferences</text:p>
          </table:table-cell>
          <table:table-cell office:value-type="string" calcext:value-type="string" table:number-columns-spanned="12" table:number-rows-spanned="1">
            <text:p>Services may be personalized for you using erroneous assumptions about your emotions.</text:p>
          </table:table-cell>
          <table:covered-table-cell table:number-columns-repeated="11"/>
          <table:table-cell office:value-type="string" calcext:value-type="string">
            <text:p>As faces are very different and nuanced, a person with certain feature characteristics and/or physical habits may be misread.</text:p>
          </table:table-cell>
          <table:table-cell office:value-type="string" calcext:value-type="string">
            <text:p><text:a xlink:href="https://www.sott.net/article/418591-Amazon-says-its-facial-recognition-can-now-identify-fear-along-with-other-emotions" xlink:type="simple">https://www.sott.net/article/418591-Amazon-says-its-facial-recognition-can-now-identify-fear-along-with-other-emotions</text:a> ([7], 2019)</text:p>
            <text:p/>
            <text:p><text:a xlink:href="https://theoutline.com/post/8118/junk-emotion-recognition-technology?zd=1&amp;zi=g5wgks36" xlink:type="simple">https://theoutline.com/post/8118/junk-emotion-recognition-technology?zd=1&amp;zi=g5wgks36</text:a> ([69], 2019)</text:p>
          </table:table-cell>
          <table:table-cell table:style-name="ce2"/>
          <table:table-cell table:number-columns-repeated="9" office:value-type="string" calcext:value-type="string">
            <text:p> </text:p>
          </table:table-cell>
        </table:table-row>
        <table:table-row table:style-name="ro39">
          <table:table-cell table:style-name="ce1" office:value-type="string" calcext:value-type="string" table:number-columns-spanned="1" table:number-rows-spanned="5">
            <text:p>Information Fidelity [FID]</text:p>
          </table:table-cell>
          <table:table-cell office:value-type="string" calcext:value-type="string">
            <text:p>FID.1</text:p>
          </table:table-cell>
          <table:table-cell office:value-type="string" calcext:value-type="string">
            <text:p>Search Engine result filtering.</text:p>
          </table:table-cell>
          <table:table-cell table:number-columns-repeated="2" office:value-type="string" calcext:value-type="string">
            <text:p> </text:p>
          </table:table-cell>
          <table:table-cell office:value-type="string" calcext:value-type="string" table:number-columns-spanned="12" table:number-rows-spanned="1">
            <text:p>You receive filtered information based on whatever algorithms are in place by the search engine. Your version of reality and "truth" are impacted.</text:p>
          </table:table-cell>
          <table:covered-table-cell table:number-columns-repeated="11"/>
          <table:table-cell office:value-type="string" calcext:value-type="string">
            <text:p>Any social networking platform that does not uphold organic data results and/or impart social judgement and/or values to the filtering of information</text:p>
          </table:table-cell>
          <table:table-cell office:value-type="string" calcext:value-type="string">
            <text:p><text:a xlink:href="https://www.wsj.com/articles/how-google-interferes-with-its-search-algorithms-and-changes-your-results-11573823753" xlink:type="simple">https://www.wsj.com/articles/how-google-interferes-with-its-search-algorithms-and-changes-your-results-11573823753 ([67], 2019)https://www.youtube.com/watch?v=B8ofWFx525s ([88], 2011)</text:a></text:p>
          </table:table-cell>
          <table:table-cell office:value-type="string" calcext:value-type="string">
            <text:p>Stay aware that use of your feedback into system searches will be used in attempts by those systems and their interests to sway, nudge or herd you at a particularly key moment.</text:p>
            <text:p/>
            <text:p>Look for opportunity to use search systems and/or settings that uphold organic data results and are socially agnostic.</text:p>
          </table:table-cell>
          <table:table-cell table:number-columns-repeated="9" office:value-type="string" calcext:value-type="string">
            <text:p> </text:p>
          </table:table-cell>
        </table:table-row>
        <table:table-row table:style-name="ro40">
          <table:covered-table-cell/>
          <table:table-cell table:number-columns-repeated="4" office:value-type="string" calcext:value-type="string">
            <text:p> </text:p>
          </table:table-cell>
          <table:table-cell office:value-type="string" calcext:value-type="string" table:number-columns-spanned="12" table:number-rows-spanned="1">
            <text:p> </text:p>
          </table:table-cell>
          <table:covered-table-cell table:number-columns-repeated="11"/>
          <table:table-cell table:number-columns-repeated="12" office:value-type="string" calcext:value-type="string">
            <text:p> </text:p>
          </table:table-cell>
        </table:table-row>
        <table:table-row table:style-name="ro40">
          <table:covered-table-cell/>
          <table:table-cell table:number-columns-repeated="4" office:value-type="string" calcext:value-type="string">
            <text:p> </text:p>
          </table:table-cell>
          <table:table-cell office:value-type="string" calcext:value-type="string" table:number-columns-spanned="12" table:number-rows-spanned="1">
            <text:p> </text:p>
          </table:table-cell>
          <table:covered-table-cell table:number-columns-repeated="11"/>
          <table:table-cell table:number-columns-repeated="12" office:value-type="string" calcext:value-type="string">
            <text:p> </text:p>
          </table:table-cell>
        </table:table-row>
        <table:table-row table:style-name="ro40">
          <table:covered-table-cell/>
          <table:table-cell table:number-columns-repeated="4" office:value-type="string" calcext:value-type="string">
            <text:p> </text:p>
          </table:table-cell>
          <table:table-cell office:value-type="string" calcext:value-type="string" table:number-columns-spanned="12" table:number-rows-spanned="1">
            <text:p> </text:p>
          </table:table-cell>
          <table:covered-table-cell table:number-columns-repeated="11"/>
          <table:table-cell table:number-columns-repeated="12" office:value-type="string" calcext:value-type="string">
            <text:p> </text:p>
          </table:table-cell>
        </table:table-row>
        <table:table-row table:style-name="ro40">
          <table:covered-table-cell/>
          <table:table-cell table:number-columns-repeated="4" office:value-type="string" calcext:value-type="string">
            <text:p> </text:p>
          </table:table-cell>
          <table:table-cell office:value-type="string" calcext:value-type="string" table:number-columns-spanned="12" table:number-rows-spanned="1">
            <text:p> </text:p>
          </table:table-cell>
          <table:covered-table-cell table:number-columns-repeated="11"/>
          <table:table-cell table:number-columns-repeated="12" office:value-type="string" calcext:value-type="string">
            <text:p> </text:p>
          </table:table-cell>
        </table:table-row>
        <table:table-row table:style-name="ro12">
          <table:table-cell table:style-name="ce1" office:value-type="string" calcext:value-type="string">
            <text:p>Employer Overreach [EOR]</text:p>
          </table:table-cell>
          <table:table-cell office:value-type="string" calcext:value-type="string">
            <text:p>EOR.1</text:p>
          </table:table-cell>
          <table:table-cell office:value-type="string" calcext:value-type="string">
            <text:p>Mandated sharing of DNA information with employer.</text:p>
          </table:table-cell>
          <table:table-cell table:number-columns-repeated="2" office:value-type="string" calcext:value-type="string">
            <text:p> </text:p>
          </table:table-cell>
          <table:table-cell office:value-type="string" calcext:value-type="string" table:number-columns-spanned="12" table:number-rows-spanned="1">
            <text:p>If an employer gains access to your DNA information, they could use that information to discriminate against you. </text:p>
          </table:table-cell>
          <table:covered-table-cell table:number-columns-repeated="11"/>
          <table:table-cell office:value-type="string" calcext:value-type="string">
            <text:p>If for instance, you are genetically predisposed to Alzheimer's and are over the age of 50, the employer may reject you.</text:p>
          </table:table-cell>
          <table:table-cell office:value-type="string" calcext:value-type="string">
            <text:p><text:a xlink:href="https://www.theverge.com/2017/3/20/14880400/politics-law-bioethics-genetic-privacy-discrimination-gina-workplace-wellness" xlink:type="simple">A House committee thinks your boss should be able to see your genetic information https://www.theverge.com/2017/3/20/14880400/politics-law-bioethics-genetic-privacy-discrimination-gina-workplace-wellness ([82], 2017)</text:a></text:p>
          </table:table-cell>
          <table:table-cell table:number-columns-repeated="10" office:value-type="string" calcext:value-type="string">
            <text:p>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1:23:53.190996468</meta:creation-date>
    <dc:date>2020-01-06T11:40:46.894540301</dc:date>
    <meta:editing-duration>PT6M43S</meta:editing-duration>
    <meta:editing-cycles>1</meta:editing-cycles>
    <meta:document-statistic meta:table-count="1" meta:cell-count="1324" meta:object-count="0"/>
    <meta:generator>LibreOffice/6.0.7.3$Linux_X86_64 LibreOffice_project/00m0$Build-3</meta:generator>
  </office:meta>
</office:document-meta>
</file>